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AssyrianDictionary" svg:font-family="AssyrianDictionary" style:font-pitch="variable"/>
    <style:font-face style:name="Courier New" svg:font-family="'Courier New'" style:font-pitch="variable"/>
    <style:font-face style:name="Minion Pro" svg:font-family="'Minion Pr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ab-stops>
          <style:tab-stop style:position="6.5in" style:type="right"/>
        </style:tab-stops>
      </style:paragraph-properties>
    </style:style>
    <style:style style:name="P3" style:family="paragraph" style:parent-style-name="Standard">
      <style:paragraph-properties fo:line-height="150%" style:text-autospace="none">
        <style:tab-stops>
          <style:tab-stop style:position="0.9165in"/>
        </style:tab-stops>
      </style:paragraph-properties>
    </style:style>
    <style:style style:name="P4" style:family="paragraph" style:parent-style-name="Standard">
      <style:paragraph-properties fo:line-height="150%" style:text-autospace="none"/>
    </style:style>
    <style:style style:name="P5" style:family="paragraph" style:parent-style-name="Standard">
      <style:paragraph-properties fo:line-height="150%"/>
      <style:text-properties style:font-name="AssyrianDictionary"/>
    </style:style>
    <style:style style:name="P6" style:family="paragraph" style:parent-style-name="Standard">
      <style:paragraph-properties fo:line-height="150%">
        <style:tab-stops>
          <style:tab-stop style:position="6.5in" style:type="right"/>
        </style:tab-stops>
      </style:paragraph-properties>
      <style:text-properties style:font-name="AssyrianDictionary"/>
    </style:style>
    <style:style style:name="P7" style:family="paragraph" style:parent-style-name="Standard">
      <style:paragraph-properties fo:line-height="150%" style:text-autospace="none"/>
      <style:text-properties style:font-name="AssyrianDictionary"/>
    </style:style>
    <style:style style:name="P8" style:family="paragraph" style:parent-style-name="Standard">
      <style:paragraph-properties fo:line-height="150%"/>
      <style:text-properties style:font-name="AssyrianDictionary" fo:language="pl" fo:country="PL"/>
    </style:style>
    <style:style style:name="P9" style:family="paragraph" style:parent-style-name="Standard">
      <style:paragraph-properties fo:margin-left="0in" fo:margin-right="0in" fo:line-height="150%" fo:text-indent="0.25in" style:auto-text-indent="false"/>
    </style:style>
    <style:style style:name="P10" style:family="paragraph" style:parent-style-name="Standard">
      <style:paragraph-properties fo:margin-left="0in" fo:margin-right="0in" fo:line-height="150%" fo:text-indent="0.25in" style:auto-text-indent="false" style:text-autospace="none"/>
    </style:style>
    <style:style style:name="P11" style:family="paragraph" style:parent-style-name="Standard">
      <style:paragraph-properties fo:margin-left="0in" fo:margin-right="0in" fo:line-height="150%" fo:text-indent="0.25in" style:auto-text-indent="false"/>
      <style:text-properties style:font-name="AssyrianDictionary"/>
    </style:style>
    <style:style style:name="P12" style:family="paragraph" style:parent-style-name="Standard">
      <style:paragraph-properties fo:line-height="150%" fo:keep-with-next="always"/>
      <style:text-properties fo:font-variant="small-caps" style:font-name="AssyrianDictionary" fo:font-weight="bold" style:font-weight-asian="bold"/>
    </style:style>
    <style:style style:name="P13" style:family="paragraph" style:parent-style-name="Standard">
      <style:paragraph-properties fo:line-height="150%" fo:keep-with-next="always"/>
      <style:text-properties style:font-name="AssyrianDictionary"/>
    </style:style>
    <style:style style:name="P14" style:family="paragraph" style:parent-style-name="Normal_20__28_Web_29_">
      <style:paragraph-properties fo:line-height="150%"/>
    </style:style>
    <style:style style:name="P15" style:family="paragraph" style:parent-style-name="Normal_20__28_Web_29_">
      <style:paragraph-properties fo:margin-top="0in" fo:margin-bottom="0in" fo:line-height="150%"/>
    </style:style>
    <style:style style:name="P16" style:family="paragraph" style:parent-style-name="Normal_20__28_Web_29_">
      <style:paragraph-properties fo:margin-top="0in" fo:margin-bottom="0in" fo:line-height="150%"/>
      <style:text-properties style:font-name="AssyrianDictionary" fo:font-weight="bold" style:font-weight-asian="bold" style:font-weight-complex="bold"/>
    </style:style>
    <style:style style:name="P17" style:family="paragraph" style:parent-style-name="Plain_20_Text">
      <style:paragraph-properties fo:line-height="150%"/>
    </style:style>
    <style:style style:name="P18" style:family="paragraph" style:parent-style-name="Plain_20_Text">
      <style:paragraph-properties fo:line-height="150%">
        <style:tab-stops>
          <style:tab-stop style:position="6.5in" style:type="right"/>
        </style:tab-stops>
      </style:paragraph-properties>
    </style:style>
    <style:style style:name="P19" style:family="paragraph" style:parent-style-name="Plain_20_Text">
      <style:paragraph-properties fo:line-height="150%">
        <style:tab-stops>
          <style:tab-stop style:position="0.5in"/>
          <style:tab-stop style:position="6.5in" style:type="right"/>
        </style:tab-stops>
      </style:paragraph-properties>
    </style:style>
    <style:style style:name="P20" style:family="paragraph" style:parent-style-name="Plain_20_Text">
      <style:paragraph-properties fo:line-height="150%">
        <style:tab-stops>
          <style:tab-stop style:position="0.5in"/>
          <style:tab-stop style:position="0.6874in"/>
          <style:tab-stop style:position="0.9374in"/>
          <style:tab-stop style:position="1.25in"/>
          <style:tab-stop style:position="1.9374in"/>
          <style:tab-stop style:position="2.25in"/>
          <style:tab-stop style:position="2.4374in"/>
          <style:tab-stop style:position="2.6874in"/>
          <style:tab-stop style:position="3in"/>
          <style:tab-stop style:position="3.25in"/>
          <style:tab-stop style:position="3.4374in"/>
          <style:tab-stop style:position="3.75in"/>
          <style:tab-stop style:position="4.0626in"/>
          <style:tab-stop style:position="4.3126in"/>
          <style:tab-stop style:position="4.6252in"/>
        </style:tab-stops>
      </style:paragraph-properties>
    </style:style>
    <style:style style:name="P21" style:family="paragraph" style:parent-style-name="Plain_20_Text">
      <style:paragraph-properties fo:line-height="150%">
        <style:tab-stops>
          <style:tab-stop style:position="0.5in"/>
        </style:tab-stops>
      </style:paragraph-properties>
    </style:style>
    <style:style style:name="P22" style:family="paragraph" style:parent-style-name="Plain_20_Text">
      <style:paragraph-properties fo:line-height="150%">
        <style:tab-stops>
          <style:tab-stop style:position="0.3752in" style:type="right"/>
          <style:tab-stop style:position="0.5in"/>
        </style:tab-stops>
      </style:paragraph-properties>
    </style:style>
    <style:style style:name="P23" style:family="paragraph" style:parent-style-name="Plain_20_Text">
      <style:paragraph-properties fo:line-height="150%"/>
      <style:text-properties style:font-name="AssyrianDictionary" fo:font-size="12pt" fo:font-weight="bold" style:font-size-asian="12pt" style:font-weight-asian="bold"/>
    </style:style>
    <style:style style:name="P24" style:family="paragraph" style:parent-style-name="Plain_20_Text">
      <style:paragraph-properties fo:line-height="150%" fo:text-align="center" style:justify-single-word="false"/>
      <style:text-properties style:font-name="AssyrianDictionary" fo:font-size="12pt" fo:font-weight="bold" style:font-size-asian="12pt" style:font-weight-asian="bold"/>
    </style:style>
    <style:style style:name="P25" style:family="paragraph" style:parent-style-name="Plain_20_Text">
      <style:paragraph-properties fo:line-height="150%"/>
      <style:text-properties style:font-name="AssyrianDictionary" fo:font-size="12pt" fo:font-weight="bold" style:font-size-asian="12pt" style:font-weight-asian="bold" style:font-weight-complex="bold"/>
    </style:style>
    <style:style style:name="P26" style:family="paragraph" style:parent-style-name="Plain_20_Text">
      <style:paragraph-properties fo:line-height="150%"/>
      <style:text-properties style:font-name="AssyrianDictionary" fo:font-size="12pt" fo:font-weight="bold" style:font-size-asian="12pt" style:font-weight-asian="bold" style:font-size-complex="12pt"/>
    </style:style>
    <style:style style:name="P27" style:family="paragraph" style:parent-style-name="Plain_20_Text">
      <style:paragraph-properties fo:line-height="150%"/>
      <style:text-properties style:font-name="AssyrianDictionary" fo:font-size="12pt" fo:language="pl" fo:country="PL" fo:font-weight="bold" style:font-size-asian="12pt" style:font-weight-asian="bold"/>
    </style:style>
    <style:style style:name="P28" style:family="paragraph" style:parent-style-name="Plain_20_Text">
      <style:paragraph-properties fo:line-height="150%"/>
      <style:text-properties style:font-name="AssyrianDictionary" fo:font-size="12pt" fo:language="pl" fo:country="PL" style:font-size-asian="12pt"/>
    </style:style>
    <style:style style:name="P29" style:family="paragraph" style:parent-style-name="Plain_20_Text">
      <style:paragraph-properties fo:line-height="150%">
        <style:tab-stops>
          <style:tab-stop style:position="6.5in" style:type="right"/>
        </style:tab-stops>
      </style:paragraph-properties>
      <style:text-properties style:font-name="AssyrianDictionary" fo:font-size="12pt" fo:language="pl" fo:country="PL" style:font-size-asian="12pt"/>
    </style:style>
    <style:style style:name="P30" style:family="paragraph" style:parent-style-name="Plain_20_Text">
      <style:paragraph-properties fo:line-height="150%">
        <style:tab-stops>
          <style:tab-stop style:position="0.5in"/>
          <style:tab-stop style:position="6.5in" style:type="right"/>
        </style:tab-stops>
      </style:paragraph-properties>
      <style:text-properties style:font-name="AssyrianDictionary" fo:font-size="12pt" fo:language="pl" fo:country="PL" style:font-size-asian="12pt"/>
    </style:style>
    <style:style style:name="P31" style:family="paragraph" style:parent-style-name="Plain_20_Text">
      <style:paragraph-properties fo:line-height="150%">
        <style:tab-stops>
          <style:tab-stop style:position="0.5in"/>
        </style:tab-stops>
      </style:paragraph-properties>
      <style:text-properties style:font-name="AssyrianDictionary" fo:font-size="12pt" fo:language="pl" fo:country="PL" style:font-size-asian="12pt"/>
    </style:style>
    <style:style style:name="P32" style:family="paragraph" style:parent-style-name="Plain_20_Text">
      <style:paragraph-properties fo:line-height="150%">
        <style:tab-stops>
          <style:tab-stop style:position="0.3752in" style:type="right"/>
          <style:tab-stop style:position="0.5in"/>
        </style:tab-stops>
      </style:paragraph-properties>
      <style:text-properties style:font-name="AssyrianDictionary" fo:font-size="12pt" fo:language="pl" fo:country="PL" style:font-size-asian="12pt"/>
    </style:style>
    <style:style style:name="P33" style:family="paragraph" style:parent-style-name="Plain_20_Text">
      <style:paragraph-properties fo:line-height="150%"/>
      <style:text-properties style:font-name="AssyrianDictionary" fo:font-size="12pt" fo:language="pl" fo:country="PL" style:font-size-asian="12pt" style:font-name-complex="Courier New"/>
    </style:style>
    <style:style style:name="P34" style:family="paragraph" style:parent-style-name="Plain_20_Text">
      <style:paragraph-properties fo:line-height="150%">
        <style:tab-stops>
          <style:tab-stop style:position="0.3752in" style:type="right"/>
          <style:tab-stop style:position="0.5in"/>
        </style:tab-stops>
      </style:paragraph-properties>
      <style:text-properties style:font-name="AssyrianDictionary" fo:font-size="12pt" fo:language="pl" fo:country="PL" fo:font-style="italic" style:text-underline-style="solid" style:text-underline-width="auto" style:text-underline-color="font-color" style:font-size-asian="12pt" style:font-style-asian="italic"/>
    </style:style>
    <style:style style:name="P35" style:family="paragraph" style:parent-style-name="Plain_20_Text">
      <style:paragraph-properties fo:line-height="150%"/>
      <style:text-properties style:font-name="AssyrianDictionary" fo:font-size="12pt" style:font-size-asian="12pt" style:font-weight-complex="bold"/>
    </style:style>
    <style:style style:name="P36" style:family="paragraph" style:parent-style-name="Plain_20_Text">
      <style:paragraph-properties fo:line-height="150%">
        <style:tab-stops>
          <style:tab-stop style:position="1.448in"/>
        </style:tab-stops>
      </style:paragraph-properties>
      <style:text-properties style:font-name="AssyrianDictionary" fo:font-size="12pt" style:font-size-asian="12pt" style:font-weight-complex="bold"/>
    </style:style>
    <style:style style:name="P37" style:family="paragraph" style:parent-style-name="Plain_20_Text">
      <style:paragraph-properties fo:line-height="150%"/>
      <style:text-properties style:font-name="AssyrianDictionary" fo:font-size="12pt" style:font-size-asian="12pt"/>
    </style:style>
    <style:style style:name="P38" style:family="paragraph" style:parent-style-name="Plain_20_Text">
      <style:paragraph-properties fo:line-height="150%">
        <style:tab-stops>
          <style:tab-stop style:position="6.5in" style:type="right"/>
        </style:tab-stops>
      </style:paragraph-properties>
      <style:text-properties style:font-name="AssyrianDictionary" fo:font-size="12pt" style:font-size-asian="12pt"/>
    </style:style>
    <style:style style:name="P39" style:family="paragraph" style:parent-style-name="Plain_20_Text">
      <style:paragraph-properties fo:line-height="150%">
        <style:tab-stops>
          <style:tab-stop style:position="0.5in"/>
          <style:tab-stop style:position="6.5in" style:type="right"/>
        </style:tab-stops>
      </style:paragraph-properties>
      <style:text-properties style:font-name="AssyrianDictionary" fo:font-size="12pt" style:font-size-asian="12pt"/>
    </style:style>
    <style:style style:name="P40" style:family="paragraph" style:parent-style-name="Plain_20_Text">
      <style:paragraph-properties fo:line-height="150%">
        <style:tab-stops>
          <style:tab-stop style:position="0.3752in" style:type="right"/>
          <style:tab-stop style:position="0.5in"/>
        </style:tab-stops>
      </style:paragraph-properties>
      <style:text-properties style:font-name="AssyrianDictionary" fo:font-size="12pt" style:font-size-asian="12pt"/>
    </style:style>
    <style:style style:name="P41" style:family="paragraph" style:parent-style-name="Plain_20_Text">
      <style:paragraph-properties fo:line-height="150%"/>
      <style:text-properties style:font-name="AssyrianDictionary" fo:font-size="12pt" style:font-size-asian="12pt" style:font-name-complex="Courier New"/>
    </style:style>
    <style:style style:name="P42" style:family="paragraph" style:parent-style-name="Plain_20_Text">
      <style:paragraph-properties fo:line-height="150%"/>
      <style:text-properties style:font-name="AssyrianDictionary" fo:font-size="12pt" style:font-size-asian="12pt" style:font-size-complex="12pt"/>
    </style:style>
    <style:style style:name="P43"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44" style:family="paragraph" style:parent-style-name="Plain_20_Text">
      <style:paragraph-properties fo:line-height="150%"/>
      <style:text-properties fo:font-variant="small-caps" style:font-name="AssyrianDictionary" fo:font-size="12pt" fo:font-weight="bold" style:font-size-asian="12pt" style:font-weight-asian="bold" style:font-weight-complex="bold"/>
    </style:style>
    <style:style style:name="P45" style:family="paragraph" style:parent-style-name="Plain_20_Text">
      <style:paragraph-properties fo:line-height="150%"/>
      <style:text-properties fo:font-variant="small-caps" style:font-name="AssyrianDictionary" fo:font-size="12pt" fo:language="pl" fo:country="PL" fo:font-weight="bold" style:font-size-asian="12pt" style:font-weight-asian="bold"/>
    </style:style>
    <style:style style:name="P46" style:family="paragraph" style:parent-style-name="Plain_20_Text">
      <style:paragraph-properties fo:margin-left="0in" fo:margin-right="0in" fo:line-height="150%" fo:text-indent="0.25in" style:auto-text-indent="false"/>
    </style:style>
    <style:style style:name="P47" style:family="paragraph" style:parent-style-name="Plain_20_Text">
      <style:paragraph-properties fo:margin-left="0in" fo:margin-right="0in" fo:line-height="150%" fo:text-indent="0.25in" style:auto-text-indent="false" style:text-autospace="none"/>
    </style:style>
    <style:style style:name="P48" style:family="paragraph" style:parent-style-name="Plain_20_Text">
      <style:paragraph-properties fo:line-height="150%" fo:break-before="page">
        <style:tab-stops>
          <style:tab-stop style:position="0.3752in" style:type="right"/>
          <style:tab-stop style:position="0.5in"/>
        </style:tab-stops>
      </style:paragraph-properties>
      <style:text-properties style:font-name="AssyrianDictionary" fo:font-size="12pt" fo:language="pl" fo:country="PL" style:font-size-asian="12pt"/>
    </style:style>
    <style:style style:name="P49" style:family="paragraph" style:parent-style-name="Plain_20_Text">
      <style:paragraph-properties fo:line-height="150%" fo:padding-left="0in" fo:padding-right="0in" fo:padding-top="0in" fo:padding-bottom="0.0138in" fo:border-left="none" fo:border-right="none" fo:border-top="none" fo:border-bottom="0.0071in solid #000000"/>
    </style:style>
    <style:style style:name="P50" style:family="paragraph" style:parent-style-name="Plain_20_Text">
      <style:paragraph-properties fo:line-height="150%" fo:padding="0in" fo:border-left="none" fo:border-right="none" fo:border-top="none" fo:border-bottom="0.0071in solid #000000"/>
    </style:style>
    <style:style style:name="P51" style:family="paragraph" style:parent-style-name="Plain_20_Text">
      <style:paragraph-properties fo:line-height="150%" fo:padding="0in" fo:border-left="none" fo:border-right="none" fo:border-top="none" fo:border-bottom="0.0071in solid #000000"/>
      <style:text-properties style:font-name="AssyrianDictionary" fo:font-size="12pt" fo:language="pl" fo:country="PL" style:font-size-asian="12pt" style:font-style-complex="italic"/>
    </style:style>
    <style:style style:name="P52" style:family="paragraph" style:parent-style-name="Plain_20_Text">
      <style:paragraph-properties fo:line-height="150%" fo:padding="0in" fo:border-left="none" fo:border-right="none" fo:border-top="none" fo:border-bottom="0.0071in solid #000000"/>
      <style:text-properties style:font-name="AssyrianDictionary" fo:font-size="12pt" fo:language="pl" fo:country="PL" style:font-size-asian="12pt"/>
    </style:style>
    <style:style style:name="P53" style:family="paragraph" style:parent-style-name="Plain_20_Text" style:master-page-name="Standard">
      <style:paragraph-properties fo:line-height="150%" fo:text-align="center" style:justify-single-word="false" style:page-number="auto"/>
    </style:style>
    <style:style style:name="P54" style:family="paragraph" style:parent-style-name="Heading_20_1">
      <style:paragraph-properties fo:line-height="150%">
        <style:tab-stops>
          <style:tab-stop style:position="6.5in" style:type="right"/>
        </style:tab-stops>
      </style:paragraph-properties>
    </style:style>
    <style:style style:name="P55" style:family="paragraph" style:parent-style-name="Heading_20_1">
      <style:paragraph-properties fo:line-height="150%"/>
      <style:text-properties fo:font-variant="small-caps" style:font-name="AssyrianDictionary" style:font-weight-complex="bold"/>
    </style:style>
    <style:style style:name="P56" style:family="paragraph" style:parent-style-name="Header">
      <style:paragraph-properties fo:margin-left="0in" fo:margin-right="0.25in" fo:text-indent="0in" style:auto-text-indent="false"/>
    </style:style>
    <style:style style:name="P57" style:family="paragraph" style:parent-style-name="Footnote">
      <style:paragraph-properties style:text-autospace="none"/>
    </style:style>
    <style:style style:name="T1" style:family="text">
      <style:text-properties style:font-name="AssyrianDictionary"/>
    </style:style>
    <style:style style:name="T2" style:family="text">
      <style:text-properties style:font-name="AssyrianDictionary" fo:font-size="12pt" fo:font-weight="bold" style:font-size-asian="12pt" style:font-weight-asian="bold"/>
    </style:style>
    <style:style style:name="T3" style:family="text">
      <style:text-properties style:font-name="AssyrianDictionary" fo:font-size="12pt" fo:font-weight="bold" style:font-size-asian="12pt" style:font-weight-asian="bold" style:font-weight-complex="bold"/>
    </style:style>
    <style:style style:name="T4" style:family="text">
      <style:text-properties style:font-name="AssyrianDictionary" fo:font-size="12pt" fo:font-weight="bold" style:font-size-asian="12pt" style:font-weight-asian="bold" style:font-size-complex="12pt"/>
    </style:style>
    <style:style style:name="T5" style:family="text">
      <style:text-properties style:font-name="AssyrianDictionary" fo:font-size="12pt" fo:font-weight="bold" style:font-size-asian="12pt" style:font-weight-asian="bold" style:font-size-complex="12pt" style:font-weight-complex="bold"/>
    </style:style>
    <style:style style:name="T6" style:family="text">
      <style:text-properties style:font-name="AssyrianDictionary" fo:font-size="12pt" fo:language="pl" fo:country="PL" fo:font-weight="bold" style:font-size-asian="12pt" style:font-weight-asian="bold"/>
    </style:style>
    <style:style style:name="T7" style:family="text">
      <style:text-properties style:font-name="AssyrianDictionary" fo:font-size="12pt" fo:language="pl" fo:country="PL" fo:font-weight="bold" style:font-size-asian="12pt" style:font-weight-asian="bold" style:font-weight-complex="bold"/>
    </style:style>
    <style:style style:name="T8" style:family="text">
      <style:text-properties style:font-name="AssyrianDictionary" fo:font-size="12pt" fo:language="pl" fo:country="PL" style:font-size-asian="12pt"/>
    </style:style>
    <style:style style:name="T9" style:family="text">
      <style:text-properties style:font-name="AssyrianDictionary" fo:font-size="12pt" fo:language="pl" fo:country="PL" style:font-size-asian="12pt" style:font-name-complex="Courier New"/>
    </style:style>
    <style:style style:name="T10" style:family="text">
      <style:text-properties style:font-name="AssyrianDictionary" fo:font-size="12pt" fo:language="pl" fo:country="PL" style:font-size-asian="12pt" style:font-size-complex="12pt"/>
    </style:style>
    <style:style style:name="T11" style:family="text">
      <style:text-properties style:font-name="AssyrianDictionary" fo:font-size="12pt" fo:language="pl" fo:country="PL" style:font-size-asian="12pt" style:font-style-complex="italic"/>
    </style:style>
    <style:style style:name="T12" style:family="text">
      <style:text-properties style:font-name="AssyrianDictionary" fo:font-size="12pt" fo:language="pl" fo:country="PL" fo:font-style="italic" style:font-size-asian="12pt" style:font-style-asian="italic"/>
    </style:style>
    <style:style style:name="T13" style:family="text">
      <style:text-properties style:font-name="AssyrianDictionary" fo:font-size="12pt" fo:language="pl" fo:country="PL" fo:font-style="italic" style:font-size-asian="12pt" style:font-style-asian="italic" style:font-style-complex="italic"/>
    </style:style>
    <style:style style:name="T14" style:family="text">
      <style:text-properties style:font-name="AssyrianDictionary" fo:font-size="12pt" style:font-size-asian="12pt"/>
    </style:style>
    <style:style style:name="T15" style:family="text">
      <style:text-properties style:font-name="AssyrianDictionary" fo:font-size="12pt" style:font-size-asian="12pt" style:font-weight-complex="bold"/>
    </style:style>
    <style:style style:name="T16" style:family="text">
      <style:text-properties style:font-name="AssyrianDictionary" fo:font-size="12pt" style:font-size-asian="12pt" style:font-size-complex="12pt"/>
    </style:style>
    <style:style style:name="T17" style:family="text">
      <style:text-properties style:font-name="AssyrianDictionary" fo:font-size="12pt" style:font-size-asian="12pt" style:font-size-complex="12pt" style:font-weight-complex="bold"/>
    </style:style>
    <style:style style:name="T18" style:family="text">
      <style:text-properties style:font-name="AssyrianDictionary" fo:font-size="12pt" style:font-size-asian="12pt" style:font-style-complex="italic"/>
    </style:style>
    <style:style style:name="T19" style:family="text">
      <style:text-properties style:font-name="AssyrianDictionary" fo:font-size="12pt" style:font-size-asian="12pt" style:font-name-complex="Courier New"/>
    </style:style>
    <style:style style:name="T20" style:family="text">
      <style:text-properties style:font-name="AssyrianDictionary" fo:font-size="12pt" style:font-size-asian="12pt" style:font-name-complex="Courier New" style:font-size-complex="11pt"/>
    </style:style>
    <style:style style:name="T21" style:family="text">
      <style:text-properties style:font-name="AssyrianDictionary" fo:font-size="12pt" fo:font-style="italic" style:font-size-asian="12pt" style:font-style-asian="italic"/>
    </style:style>
    <style:style style:name="T22" style:family="text">
      <style:text-properties style:font-name="AssyrianDictionary" fo:font-size="12pt" fo:font-style="italic" style:font-size-asian="12pt" style:font-style-asian="italic" style:font-style-complex="italic"/>
    </style:style>
    <style:style style:name="T23" style:family="text">
      <style:text-properties style:font-name="AssyrianDictionary" fo:font-size="12pt" fo:font-style="italic" style:font-size-asian="12pt" style:font-style-asian="italic" style:font-size-complex="12pt"/>
    </style:style>
    <style:style style:name="T24" style:family="text">
      <style:text-properties style:font-name="AssyrianDictionary" fo:font-size="12pt" fo:font-style="italic" style:font-size-asian="12pt" style:font-style-asian="italic" style:font-size-complex="12pt" style:font-style-complex="italic"/>
    </style:style>
    <style:style style:name="T25" style:family="text">
      <style:text-properties style:font-name="AssyrianDictionary" fo:font-size="12pt" fo:letter-spacing="0.0138in" style:font-size-asian="12pt"/>
    </style:style>
    <style:style style:name="T26" style:family="text">
      <style:text-properties style:font-name="AssyrianDictionary" fo:font-size="12pt" fo:letter-spacing="0.0138in" style:font-size-asian="12pt" style:font-name-complex="Courier New" style:font-size-complex="11pt"/>
    </style:style>
    <style:style style:name="T27" style:family="text">
      <style:text-properties style:font-name="AssyrianDictionary" fo:font-size="12pt" fo:letter-spacing="0.0138in" fo:language="pl" fo:country="PL" style:font-size-asian="12pt"/>
    </style:style>
    <style:style style:name="T28" style:family="text">
      <style:text-properties style:font-name="AssyrianDictionary" fo:font-size="12pt" fo:letter-spacing="0.0138in" fo:language="pl" fo:country="PL" style:font-size-asian="12pt" style:font-name-complex="Courier New"/>
    </style:style>
    <style:style style:name="T29" style:family="text">
      <style:text-properties style:font-name="AssyrianDictionary" fo:letter-spacing="0.0138in" style:font-name-complex="Courier New" style:font-size-complex="9pt"/>
    </style:style>
    <style:style style:name="T30" style:family="text">
      <style:text-properties style:font-name="AssyrianDictionary" fo:letter-spacing="0.0138in" style:font-name-complex="Courier New" style:font-size-complex="11pt"/>
    </style:style>
    <style:style style:name="T31" style:family="text">
      <style:text-properties style:font-name="AssyrianDictionary" fo:letter-spacing="0.0138in" style:font-size-complex="9pt"/>
    </style:style>
    <style:style style:name="T32" style:family="text">
      <style:text-properties style:font-name="AssyrianDictionary" fo:letter-spacing="0.0138in" fo:language="pl" fo:country="PL" style:font-name-complex="Courier New" style:font-size-complex="11pt"/>
    </style:style>
    <style:style style:name="T33" style:family="text">
      <style:text-properties style:font-name="AssyrianDictionary" fo:letter-spacing="0.0138in" style:font-size-complex="11pt"/>
    </style:style>
    <style:style style:name="T34" style:family="text">
      <style:text-properties style:font-name="AssyrianDictionary" fo:font-style="italic" style:font-style-asian="italic"/>
    </style:style>
    <style:style style:name="T35" style:family="text">
      <style:text-properties style:font-name="AssyrianDictionary" fo:font-style="italic" style:font-style-asian="italic" style:font-style-complex="italic"/>
    </style:style>
    <style:style style:name="T36" style:family="text">
      <style:text-properties style:font-name="AssyrianDictionary" fo:font-weight="bold" style:font-weight-asian="bold"/>
    </style:style>
    <style:style style:name="T37" style:family="text">
      <style:text-properties style:font-name="AssyrianDictionary" fo:font-weight="bold" style:font-weight-asian="bold" style:font-weight-complex="bold"/>
    </style:style>
    <style:style style:name="T38" style:family="text">
      <style:text-properties style:font-name="AssyrianDictionary" fo:font-weight="bold" style:font-weight-asian="bold" style:font-size-complex="12pt" style:font-weight-complex="bold"/>
    </style:style>
    <style:style style:name="T39" style:family="text">
      <style:text-properties style:font-name="AssyrianDictionary" fo:language="pl" fo:country="PL"/>
    </style:style>
    <style:style style:name="T40" style:family="text">
      <style:text-properties style:font-name="AssyrianDictionary" fo:language="pl" fo:country="PL" fo:font-weight="bold" style:font-weight-asian="bold"/>
    </style:style>
    <style:style style:name="T41" style:family="text">
      <style:text-properties style:font-name="AssyrianDictionary" fo:language="pl" fo:country="PL" fo:font-weight="bold" style:font-weight-asian="bold" style:font-weight-complex="bold"/>
    </style:style>
    <style:style style:name="T42" style:family="text">
      <style:text-properties style:font-name="AssyrianDictionary" fo:language="pl" fo:country="PL" fo:font-style="italic" style:font-style-asian="italic"/>
    </style:style>
    <style:style style:name="T43" style:family="text">
      <style:text-properties style:font-name="AssyrianDictionary" fo:language="pl" fo:country="PL" style:font-style-complex="italic"/>
    </style:style>
    <style:style style:name="T44" style:family="text">
      <style:text-properties style:font-name="AssyrianDictionary" fo:language="pl" fo:country="PL" style:font-name-complex="Courier New" style:font-style-complex="italic"/>
    </style:style>
    <style:style style:name="T45" style:family="text">
      <style:text-properties style:font-name="AssyrianDictionary" style:font-name-complex="Courier New"/>
    </style:style>
    <style:style style:name="T46" style:family="text">
      <style:text-properties style:font-name="AssyrianDictionary" style:font-name-complex="Courier New" style:font-size-complex="11pt"/>
    </style:style>
    <style:style style:name="T47" style:family="text">
      <style:text-properties style:font-name="AssyrianDictionary" style:font-weight-complex="bold"/>
    </style:style>
    <style:style style:name="T48" style:family="text">
      <style:text-properties style:font-name="AssyrianDictionary" style:font-style-complex="italic"/>
    </style:style>
    <style:style style:name="T49" style:family="text">
      <style:text-properties style:font-name="AssyrianDictionary" style:font-size-complex="12pt"/>
    </style:style>
    <style:style style:name="T50" style:family="text">
      <style:text-properties style:font-name="AssyrianDictionary" style:font-size-complex="12pt" style:font-weight-complex="bold"/>
    </style:style>
    <style:style style:name="T51" style:family="text">
      <style:text-properties fo:language="pl" fo:country="PL"/>
    </style:style>
    <style:style style:name="T52" style:family="text">
      <style:text-properties fo:color="#ff0000" style:font-name="AssyrianDictionary" fo:font-size="12pt" style:font-size-asian="12pt" style:font-weight-complex="bold"/>
    </style:style>
    <style:style style:name="T53" style:family="text">
      <style:text-properties fo:color="#ff0000" style:font-name="Times New Roman" fo:font-size="12pt" fo:language="pl" fo:country="PL" style:font-size-asian="12pt"/>
    </style:style>
    <style:style style:name="T54" style:family="text">
      <style:text-properties fo:color="#ff0000" fo:language="pl" fo:country="PL"/>
    </style:style>
    <style:style style:name="T55" style:family="text">
      <style:text-properties fo:font-variant="small-caps" style:font-name="AssyrianDictionary" fo:font-size="12pt" fo:font-weight="bold" style:font-size-asian="12pt" style:font-weight-asian="bold"/>
    </style:style>
    <style:style style:name="T56" style:family="text">
      <style:text-properties fo:font-variant="small-caps" style:font-name="AssyrianDictionary" style:font-weight-complex="bold"/>
    </style:style>
    <style:style style:name="T57" style:family="text">
      <style:text-properties style:text-position="super 58%" style:font-name="AssyrianDictionary"/>
    </style:style>
    <style:style style:name="T58" style:family="text">
      <style:text-properties style:text-position="super 58%" style:font-name="AssyrianDictionary" fo:font-size="12pt" style:font-size-asian="12pt"/>
    </style:style>
    <style:style style:name="T59" style:family="text">
      <style:text-properties style:text-position="super 58%" style:font-name="AssyrianDictionary" fo:font-size="12pt" style:font-size-asian="12pt" style:font-size-complex="12pt"/>
    </style:style>
    <style:style style:name="T60" style:family="text">
      <style:text-properties style:text-position="super 58%" style:font-name="AssyrianDictionary" fo:font-size="12pt" fo:language="pl" fo:country="PL" style:font-size-asian="12pt"/>
    </style:style>
    <style:style style:name="T61" style:family="text">
      <style:text-properties style:text-position="super 58%" style:font-name="AssyrianDictionary" fo:font-size="12pt" fo:language="pl" fo:country="PL" style:font-size-asian="12pt" style:font-size-complex="12pt"/>
    </style:style>
    <style:style style:name="T62" style:family="text">
      <style:text-properties style:text-position="super 58%" style:font-name="AssyrianDictionary" fo:font-size="12pt" fo:language="pl" fo:country="PL" fo:font-style="italic" style:font-size-asian="12pt" style:font-style-asian="italic"/>
    </style:style>
    <style:style style:name="T63" style:family="text">
      <style:text-properties style:text-position="super 58%" style:font-name="AssyrianDictionary" fo:font-size="12pt" fo:language="pl" fo:country="PL" fo:font-style="italic" style:font-size-asian="12pt" style:font-style-asian="italic" style:font-style-complex="italic"/>
    </style:style>
    <style:style style:name="T64" style:family="text">
      <style:text-properties style:text-position="super 58%" style:font-name="AssyrianDictionary" fo:font-size="12pt" fo:letter-spacing="0.0138in" style:font-size-asian="12pt" style:font-name-complex="Courier New" style:font-size-complex="11pt"/>
    </style:style>
    <style:style style:name="T65" style:family="text">
      <style:text-properties style:text-position="super 58%" style:font-name="AssyrianDictionary" fo:font-size="12pt" fo:letter-spacing="0.0138in" fo:language="pl" fo:country="PL" style:font-size-asian="12pt"/>
    </style:style>
    <style:style style:name="T66" style:family="text">
      <style:text-properties style:text-position="super 58%" style:font-name="AssyrianDictionary" fo:font-size="12pt" fo:letter-spacing="0.0138in" fo:language="pl" fo:country="PL" style:font-size-asian="12pt" style:font-name-complex="Courier New"/>
    </style:style>
    <style:style style:name="T67" style:family="text">
      <style:text-properties style:text-position="super 58%" style:font-name="AssyrianDictionary" fo:font-size="12pt" fo:font-style="italic" style:font-size-asian="12pt" style:font-style-asian="italic"/>
    </style:style>
    <style:style style:name="T68" style:family="text">
      <style:text-properties style:text-position="super 58%" style:font-name="AssyrianDictionary" fo:font-size="12pt" fo:font-style="italic" style:font-size-asian="12pt" style:font-style-asian="italic" style:font-style-complex="italic"/>
    </style:style>
    <style:style style:name="T69" style:family="text">
      <style:text-properties style:text-position="super 58%" style:font-name="AssyrianDictionary" fo:letter-spacing="0.0138in" style:font-name-complex="Courier New" style:font-size-complex="9pt"/>
    </style:style>
    <style:style style:name="T70" style:family="text">
      <style:text-properties style:text-position="super 58%" style:font-name="AssyrianDictionary" fo:letter-spacing="0.0138in" style:font-name-complex="Courier New" style:font-size-complex="11pt"/>
    </style:style>
    <style:style style:name="T71" style:family="text">
      <style:text-properties style:text-position="super 58%" style:font-name="AssyrianDictionary" fo:letter-spacing="0.0138in" fo:language="pl" fo:country="PL" style:font-name-complex="Courier New" style:font-size-complex="11pt"/>
    </style:style>
    <style:style style:name="T72" style:family="text">
      <style:text-properties style:text-position="super 58%" style:font-name="AssyrianDictionary" fo:language="pl" fo:country="PL"/>
    </style:style>
    <style:style style:name="T73" style:family="text">
      <style:text-properties style:text-position="sub 58%" style:font-name="AssyrianDictionary"/>
    </style:style>
    <style:style style:name="T74" style:family="text">
      <style:text-properties style:text-position="sub 58%" style:font-name="AssyrianDictionary" fo:font-size="12pt" style:font-size-asian="12pt"/>
    </style:style>
    <style:style style:name="T75" style:family="text">
      <style:text-properties style:text-position="sub 58%" style:font-name="AssyrianDictionary" fo:font-size="12pt" fo:language="pl" fo:country="PL" style:font-size-asian="12pt"/>
    </style:style>
    <style:style style:name="T76" style:family="text">
      <style:text-properties style:text-position="sub 58%" style:font-name="AssyrianDictionary" fo:font-size="12pt" fo:language="pl" fo:country="PL" style:font-size-asian="12pt" style:font-size-complex="12pt"/>
    </style:style>
    <style:style style:name="T77" style:family="text">
      <style:text-properties style:text-position="sub 58%" style:font-name="AssyrianDictionary" fo:font-size="12pt" fo:language="pl" fo:country="PL" fo:font-style="italic" style:font-size-asian="12pt" style:font-style-asian="italic" style:font-style-complex="italic"/>
    </style:style>
    <style:style style:name="T78" style:family="text">
      <style:text-properties style:text-position="sub 58%" style:font-name="AssyrianDictionary" fo:font-size="12pt" fo:letter-spacing="0.0138in" style:font-size-asian="12pt" style:font-name-complex="Courier New" style:font-size-complex="11pt"/>
    </style:style>
    <style:style style:name="T79" style:family="text">
      <style:text-properties style:text-position="sub 58%" style:font-name="AssyrianDictionary" fo:letter-spacing="0.0138in" style:font-name-complex="Courier New" style:font-size-complex="11pt"/>
    </style:style>
    <style:style style:name="T80" style:family="text">
      <style:text-properties style:text-position="sub 58%" style:font-name="AssyrianDictionary" fo:letter-spacing="0.0138in" fo:language="pl" fo:country="PL" style:font-name-complex="Courier New" style:font-size-complex="11pt"/>
    </style:style>
    <style:style style:name="T81" style:family="text">
      <style:text-properties style:text-position="sub 58%" style:font-name="AssyrianDictionary" style:font-name-complex="Courier New" style:font-size-complex="11pt"/>
    </style:style>
    <style:style style:name="T82" style:family="text">
      <style:text-properties fo:font-style="italic" style:font-style-asian="italic"/>
    </style:style>
    <style:style style:name="T83" style:family="text">
      <style:text-properties fo:font-style="italic" style:font-style-asian="italic" style:font-style-complex="italic"/>
    </style:style>
    <style:style style:name="T84" style:family="text">
      <style:text-properties style:font-name="Times New Roman" fo:font-size="12pt" style:font-size-asian="12pt"/>
    </style:style>
    <style:style style:name="T85" style:family="text">
      <style:text-properties style:font-name="Times New Roman" fo:font-size="12pt" style:font-size-asian="12pt" style:font-size-complex="12pt"/>
    </style:style>
    <style:style style:name="T86" style:family="text">
      <style:text-properties style:font-name="Times New Roman" fo:font-size="12pt" fo:font-style="italic" style:font-size-asian="12pt" style:font-style-asian="italic"/>
    </style:style>
    <style:style style:name="T87" style:family="text">
      <style:text-properties style:font-name="Times New Roman" fo:font-size="12pt" fo:font-style="italic" style:font-size-asian="12pt" style:font-style-asian="italic" style:font-style-complex="italic"/>
    </style:style>
    <style:style style:name="T88" style:family="text">
      <style:text-properties style:font-name="Times New Roman" fo:font-size="12pt" fo:language="pl" fo:country="PL" fo:font-style="italic" style:font-size-asian="12pt" style:font-style-asian="italic"/>
    </style:style>
    <style:style style:name="T89" style:family="text">
      <style:text-properties style:font-name="Times New Roman" fo:font-size="12pt" fo:language="pl" fo:country="PL" fo:font-style="italic" style:font-size-asian="12pt" style:font-style-asian="italic" style:font-style-complex="italic"/>
    </style:style>
    <style:style style:name="T90" style:family="text">
      <style:text-properties style:font-name="Times New Roman" fo:font-size="12pt" fo:language="pl" fo:country="PL" style:font-size-asian="12pt"/>
    </style:style>
    <style:style style:name="T91" style:family="text">
      <style:text-properties style:font-style-complex="italic"/>
    </style:style>
    <style:style style:name="T92" style:family="text">
      <style:text-properties style:font-name="Minion Pro" fo:font-size="12pt" fo:language="pl" fo:country="PL" fo:font-style="italic" style:font-size-asian="12pt" style:font-style-asian="italic" style:font-name-complex="Minion Pro"/>
    </style:style>
    <style:style style:name="T93" style:family="text">
      <style:text-properties style:font-name="Minion Pro" fo:font-size="12pt" fo:language="pl" fo:country="PL" fo:font-style="italic" style:font-size-asian="12pt" style:font-style-asian="italic" style:font-name-complex="Minion Pro" style:font-style-complex="italic"/>
    </style:style>
    <style:style style:name="T94" style:family="text">
      <style:text-properties style:font-name="Minion Pro" fo:font-size="12pt" fo:language="pl" fo:country="PL" style:font-size-asian="12pt" style:font-name-complex="Minion Pro"/>
    </style:style>
    <style:style style:name="T95" style:family="text">
      <style:text-properties fo:color="#000000" style:font-name="AssyrianDictionary" fo:font-size="1pt" fo:language="pl" fo:country="PL" style:font-size-asian="1pt"/>
    </style:style>
    <style:style style:name="T96" style:family="text">
      <style:text-properties fo:color="#000000" style:font-name="AssyrianDictionary" fo:font-size="12pt" style:font-size-asian="12pt"/>
    </style:style>
    <style:style style:name="T97" style:family="text">
      <style:text-properties fo:color="#000000" style:font-name="AssyrianDictionary" fo:font-size="12pt" fo:language="pl" fo:country="PL" style:font-size-asian="12pt"/>
    </style:style>
    <style:style style:name="T98" style:family="text">
      <style:text-properties fo:color="#000000" style:font-name="AssyrianDictionary" fo:language="pl" fo:country="PL"/>
    </style:style>
    <style:style style:name="T99" style:family="text">
      <style:text-properties fo:color="#000000" style:font-name="AssyrianDictionary" fo:language="pl" fo:country="PL" style:font-name-complex="Courier New"/>
    </style:style>
    <style:style style:name="T100" style:family="text">
      <style:text-properties fo:color="#000000" style:font-name="AssyrianDictionary" fo:letter-spacing="0.0138in" fo:language="pl" fo:country="PL" style:font-name-complex="Courier New" style:font-size-complex="9pt"/>
    </style:style>
    <style:style style:name="T101" style:family="text">
      <style:text-properties fo:color="#000000" style:font-name="AssyrianDictionary" fo:letter-spacing="0.0138in" fo:language="pl" fo:country="PL" style:font-size-complex="9pt"/>
    </style:style>
    <style:style style:name="T10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6">14. </text:span><text:span text:style-name="T2">Å</text:span><text:span text:style-name="T6">ulgi to Puzur-</text:span><text:span text:style-name="T2">Å</text:span><text:span text:style-name="T6">ulgi 1 (</text:span><text:span text:style-name="T2">Å</text:span><text:span text:style-name="T6">Pu1, 3.1.08, 3.1.10, RCU 9, 10)</text:span></text:p>
      <text:p text:style-name="P27"/>
      <text:p text:style-name="P46"><text:span text:style-name="T15">This letter presents unique challenges for the editor. In the past, two different redactions have been considered separate letters but upon reflection I have decided to edit them together. The main reason for separating them was their sequence one after the other on a single tablet (X1/X3) but this should not preclude us from considering them as different versions of the same composition.</text:span></text:p>
      <text:p text:style-name="P46"><text:span text:style-name="T15">The redactional history of the letter is undoubtedly complex, and we only have glimpses of the long history of the permutations of the text. The four earlier sources of unknown provenience can be grouped into two sets that have been edited separately here. The letter that it answers, PuÅ1 (letter 13), is known from four Nippur witnesses and one from Kish, in addition to four of undetermined origin, and it is more than probable that ÅPu1 was concocted outside of Nippur to create a pair with that epistle. One of these is X4, which may be MB; see the discussion of this tablet on p. </text:span><text:span text:style-name="T52">000</text:span><text:span text:style-name="T15"> above. The bilingual Susa tablet (</text:span><text:span text:style-name="T16">ÅPu1MB1 = </text:span><text:span text:style-name="T15">Su1S/A) with syllabic Sumerian dates to the fourteenth or fifteenth century (see p. </text:span><text:span text:style-name="T52">000</text:span><text:span text:style-name="T15"> above), and seems to be derived from the tradition of OB1a, with the additions of lines 9–19; the first part of this section, lines 9–14, were lifted literally from ArÅ2 (part B, letter 3). The differences between the two OB traditions appear to be concentrated at the beginning and end of the letters. Moreover, interpretation is often made difficult by the idiosyncratic Sumerian orthography of </text:span><text:span text:style-name="T14">ÅPu1MB1</text:span><text:span text:style-name="T15">. The scribe of this tablet uses unusual values, often indicates crasis but also plays with different ways of writing the same word. The Akkadian version shows definite signs of post-OB composition.</text:span></text:p>
      <text:p text:style-name="P36"><text:tab/></text:p>
      <text:p text:style-name="P17"><text:span text:style-name="T3">Å</text:span><text:span text:style-name="T7">ulgi to Puzur-</text:span><text:span text:style-name="T3">Å</text:span><text:span text:style-name="T7">ulgi OB 1a (</text:span><text:span text:style-name="T2">Å</text:span><text:span text:style-name="T6">PuOB1a, 3.1.08</text:span><text:span text:style-name="T7">)</text:span></text:p>
      <text:p text:style-name="P28"/>
      <text:p text:style-name="P43">Sources</text:p>
      <text:p text:style-name="P37"><text:soft-page-break/></text:p>
      <text:p text:style-name="P29">X1 = A w/n iii <text:tab/>1–12; 1’–10’ (–7’, 8’, 9’)</text:p>
      <text:p text:style-name="P38">X2 = BM 108870 <text:tab/> 13–23, 1’–10’</text:p>
      <text:p text:style-name="P37"/>
      <text:p text:style-name="P37">Tablet typology: compilation tablet: X1, X2 Type III (landscape).</text:p>
      <text:p text:style-name="P23"/>
      <text:p text:style-name="P17"><text:span text:style-name="T55">Transliteration</text:span><text:span text:style-name="Footnote_20_Symbol"><text:span text:style-name="T6"><text:note text:id="ftn1" text:note-class="footnote"><text:note-citation>1</text:note-citation><text:note-body><text:p text:style-name="Footnote"><text:span text:style-name="T1"><text:s/>The corresponding line numbers in the Middle Babylonian version (</text:span>Š<text:span text:style-name="T1">P</text:span>Š<text:span text:style-name="T1">MB1) are indicated in the right hand column.</text:span></text:p></text:note-body></text:note></text:span></text:span></text:p>
      <text:p text:style-name="P37"/>
      <text:p text:style-name="P19"><text:span text:style-name="T8">1. X1 </text:span><text:span text:style-name="T60">I</text:span><text:span text:style-name="T8">≠puzur</text:span><text:span text:style-name="T75">4</text:span><text:span text:style-name="T8">-</text:span><text:span text:style-name="T14">å</text:span><text:span text:style-name="T8">ul-gi </text:span><text:span text:style-name="T14">å</text:span><text:span text:style-name="T8">ak[kana b</text:span><text:span text:style-name="T14">à</text:span><text:span text:style-name="T8">d igi-hur-saÑ-Ñ</text:span><text:span text:style-name="T14">á</text:span><text:span text:style-name="T8">-ra]<text:tab/>1 </text:span></text:p>
      <text:p text:style-name="P19"><text:span text:style-name="T8">2. X1 </text:span><text:span text:style-name="T14">ù</text:span><text:span text:style-name="T8">-≠na-a-[dug</text:span><text:span text:style-name="T75">4</text:span><text:span text:style-name="T8">]<text:tab/>1</text:span></text:p>
      <text:p text:style-name="P19"><text:span text:style-name="T8">3. X1 </text:span><text:span text:style-name="T60">d</text:span><text:span text:style-name="T14">≠</text:span><text:span text:style-name="T8">åul-gi lugal-zu na-ab-≠b</text:span><text:span text:style-name="T14">é</text:span><text:span text:style-name="T8">-[a]<text:tab/>2</text:span></text:p>
      <text:p text:style-name="P19"><text:span text:style-name="T8">4. X1 ≠u</text:span><text:span text:style-name="T75">4</text:span><text:span text:style-name="T8"> b</text:span><text:span text:style-name="T14">à</text:span><text:span text:style-name="T8">d igi-hur-≠saÑ-Ñ</text:span><text:span text:style-name="T14">á</text:span><text:span text:style-name="T8"> mu-d</text:span><text:span text:style-name="T14">ù</text:span><text:span text:style-name="T8">-≠a<text:tab/>3</text:span></text:p>
      <text:p text:style-name="P19"><text:span text:style-name="T14">5. X1 kur-≠kur ≠ùÑ daÑal-la an-né </text:span><text:span text:style-name="T58">d</text:span><text:span text:style-name="T14">en-líl-≠le<text:tab/>4</text:span></text:p>
      <text:p text:style-name="P19"><text:span text:style-name="T8">6. X1 nam-en-≠na-bi ma-an-</text:span><text:span text:style-name="T14">åú</text:span><text:span text:style-name="T8">m-mu-uå<text:tab/>5</text:span></text:p>
      <text:p text:style-name="P19"><text:span text:style-name="T8">7. X1 Ñá-e x[…] x x x x […]</text:span></text:p>
      <text:p text:style-name="P19"><text:span text:style-name="T8">8. X1 uru</text:span><text:span text:style-name="T60">!?</text:span><text:span text:style-name="T8"> ka[lam</text:span><text:span text:style-name="T60">?</text:span><text:span text:style-name="T8">-ma</text:span><text:span text:style-name="T60">?</text:span><text:span text:style-name="T8"> ma]-da</text:span><text:span text:style-name="T60">?</text:span><text:span text:style-name="T8"> ma</text:span><text:span text:style-name="T60">?</text:span><text:span text:style-name="T8">-[da-bi]<text:tab/>6</text:span></text:p>
      <text:p text:style-name="P19"><text:span text:style-name="T14">9. X1 ≠un kalam daÑal-la [ú sal-la ì]-n[ú]<text:tab/>7</text:span></text:p>
      <text:p text:style-name="P19"><text:span text:style-name="T14">10. X1 ≠ki níÑ daÑal-bi-a ki-tuå ne</text:span><text:span text:style-name="T58">?</text:span><text:span text:style-name="T14">-ha</text:span><text:span text:style-name="T58">?</text:span><text:span text:style-name="T8"></text:span><text:span text:style-name="T14"> [mu-un-tuå</text:span><text:span text:style-name="T58">?</text:span><text:span text:style-name="T14">]<text:tab/>8</text:span></text:p>
      <text:p text:style-name="P19"><text:span text:style-name="T14">11. X1 ≠ki-tuå </text:span><text:span text:style-name="T21">traces</text:span></text:p>
      <text:p text:style-name="P19"><text:span text:style-name="T14">12. X1 ≠énsi</text:span><text:span text:style-name="T58">?</text:span><text:span text:style-name="T14"> åabra l[ú</text:span><text:span text:style-name="T58">?</text:span><text:span text:style-name="T14">-bi hé-eb-túm]</text:span><text:span text:style-name="Footnote_20_Symbol"><text:span text:style-name="T8"><text:note text:id="ftn2" text:note-class="footnote"><text:note-citation>2</text:note-citation><text:note-body><text:p text:style-name="Footnote"><text:span text:style-name="T1"><text:s/>This is the last line of col. iii; there are at least x lines broken at the beginning of col. iv.</text:span></text:p></text:note-body></text:note></text:span></text:span><text:span text:style-name="T14"><text:tab/> 23</text:span><text:span text:style-name="T58">?</text:span></text:p>
      <text:p text:style-name="P19"><text:span text:style-name="T8">13. X2 uru-uru-bi ha-ra-≠ab</text:span><text:span text:style-name="T8">-zi-zi-ne<text:tab/>23</text:span></text:p>
      <text:p text:style-name="P19"><text:span text:style-name="T14">14. X2 lú saÑ kíÑ-bi hé-≠en-dab</text:span><text:span text:style-name="T74">5</text:span><text:span text:style-name="T14"><text:tab/>24</text:span></text:p>
      <text:p text:style-name="P19"><text:span text:style-name="T8">15. X2 ki b</text:span><text:span text:style-name="T14">à</text:span><text:span text:style-name="T8">d </text:span><text:span text:style-name="T14">å</text:span><text:span text:style-name="T8">ub-ba ki-bi-</text:span><text:span text:style-name="T14">åè</text:span><text:span text:style-name="T8"> ≠hu-mu-un-Ñar<text:tab/>25</text:span></text:p>
      <text:p text:style-name="P19"><text:span text:style-name="T14">16. X2 hé-en-dag ù hé-≠en-dù<text:tab/>26</text:span></text:p>
      <text:p text:style-name="P19"><text:span text:style-name="T8">17. X2 ≠</text:span><text:span text:style-name="T14">åà</text:span><text:span text:style-name="T8"> iti diå-kam </text:span><text:span text:style-name="T14">á</text:span><text:span text:style-name="T8"> </text:span><text:span text:style-name="T14">å</text:span><text:span text:style-name="T8">ub-ba ≠ha-ba-til<text:tab/>27</text:span></text:p>
      <text:p text:style-name="P19"><text:soft-page-break/><text:span text:style-name="T8">18. X2 kíÑ-</text:span><text:span text:style-name="T14">≠</text:span><text:span text:style-name="T8">bi</text:span><text:span text:style-name="T14"></text:span><text:span text:style-name="T8">-</text:span><text:span text:style-name="T14">åè</text:span><text:span text:style-name="T8"> </text:span><text:span text:style-name="T14">è</text:span><text:span text:style-name="T8">n mu-na-≠tar-re-≠en<text:tab/>28</text:span></text:p>
      <text:p text:style-name="P19"><text:span text:style-name="T8">19. X2 ≠a-da-lam-ma tidnum(PIRI</text:span><text:span text:style-name="T53">Ğ</text:span><text:span text:style-name="T8">.PIRI</text:span><text:span text:style-name="T53">Ğ</text:span><text:span text:style-name="T8">)-e kur-bi-ta </text:span><text:span text:style-name="T14">≠</text:span><text:span text:style-name="T8">ma-ra</text:span><text:span text:style-name="T14"></text:span><text:span text:style-name="T8">-an-≠gur</text:span><text:span text:style-name="T60">?</text:span><text:span text:style-name="T8"></text:span></text:p>
      <text:p text:style-name="P19"><text:span text:style-name="T8">20. X2 </text:span><text:span text:style-name="T60">I</text:span><text:span text:style-name="T8">≠l</text:span><text:span text:style-name="T14">ú</text:span><text:span text:style-name="T8">-</text:span><text:span text:style-name="T60">d</text:span><text:span text:style-name="T8">≠nanna </text:span><text:span text:style-name="T14">é</text:span><text:span text:style-name="T8">nsi ma-da zi-mu-dar-</text:span><text:span text:style-name="T14">≠</text:span><text:span text:style-name="T8">ra</text:span><text:span text:style-name="T14"></text:span><text:span text:style-name="T60">ki</text:span><text:span text:style-name="T8">-≠ke</text:span><text:span text:style-name="T75">4</text:span><text:span text:style-name="T8"><text:tab/>29</text:span></text:p>
      <text:p text:style-name="P19"><text:span text:style-name="T8">21. X2 </text:span><text:span text:style-name="T14">é</text:span><text:span text:style-name="T8">[ren-na-n]i-ta im-mu-</text:span><text:span text:style-name="T14">≠</text:span><text:span text:style-name="T8">e</text:span><text:span text:style-name="T14"></text:span><text:span text:style-name="T8">-</text:span><text:span text:style-name="T14">å</text:span><text:span text:style-name="T8">i-</text:span><text:span text:style-name="T14">≠</text:span><text:span text:style-name="T8">ri</text:span><text:span text:style-name="T14"></text:span><text:span text:style-name="T8"><text:tab/>30</text:span></text:p>
      <text:p text:style-name="P19"><text:span text:style-name="T8">22. X2<text:tab/>[ninda-kaskal-l]a-ni-ta mu-ra-≠Ñ</text:span><text:span text:style-name="T14">á</text:span><text:span text:style-name="T8">l<text:tab/>31</text:span></text:p>
      <text:p text:style-name="P19"><text:span text:style-name="T8">23. X2<text:tab/>[níÑ-á-tak]a</text:span><text:span text:style-name="T75">4</text:span><text:span text:style-name="T8"> ba-ra-≠na-Ñál <text:tab/>32</text:span></text:p>
      <text:p text:style-name="P19"><text:span text:style-name="T8">23. X2<text:tab/>[u</text:span><text:span text:style-name="T75">4</text:span><text:span text:style-name="T60">?</text:span><text:span text:style-name="T8">] ≠bàd</text:span><text:span text:style-name="T60">?</text:span><text:span text:style-name="T8">-bi</text:span><text:span text:style-name="T60">?</text:span><text:span text:style-name="T8"> x […] x x […] ≠DU</text:span><text:span text:style-name="T60">?</text:span><text:span text:style-name="T8"> <text:tab/>33</text:span><text:span text:style-name="T60">?</text:span></text:p>
      <text:p text:style-name="P30"/>
      <text:p text:style-name="P19"><text:span text:style-name="T14">1’. X1<text:tab/></text:span><text:span text:style-name="T21">traces</text:span></text:p>
      <text:p text:style-name="P19"><text:span text:style-name="T14">2’. X1<text:tab/>[…] hé-≠bí-ib-gi›-gi›</text:span></text:p>
      <text:p text:style-name="P19"><text:span text:style-name="T14">3’. X1<text:tab/>[…] al-til-la-aå </text:span></text:p>
      <text:p text:style-name="P19"><text:span text:style-name="T8"><text:s/></text:span><text:span text:style-name="T8"><text:s text:c="4"/>X2 <text:tab/></text:span><text:span text:style-name="T12">traces</text:span></text:p>
      <text:p text:style-name="P30"/>
      <text:p text:style-name="P19"><text:span text:style-name="T8">4’. X1<text:tab/>[</text:span><text:span text:style-name="T60">I</text:span><text:span text:style-name="T8">l</text:span><text:span text:style-name="T14">ú</text:span><text:span text:style-name="T8">-</text:span><text:span text:style-name="T14">∂</text:span><text:span text:style-name="T8">nanna </text:span><text:span text:style-name="T14">é</text:span><text:span text:style-name="T8">n]si ≠ma-da zi-mu-</text:span><text:span text:style-name="T14">≠</text:span><text:span text:style-name="T8">dar</text:span><text:span text:style-name="T14"></text:span><text:span text:style-name="T8">-ra-ke</text:span><text:span text:style-name="T14">›</text:span><text:span text:style-name="T8"><text:tab/>35</text:span></text:p>
      <text:p text:style-name="P19"><text:span text:style-name="T8"><text:s text:c="5"/></text:span><text:span text:style-name="T8">X2<text:tab/></text:span><text:span text:style-name="T14">≠</text:span><text:span text:style-name="T60">I</text:span><text:span text:style-name="T8">l</text:span><text:span text:style-name="T14">ú</text:span><text:span text:style-name="T8">-</text:span><text:span text:style-name="T60">d</text:span><text:span text:style-name="T8">≠nanna [</text:span><text:span text:style-name="T14">é</text:span><text:span text:style-name="T8">nsi ma-da] ≠zi-mu</text:span><text:span text:style-name="T14"></text:span><text:span text:style-name="T8">-dar-ra</text:span><text:span text:style-name="T14">≠</text:span><text:span text:style-name="T60">ki</text:span><text:span text:style-name="T16"></text:span><text:span text:style-name="Footnote_20_Symbol"><text:span text:style-name="T16"><text:note text:id="ftn3" text:note-class="footnote"><text:note-citation>3</text:note-citation><text:note-body><text:p text:style-name="Footnote"><text:span text:style-name="T1"><text:s/>Read perhaps </text:span><text:span text:style-name="T29">[</text:span><text:span text:style-name="T69">ki</text:span><text:span text:style-name="T29">]-≠ka</text:span><text:span text:style-name="T31"></text:span><text:span text:style-name="T1">.</text:span></text:p></text:note-body></text:note></text:span></text:span></text:p>
      <text:p text:style-name="P30"/>
      <text:p text:style-name="P19"><text:span text:style-name="T8">5’. X1<text:tab/>[</text:span><text:span text:style-name="T14">é</text:span><text:span text:style-name="T8">ren-na-ni-ta] </text:span><text:span text:style-name="T14">≠ù</text:span><text:span text:style-name="T8">-mu-un-</text:span><text:span text:style-name="T14">å</text:span><text:span text:style-name="T8">ub-bu-un-z</text:span><text:span text:style-name="T14">é</text:span><text:span text:style-name="T8">-en<text:tab/>36</text:span></text:p>
      <text:p text:style-name="P19"><text:span text:style-name="T8"><text:s text:c="5"/></text:span><text:span text:style-name="T8">X2<text:tab/></text:span><text:span text:style-name="T14">é</text:span><text:span text:style-name="T8">ren-na-ni-ta </text:span><text:span text:style-name="T14">ù</text:span><text:span text:style-name="T8">-mu-e-</text:span><text:span text:style-name="T14">å</text:span><text:span text:style-name="T8">ub-bu-un-</text:span><text:span text:style-name="T14">≠</text:span><text:span text:style-name="T8">z</text:span><text:span text:style-name="T14">é</text:span><text:span text:style-name="T8">-en</text:span></text:p>
      <text:p text:style-name="P30"/>
      <text:p text:style-name="P19"><text:span text:style-name="T8">6’. X1</text:span><text:span text:style-name="T8"><text:tab/>[za-e </text:span><text:span text:style-name="T60">I</text:span><text:span text:style-name="T14">á</text:span><text:span text:style-name="T8">rad-mu] nam-ma-ab-l</text:span><text:span text:style-name="T14">á</text:span><text:span text:style-name="T8">-e-z</text:span><text:span text:style-name="T14">é</text:span><text:span text:style-name="T8">-en<text:tab/>37</text:span></text:p>
      <text:p text:style-name="P19"><text:span text:style-name="T8"><text:s text:c="5"/></text:span><text:span text:style-name="T8">X2<text:tab/>za-e </text:span><text:span text:style-name="T60">I</text:span><text:span text:style-name="T14">á</text:span><text:span text:style-name="T8">rad-mu na-ma-ab-≠bal-le-en-z</text:span><text:span text:style-name="T14">é</text:span><text:span text:style-name="T8">-en</text:span></text:p>
      <text:p text:style-name="P30"/>
      <text:p text:style-name="P19"><text:span text:style-name="T8">7’. X1</text:span><text:span text:style-name="T8"><text:tab/>*<text:tab/>39</text:span></text:p>
      <text:p text:style-name="P19"><text:span text:style-name="T8"><text:s text:c="5"/></text:span><text:span text:style-name="T8">X2<text:tab/></text:span><text:span text:style-name="T14">á</text:span><text:span text:style-name="T8">-</text:span><text:span text:style-name="T14">á</text:span><text:span text:style-name="T8">Ñ-Ñ</text:span><text:span text:style-name="T14">á</text:span><text:span text:style-name="T8"> kala-ga </text:span><text:span text:style-name="T14">á</text:span><text:span text:style-name="T8">-zu-ne-ne-a ≠nam-ba-e-åe-bé-en-z</text:span><text:span text:style-name="T14">é</text:span><text:span text:style-name="T8">-≠en</text:span></text:p>
      <text:p text:style-name="P30"/>
      <text:p text:style-name="P19"><text:span text:style-name="T14">8’. X1<text:tab/>*<text:tab/>38</text:span></text:p>
      <text:p text:style-name="P19"><text:soft-page-break/><text:span text:style-name="T14"><text:s text:c="5"/>X2<text:tab/>Ñi</text:span><text:span text:style-name="T74">6</text:span><text:span text:style-name="T14"> an-bar</text:span><text:span text:style-name="T74">7</text:span><text:span text:style-name="T14"> kíÑ ≠hé-en-dù</text:span></text:p>
      <text:p text:style-name="P39"/>
      <text:p text:style-name="P19"><text:span text:style-name="T8">9’. X1</text:span><text:span text:style-name="T8"><text:tab/>*</text:span></text:p>
      <text:p text:style-name="P19"><text:span text:style-name="T8"><text:s text:c="5"/></text:span><text:span text:style-name="T8">X2<text:tab/>Ñi</text:span><text:span text:style-name="T75">6</text:span><text:span text:style-name="T8"> an-bar</text:span><text:span text:style-name="T75">7 </text:span><text:span text:style-name="T14">ù</text:span><text:span text:style-name="T8"> ≠nu-ku-ku-≠un-z</text:span><text:span text:style-name="T14">é</text:span><text:span text:style-name="T8">-en h</text:span><text:span text:style-name="T14">é</text:span><text:span text:style-name="T8">-zu-un-</text:span><text:span text:style-name="T14">≠</text:span><text:span text:style-name="T8">z</text:span><text:span text:style-name="T14">é</text:span><text:span text:style-name="T8">-en</text:span></text:p>
      <text:p text:style-name="P30"/>
      <text:p text:style-name="P19"><text:span text:style-name="T8">10’. X1</text:span><text:span text:style-name="T8">[a-ma]-</text:span><text:span text:style-name="T14">≠</text:span><text:span text:style-name="T8">ru</text:span><text:span text:style-name="T14"></text:span><text:span text:style-name="T8">-kam<text:tab/>40</text:span></text:p>
      <text:p text:style-name="P19"><text:span text:style-name="T8"><text:s text:c="7"/></text:span><text:span text:style-name="T8">X2<text:tab/></text:span><text:span text:style-name="T14">≠</text:span><text:span text:style-name="T8">a</text:span><text:span text:style-name="T14"></text:span><text:span text:style-name="T8">-ma-</text:span><text:span text:style-name="T14">≠</text:span><text:span text:style-name="T8">ru</text:span><text:span text:style-name="T14"></text:span><text:span text:style-name="T8">-kam</text:span></text:p>
      <text:p text:style-name="P8"/>
      <text:p text:style-name="P28">Colophon J (X2)</text:p>
      <text:p text:style-name="P8"/>
      <text:p text:style-name="P9"><text:span text:style-name="T57">1–2 </text:span><text:span text:style-name="T1">Speak to Puzur-Åulgi, general of Bad-IgihursaÑa,</text:span><text:span text:style-name="T57"> 3 </text:span><text:span text:style-name="T1">saying (the words of) Åulgi, your king:</text:span></text:p>
      <text:p text:style-name="P46"><text:span text:style-name="T58">4 </text:span><text:span text:style-name="T14">When I had constructed Bad-IgihursaÑa, </text:span><text:span text:style-name="T58">5–6 </text:span><text:span text:style-name="T14">An­ and Enlil gave me to rule all the lands and far-flung ­peoples. </text:span><text:span text:style-name="T58">7 </text:span><text:span text:style-name="T14">And as for me… </text:span><text:span text:style-name="T58">8 </text:span><text:span text:style-name="T14">the cities of the homeland, province by province, </text:span><text:span text:style-name="T58">9 </text:span><text:span text:style-name="T14">as well as the peoples of the far-flung homeland rested in safe ­pastures. </text:span><text:span text:style-name="T58">10 </text:span><text:span text:style-name="T14">[</text:span><text:span text:style-name="T21">I made them dwell</text:span><text:span text:style-name="T14">] in far-flung places </text:span><text:span text:style-name="T21">and peaceful­ habitations.</text:span><text:span text:style-name="T14"> </text:span><text:span text:style-name="T58">11 </text:span><text:span text:style-name="T14">… dwelling(s) …</text:span></text:p>
      <text:p text:style-name="P46"><text:span text:style-name="T58">12–13 </text:span><text:span text:style-name="T14">Have­ the governor(s) and the prefect(s) [</text:span><text:span text:style-name="T21">bring their men</text:span><text:span text:style-name="T14">] and mobilize all their cities, </text:span><text:span text:style-name="T58">14 </text:span><text:span text:style-name="T14">and </text:span><text:span text:style-name="T18">have someone take charge</text:span><text:span text:style-name="T22"> of the beginning</text:span><text:span text:style-name="T14"> of the­ work; </text:span><text:span text:style-name="T58">15 </text:span><text:span text:style-name="T14">wherever the fortification has deteriorated, it must be restored, </text:span><text:span text:style-name="T58">16 </text:span><text:span text:style-name="T14">torn down, and then rebuilt, </text:span><text:span text:style-name="T58">17 </text:span><text:span text:style-name="T14">and </text:span><text:span text:style-name="T21">(the repairs to) the fallen sides (of the wall)</text:span><text:span text:style-name="T14"> must be finished in the course of one month! </text:span><text:span text:style-name="T58">18 </text:span><text:span text:style-name="T14">You/I will then ask him ([Aradmu</text:span><text:span text:style-name="T58">?</text:span><text:span text:style-name="T14">] for a report) about this work.</text:span></text:p>
      <text:p text:style-name="P46"><text:span text:style-name="T58">19 </text:span><text:span text:style-name="T14">And now the the Tidnumites have returned to (help) me from the highlands. </text:span><text:span text:style-name="T58">20 </text:span><text:span text:style-name="T14">(Moreover), Lu-Nanna, governor of Zimudar province, </text:span><text:span text:style-name="T58">21 </text:span><text:span text:style-name="T21">is coming to you</text:span><text:span text:style-name="T14"> with his worker troops. </text:span><text:span text:style-name="T58">22 </text:span><text:span text:style-name="T14">He will have his own [travel provision]s for you, ­</text:span><text:span text:style-name="T58">23</text:span><text:span text:style-name="T14"> </text:span><text:span text:style-name="T21">…</text:span></text:p>
      <text:p text:style-name="P46"><text:span text:style-name="T58">1’ </text:span><text:span text:style-name="T14">…</text:span><text:span text:style-name="T58"> 2’ </text:span><text:span text:style-name="T14">… dispatch … </text:span><text:span text:style-name="T58">3’ </text:span><text:span text:style-name="T14">[</text:span><text:span text:style-name="T21">When the work/fortifications</text:span><text:span text:style-name="T14">] are finished,­</text:span><text:span text:style-name="T58">4’ </text:span><text:span text:style-name="T14">then, after Lu-Nanna, the governor of Zimudar </text:span><text:span text:style-name="T58">5’ </text:span><text:span text:style-name="T14">has left both of you with his worker troops, </text:span><text:span text:style-name="T58">6’ </text:span><text:span text:style-name="T14">you and Aradmu must not cease supervising/</text:span><text:span text:style-name="T21">alter your assignment</text:span><text:span text:style-name="T14">, </text:span><text:span text:style-name="T58">7’</text:span><text:span text:style-name="T14">and you must not neglect the </text:span><text:soft-page-break/><text:span text:style-name="T14">important orders </text:span><text:span text:style-name="T22">that are in your hands</text:span><text:span text:style-name="T14">. </text:span><text:span text:style-name="T58">8’ </text:span><text:span text:style-name="T14">The work must progress day and night; </text:span><text:span text:style-name="T58">9’ </text:span><text:span text:style-name="T14">neither of you is to sleep by night or day—you must both know about this! </text:span><text:span text:style-name="T58">10’ </text:span><text:span text:style-name="T14">It is urgent!</text:span></text:p>
      <text:p text:style-name="P37"/>
      <text:p text:style-name="P43">Commentary</text:p>
      <text:p text:style-name="P37"/>
      <text:p text:style-name="P17"><text:span text:style-name="T14">The synchronization of the two OB sources is provisional at best, the reconstruction of lines 21–24 is particularly suspect, because the texts may have differed at this point.</text:span></text:p>
      <text:p text:style-name="P37"/>
      <text:p text:style-name="P17"><text:span text:style-name="T2">19</text:span><text:span text:style-name="T14">. This line makes little sense here and is not present in any other version; it seems to have been adopted from line 33 of a non-Nippur version of IbPu1 (24):</text:span></text:p>
      <text:p text:style-name="P37"/>
      <text:p text:style-name="P20"><text:span text:style-name="T25"><text:s/><text:tab/></text:span><text:span text:style-name="T27">ì-ne-éå amurrum kur-bi-ta </text:span><text:span text:style-name="T65">d</text:span><text:span text:style-name="T27">en-líl á-dah-mu im-ma-zi</text:span></text:p>
      <text:p text:style-name="P20"><text:span text:style-name="T14">N1 <text:tab/>+<text:tab/>+ <text:tab/>+ <text:tab/>+ <text:tab/>+ <text:tab/>+ <text:tab/>+ <text:tab/>++<text:tab/>+ <text:tab/>. <text:tab/>+ <text:tab/>+ <text:tab/>+ <text:tab/>+ <text:tab/>+</text:span></text:p>
      <text:p text:style-name="P20"><text:span text:style-name="T8">N3 </text:span><text:span text:style-name="T8"><text:tab/>+ <text:tab/>+ <text:tab/>+ <text:tab/>+ <text:tab/>+ <text:tab/>+ <text:tab/>+ <text:tab/>++ <text:tab/>+ <text:tab/>+ <text:tab/>+ <text:tab/>+ <text:tab/>+ <text:tab/>+ <text:tab/>+?</text:span></text:p>
      <text:p text:style-name="P21"><text:span text:style-name="T8">Si1 <text:tab/></text:span><text:span text:style-name="T27">[ì-n]e-éå ti-da-nu-um […] / </text:span><text:span text:style-name="T65">d</text:span><text:span text:style-name="T27">en-líl kur-bi-ta á-d[ah-mu-åè ­im-ma-(an)-zi]</text:span></text:p>
      <text:p text:style-name="P21"><text:span text:style-name="T8">X1 <text:tab/></text:span><text:span text:style-name="T28">ì-ne-éå ti-da-ma-rum amurru</text:span><text:span text:style-name="T66">ki</text:span><text:span text:style-name="T28">-a/</text:span><text:span text:style-name="T66">d</text:span><text:span text:style-name="T28">en-líl-le kur-bi-ta á-dah-mu-åè im-ma-an-zi</text:span></text:p>
      <text:p text:style-name="P33"/>
      <text:p text:style-name="P1"><text:span text:style-name="T1">The difference is in the verbal root, which seems to be </text:span><text:span text:style-name="T30">gur</text:span><text:span text:style-name="T1"> in the present text. This is probably due to the fact that Akkadian </text:span><text:span text:style-name="T34">naåû</text:span><text:span text:style-name="T1"> is an equivalent of both </text:span><text:span text:style-name="T30">zi</text:span><text:span text:style-name="T1"> and </text:span><text:span text:style-name="T30">gur</text:span><text:span text:style-name="T1">.</text:span></text:p>
      <text:p text:style-name="P41"/>
      <text:p text:style-name="P17"><text:span text:style-name="T14">21. I take the verbal root </text:span><text:span text:style-name="T26">ri</text:span><text:span text:style-name="T14"> as </text:span><text:span text:style-name="T26">e-re</text:span><text:span text:style-name="T14">, the plural perfect root of the verb </text:span><text:span text:style-name="T26">du/gin</text:span><text:span text:style-name="T14">, “to go.” All the other versions of this line have </text:span><text:span text:style-name="T26">gin</text:span><text:span text:style-name="T14">.</text:span></text:p>
      <text:p text:style-name="P37"/>
      <text:p text:style-name="P17"><text:span text:style-name="T3">Åulgi to Puzur-Åulgi OB 1b (</text:span><text:span text:style-name="T7">Å</text:span><text:span text:style-name="T3">Pu1OB1b, 3.1.10)</text:span></text:p>
      <text:p text:style-name="P24"/>
      <text:h text:style-name="P55" text:outline-level="1"><text:soft-page-break/>Sources</text:h>
      <text:p text:style-name="P5"/>
      <text:p text:style-name="P2"><text:span text:style-name="T1">X3 = A w/n iv 7’–35’<text:tab/> 1–29</text:span></text:p>
      <text:p text:style-name="P2"><text:span text:style-name="T1">X4 = Ni. 3083 (</text:span><text:span text:style-name="T34">ISET</text:span><text:span text:style-name="T1"> 2 115) i 10’–16’<text:tab/> 1–6</text:span></text:p>
      <text:p text:style-name="P6"/>
      <text:p text:style-name="P6">Tablet typology: both compilation tablets (Type I).</text:p>
      <text:p text:style-name="P6"/>
      <text:h text:style-name="P54" text:outline-level="1"><text:span text:style-name="T56">Transliteration</text:span><text:span text:style-name="Footnote_20_Symbol"><text:span text:style-name="T40"><text:note text:id="ftn4" text:note-class="footnote"><text:note-citation>4</text:note-citation><text:note-body><text:p text:style-name="Footnote"><text:span text:style-name="T1"><text:s/>The corresponding line numbers in the Middle Babylonian version (</text:span>Š<text:span text:style-name="T1">P</text:span>Š<text:span text:style-name="T1">MB1) are indicated in the right hand column.</text:span></text:p></text:note-body></text:note></text:span></text:span></text:h>
      <text:p text:style-name="P38"/>
      <text:p text:style-name="P19"><text:span text:style-name="T14">1. X3<text:tab/></text:span><text:span text:style-name="T58">[I]</text:span><text:span text:style-name="T14">≠puzur</text:span><text:span text:style-name="T74">4</text:span><text:span text:style-name="T14">-åul-gi åakkana bàd-igi-hur-saÑ-Ñá ≠ù-na-a-dug</text:span><text:span text:style-name="T74">4</text:span><text:span text:style-name="T14"><text:tab/>1</text:span></text:p>
      <text:p text:style-name="P19"><text:span text:style-name="T14"><text:s text:c="4"/>X4 <text:tab/></text:span><text:span text:style-name="T58">I</text:span><text:span text:style-name="T14">puzur</text:span><text:span text:style-name="T74">4</text:span><text:span text:style-name="T14">-åul-gi åakkana bàd-igi-hur-&lt;saÑ&gt;-Ñá ù-na-dug</text:span><text:span text:style-name="T74">4</text:span></text:p>
      <text:p text:style-name="P19"><text:span text:style-name="T8">2. X3 </text:span><text:span text:style-name="T8"><text:tab/>[</text:span><text:span text:style-name="T60">d</text:span><text:span text:style-name="T8">åul-gi] ≠lugal-zu na-ab-bé-a<text:tab/>2</text:span></text:p>
      <text:p text:style-name="P19"><text:span text:style-name="T8"><text:s text:c="4"/>X4 <text:tab/>åul-gi lugal-zu na-ab-bé-a</text:span></text:p>
      <text:p text:style-name="P19"><text:span text:style-name="T8">3. X3 <text:tab/>[u</text:span><text:span text:style-name="T75">4</text:span><text:span text:style-name="T8"> bàd gal igi] hur-saÑ-≠Ñá mu-dù-a<text:tab/>3</text:span></text:p>
      <text:p text:style-name="P21"><text:span text:style-name="T8"><text:s text:c="4"/>X3<text:tab/>u</text:span><text:span text:style-name="T75">4</text:span><text:span text:style-name="T8"> bàd gal igi hur-saÑ-Ñá mu-un-dù-a</text:span></text:p>
      <text:p text:style-name="P31"/>
      <text:p text:style-name="P21"><text:span text:style-name="T8">4. X3<text:tab/>[amurrum kalam-å]è nu-è-dè-dè</text:span></text:p>
      <text:p text:style-name="P21"><text:span text:style-name="T8"><text:s text:c="4"/>X4<text:tab/>≠amurrum kalam-åè nu-è-dè-dè</text:span></text:p>
      <text:p text:style-name="P31"/>
      <text:p text:style-name="P21"><text:span text:style-name="T8">5. X3<text:tab/></text:span><text:span text:style-name="T8">[gú áb-gal gú] ≠</text:span><text:span text:style-name="T58">í</text:span><text:span text:style-name="T60">d</text:span><text:span text:style-name="T8">idigna </text:span><text:span text:style-name="T58">í</text:span><text:span text:style-name="T60">d</text:span><text:span text:style-name="T8">buranun-na-bi-da a nu-naÑ-naÑ-dè</text:span></text:p>
      <text:p text:style-name="P21"><text:span text:style-name="T8"><text:s text:c="4"/>X4 <text:tab/>gú áb-gal gú </text:span><text:span text:style-name="T58">í</text:span><text:span text:style-name="T60">d</text:span><text:span text:style-name="T8">idigna </text:span><text:span text:style-name="T58">í</text:span><text:span text:style-name="T60">d</text:span><text:span text:style-name="T8">buranun-na-bi nu-naÑ-naÑ-dè</text:span></text:p>
      <text:p text:style-name="P31"/>
      <text:p text:style-name="P21"><text:span text:style-name="T8">6. X3<text:tab/>[ùÑ kalam daÑal-la ú sa]l-la nú-dè<text:tab/><text:tab/><text:tab/><text:tab/><text:tab/><text:tab/><text:tab/><text:tab/>7</text:span></text:p>
      <text:p text:style-name="P21"><text:span text:style-name="T8"><text:s text:c="4"/>X4 <text:tab/></text:span><text:span text:style-name="T12">traces</text:span></text:p>
      <text:p text:style-name="P31"/>
      <text:p text:style-name="P21"><text:soft-page-break/><text:span text:style-name="T8">7. X3 <text:tab/>[ki-tuå-bi-ta nu-h]u</text:span><text:span text:style-name="T60">?</text:span><text:span text:style-name="T8">-luh-e-dè</text:span></text:p>
      <text:p text:style-name="P21"><text:span text:style-name="T8">8. X3 <text:tab/>[…]x-ni ≠tùm-ù-dè</text:span></text:p>
      <text:p text:style-name="P19"><text:span text:style-name="T8">9. X3 <text:tab/>[…]x-Ñál ≠har-ra-≠an kaskal</text:span><text:span text:style-name="T60">?</text:span><text:span text:style-name="T8">-la</text:span><text:span text:style-name="T60">?</text:span><text:span text:style-name="T8"> ì-DU-dè </text:span></text:p>
      <text:p text:style-name="P18"><text:span text:style-name="T8">10. X3 [</text:span><text:span text:style-name="T8">…]x x ≠bí-dù ≠in-nu-ù</text:span></text:p>
      <text:p text:style-name="P18"><text:span text:style-name="T8">11. X3 [</text:span><text:span text:style-name="T8">…]x mu-e-≠gi</text:span><text:span text:style-name="T75">4</text:span><text:span text:style-name="T14"></text:span></text:p>
      <text:p text:style-name="P18"><text:span text:style-name="T8">12. X3 [</text:span><text:span text:style-name="T8">…]-åè á mu-da-an-≠áÑ</text:span></text:p>
      <text:p text:style-name="P18"><text:span text:style-name="T8">13. X3 [</text:span><text:span text:style-name="T8">…]-ne-e-dù</text:span></text:p>
      <text:p text:style-name="P18"><text:span text:style-name="T8">14. X3 [uru-uru-bi ha-(ra)-ab]-</text:span><text:span text:style-name="T14">≠</text:span><text:span text:style-name="T8">zi-zi-eå</text:span><text:span text:style-name="T14"></text:span><text:span text:style-name="T8"><text:tab/>23</text:span></text:p>
      <text:p text:style-name="P18"><text:span text:style-name="T14">15. X3 [lú saÑ kíÑ-bi] </text:span><text:span text:style-name="T8">≠</text:span><text:span text:style-name="T14">hé-éb-dab</text:span><text:span text:style-name="T74">5</text:span><text:span text:style-name="T14"><text:tab/>24</text:span></text:p>
      <text:p text:style-name="P18"><text:span text:style-name="T14">16. X3 [hé-en-dag] ≠ù hé-en-dù<text:tab/>26</text:span></text:p>
      <text:p text:style-name="P18"><text:span text:style-name="T8">17. X3 […</text:span><text:span text:style-name="T8">]x-ma ha-ma-gi</text:span><text:span text:style-name="T75">4</text:span><text:span text:style-name="T8">-gi</text:span><text:span text:style-name="T75">4</text:span><text:span text:style-name="T8"> </text:span></text:p>
      <text:p text:style-name="P18"><text:span text:style-name="T14">18. X3 [kíÑ-bi-åè èn] ≠a</text:span><text:span text:style-name="T58">?</text:span><text:span text:style-name="T14">-ra-≠ab-tar-re-en<text:tab/>28</text:span></text:p>
      <text:p text:style-name="P18"><text:span text:style-name="T8">19. X3 [</text:span><text:span text:style-name="T60">I</text:span><text:span text:style-name="T8">lú-</text:span><text:span text:style-name="T60">d</text:span><text:span text:style-name="T8">nanna énsi ma-da] ≠zi-mu-dar-ra-ke</text:span><text:span text:style-name="T75">4</text:span><text:span text:style-name="T8"><text:tab/>29</text:span></text:p>
      <text:p text:style-name="P18"><text:span text:style-name="T8">20. X3 [éren-na-ni]-≠åè hé-mu-e-åi-gin<text:tab/>30</text:span></text:p>
      <text:p text:style-name="P29">21. X3 […]x-en-na-a</text:p>
      <text:p text:style-name="P18"><text:span text:style-name="T8">22. X3 […] ≠ha-ra-ab-tuå</text:span></text:p>
      <text:p text:style-name="P18"><text:span text:style-name="T14">23. X3 […] ≠</text:span><text:span text:style-name="T8">ha-ra-ab-gi</text:span><text:span text:style-name="T75">4</text:span><text:span text:style-name="T8">-gi</text:span><text:span text:style-name="T75">4</text:span><text:span text:style-name="T8"></text:span></text:p>
      <text:p text:style-name="P18"><text:span text:style-name="T8">24. </text:span><text:span text:style-name="T14">X3 […] </text:span><text:span text:style-name="T8">≠</text:span><text:span text:style-name="T14">Ñál</text:span><text:span text:style-name="T8"></text:span><text:span text:style-name="T14">-le-en</text:span></text:p>
      <text:p text:style-name="P18"><text:span text:style-name="T14">25. </text:span><text:span text:style-name="T8">X3 […]- </text:span><text:span text:style-name="T14">≠</text:span><text:span text:style-name="T8">e ì-zu-zu</text:span></text:p>
      <text:p text:style-name="P18"><text:span text:style-name="T8">26. X3 [éren … nam-b]a-e-åub-bé-≠en<text:tab/> 36</text:span><text:span text:style-name="T60">?</text:span></text:p>
      <text:p text:style-name="P18"><text:span text:style-name="T8">27. X3 […] ≠</text:span><text:span text:style-name="T14">ki</text:span><text:span text:style-name="T58">?</text:span><text:span text:style-name="T8"></text:span><text:span text:style-name="T14">-ba ù-bí-tuå</text:span></text:p>
      <text:p text:style-name="P18"><text:span text:style-name="T14">28. X3 […]-en-zé-en<text:tab/> 37/39</text:span><text:span text:style-name="T58">?</text:span></text:p>
      <text:p text:style-name="P38">29. X3 [a-m]a-ru-kam<text:tab/>40</text:p>
      <text:p text:style-name="P5"/>
      <text:p text:style-name="P9"><text:span text:style-name="T57">1 <text:s/></text:span><text:span text:style-name="T1">Speak to Puzur-Åulgi, general of Bad-IgihursaÑa, </text:span><text:span text:style-name="T57">2 </text:span><text:span text:style-name="T1">saying (the words of) Åulgi, your king: </text:span></text:p>
      <text:p text:style-name="P9"><text:soft-page-break/><text:span text:style-name="T57">3 </text:span><text:span text:style-name="T1">When the great fortifications of Bad-IgihursaÑa were being­ built—</text:span><text:span text:style-name="T57">4 </text:span><text:span text:style-name="T1">so that the Amorites could not descend on the homeland,­ </text:span><text:span text:style-name="T57">5 </text:span><text:span text:style-name="T1">nor water (their herds) at the banks of the Abgal as well as the Tigris and Euphrates, </text:span><text:span text:style-name="T57">6 <text:s/></text:span><text:span text:style-name="T1">that [the people of the­ far-flung homeland] rest in sa[fe pastures], </text:span><text:span text:style-name="T57">7 </text:span><text:span text:style-name="T1">and not be terrori[zed in their dwellings], </text:span><text:span text:style-name="T57">8 </text:span><text:span text:style-name="T1">to bring …</text:span><text:span text:style-name="T57">9 </text:span><text:span text:style-name="T1">to go on the roads …</text:span><text:span text:style-name="T57">10–13 </text:span><text:span text:style-name="T1">… </text:span><text:span text:style-name="T57">14 </text:span><text:span text:style-name="T1">let them mobilize [all their villages, one by one] </text:span><text:span text:style-name="T57">15</text:span><text:span text:style-name="T1">and appoint [the man in charge of the construction]. </text:span><text:span text:style-name="T57">16 </text:span><text:span text:style-name="T1">[The fortifications must be torn down], and then rebuilt. </text:span><text:span text:style-name="T57">17 </text:span><text:span text:style-name="T1">… send me swiftly… </text:span></text:p>
      <text:p text:style-name="P9"><text:span text:style-name="T57">18 </text:span><text:span text:style-name="T1">After I consult you about this undertaking,</text:span><text:span text:style-name="T57">19–20 </text:span><text:span text:style-name="T1">Lu-Nanna, governor of Zimudar province is to come to you with his worker troops. </text:span><text:span text:style-name="T57">21–25 </text:span><text:span text:style-name="T1">…</text:span><text:span text:style-name="T57">26 </text:span><text:span text:style-name="T1">You (sing.) [should not allow the worker troops] to leave. </text:span><text:span text:style-name="T57">27</text:span><text:span text:style-name="T1"> … </text:span><text:span text:style-name="T57">28 </text:span><text:span text:style-name="T1">neither/both of you is to […!] </text:span><text:span text:style-name="T57">29 </text:span><text:span text:style-name="T1">It is [ur]gent! </text:span></text:p>
      <text:p text:style-name="P11"/>
      <text:p text:style-name="P12">Commentary</text:p>
      <text:p text:style-name="P13"/>
      <text:p text:style-name="P17"><text:span text:style-name="T4">4–5.</text:span><text:span text:style-name="T16"> These lines are clearly a paraphrase of ÅaÅu1: 4–7 (118) </text:span><text:span text:style-name="T26">igi-zu ma-an-Ñar-ma amurru ma-da-aå mu-un-åub-åub-bu-uå, bàd dù-ù-dè Ñìri-bi ku</text:span><text:span text:style-name="T78">5</text:span><text:span text:style-name="T26">-ru-dè, </text:span><text:span text:style-name="T64">íd</text:span><text:span text:style-name="T26">idigna </text:span><text:span text:style-name="T64">íd</text:span><text:span text:style-name="T26">buranun-na-bi-da, gú-Ñìri-bi a-åà-e nam-ba-e-åú-åú á-åè mu-e-da-áÑ</text:span><text:span text:style-name="T14">, “</text:span><text:span text:style-name="T58"> </text:span><text:span text:style-name="T14">… and presented your views to me as follows: “The Amorites have repeatedly raided the province.”­ You commanded me </text:span><text:span text:style-name="T58">5 </text:span><text:span text:style-name="T14">to rebuild the fortifications, to cut off their­ (infiltration) route, thus to prevent them from swooping down on the fields through­ a breach (in the defenses) between the Tigris and Euphrates.” Note that these lines are absent in all other versions; moreover, they clearly contradict ÅPu1OB1a: 19 above.</text:span></text:p>
      <text:p text:style-name="P37"/>
      <text:p text:style-name="P23">Åulgi to Puzur-Åulgi MB 1 (ÅPu1MB1, ÅPÅ1, 3.1.08)</text:p>
      <text:p text:style-name="P37"/>
      <text:p text:style-name="P45">Sources</text:p>
      <text:p text:style-name="P28"/>
      <text:p text:style-name="P17"><text:soft-page-break/><text:span text:style-name="T14">Su1S = Susa A XX/1 1962/3, Sumerian version (</text:span><text:span text:style-name="T21">MDAI</text:span><text:span text:style-name="T14"> 57 pl. 1; photograph­ only</text:span><text:span text:style-name="Footnote_20_Symbol"><text:span text:style-name="T14"><text:note text:id="ftn5" text:note-class="footnote"><text:note-citation>5</text:note-citation><text:note-body><text:p text:style-name="Footnote"><text:span text:style-name="T1"><text:s/>Note that the photograph of the edge in </text:span><text:span text:style-name="T34">MDAI</text:span><text:span text:style-name="T1"> 57 is upside down. </text:span></text:p></text:note-body></text:note></text:span></text:span><text:span text:style-name="T14">) 1–41</text:span></text:p>
      <text:p text:style-name="P17"><text:span text:style-name="T14">Su1A = Susa A XX/1 1962/3, Akkadian version (ibid.) 4–41</text:span></text:p>
      <text:p text:style-name="P37">Reprise of OB 1a:</text:p>
      <text:p text:style-name="P17"><text:span text:style-name="T14">X1 = A w/n iii 1–8</text:span></text:p>
      <text:p text:style-name="P17"><text:span text:style-name="T14">X2 = BM 108870 23–41</text:span></text:p>
      <text:p text:style-name="P37"/>
      <text:p text:style-name="P37">The Susa tablet is in Tehran and was collated from photographs kindly provided by Shahrokh Razmjou and Mahboubeh Ghelichkhani with the help of Parsa Daneshmand. X2 is possibly from Sippar.</text:p>
      <text:p text:style-name="P37"><text:s/></text:p>
      <text:p text:style-name="P17"><text:span text:style-name="T22">Bibliography</text:span><text:span text:style-name="T14">: Edition of ÅPu1MB1, D. O. Edzard, </text:span><text:span text:style-name="T21">MDAI </text:span><text:span text:style-name="T14">57 (1974) 18–30.</text:span></text:p>
      <text:p text:style-name="P37"/>
      <text:p text:style-name="P17"><text:span text:style-name="T14">In the comparative matrix, * marks ­an ideal reconstructed Middle Babylonian version. The­ reconstruction is intended only as an aid in understanding the interpretation and translation of the syllabic text, and not as a­ posited original version.</text:span></text:p>
      <text:p text:style-name="P37"/>
      <text:p text:style-name="P43">Comparison of Manuscripts</text:p>
      <text:p text:style-name="P37"/>
      <text:p text:style-name="P22"><text:span text:style-name="T14">1.<text:tab/></text:span><text:span text:style-name="T8">X1<text:tab/></text:span><text:span text:style-name="T60">I</text:span><text:span text:style-name="T8">≠puzur</text:span><text:span text:style-name="T75">4</text:span><text:span text:style-name="T8">-</text:span><text:span text:style-name="T14">å</text:span><text:span text:style-name="T8">ul-gi </text:span><text:span text:style-name="T14">å</text:span><text:span text:style-name="T8">ak[kana b</text:span><text:span text:style-name="T14">à</text:span><text:span text:style-name="T8">d igi-hur-saÑ-Ñ</text:span><text:span text:style-name="T14">á</text:span><text:span text:style-name="T8">-ra]</text:span></text:p>
      <text:p text:style-name="P22"><text:span text:style-name="T8"><text:tab/></text:span><text:span text:style-name="T8">X3<text:tab/></text:span><text:span text:style-name="T60">[I]</text:span><text:span text:style-name="T14">≠</text:span><text:span text:style-name="T8">puzur</text:span><text:span text:style-name="T75">4</text:span><text:span text:style-name="T8">-åul-gi åakkana</text:span><text:span text:style-name="T14"></text:span><text:span text:style-name="T8"> bàd-igi-hur-saÑ-Ñá </text:span><text:span text:style-name="T14">≠</text:span><text:span text:style-name="T8">ù-na</text:span><text:span text:style-name="T14"></text:span><text:span text:style-name="T8">-a-dug</text:span><text:span text:style-name="T75">4</text:span></text:p>
      <text:p text:style-name="P22"><text:span text:style-name="T8"><text:tab/></text:span><text:span text:style-name="T8">X4<text:tab/></text:span><text:span text:style-name="T60">I</text:span><text:span text:style-name="T8">puzur</text:span><text:span text:style-name="T75">4</text:span><text:span text:style-name="T8">-åul-gi åakkana bàd-igi-hur-&lt;saÑ&gt;-Ñá ù-na-dug</text:span><text:span text:style-name="T75">4</text:span></text:p>
      <text:p text:style-name="P22"><text:span text:style-name="T8"><text:s/><text:tab/></text:span><text:span text:style-name="T60">* </text:span><text:span text:style-name="T8"><text:tab/></text:span><text:span text:style-name="T60">I</text:span><text:span text:style-name="T8">puzur</text:span><text:span text:style-name="T75">4</text:span><text:span text:style-name="T8">-</text:span><text:span text:style-name="T14">å</text:span><text:span text:style-name="T8">ul-gi </text:span><text:span text:style-name="T14">å</text:span><text:span text:style-name="T8">akkana b</text:span><text:span text:style-name="T14">à</text:span><text:span text:style-name="T8">d igi-hur-saÑ-Ñ</text:span><text:span text:style-name="T14">á</text:span><text:span text:style-name="T8">-ra </text:span><text:span text:style-name="T14">ù</text:span><text:span text:style-name="T8">-ne-dug</text:span><text:span text:style-name="T75">4</text:span></text:p>
      <text:p text:style-name="P22"><text:span text:style-name="T8"><text:s/></text:span><text:span text:style-name="T8"><text:tab/>Su1S<text:tab/></text:span><text:span text:style-name="T60">I</text:span><text:span text:style-name="T8">p</text:span><text:span text:style-name="T14">ú</text:span><text:span text:style-name="T8">zur-</text:span><text:span text:style-name="T60">d</text:span><text:span text:style-name="T8">nu-mu</text:span><text:span text:style-name="T14">å</text:span><text:span text:style-name="T8">-da-</text:span><text:span text:style-name="T14">á</text:span><text:span text:style-name="T8">-ra mu-un-ne-du</text:span></text:p>
      <text:p text:style-name="P32"/>
      <text:p text:style-name="P22"><text:span text:style-name="T8">2. <text:tab/>X1<text:tab/></text:span><text:span text:style-name="T60">d</text:span><text:span text:style-name="T14">≠</text:span><text:span text:style-name="T8">åul-gi lugal-zu na-ab-≠b</text:span><text:span text:style-name="T14">é</text:span><text:span text:style-name="T8">-[a]</text:span></text:p>
      <text:p text:style-name="P22"><text:span text:style-name="T8"><text:tab/></text:span><text:span text:style-name="T8">X3<text:tab/>[åul-gi] ≠lugal-zu na-ab-bé-a</text:span></text:p>
      <text:p text:style-name="P22"><text:soft-page-break/><text:span text:style-name="T8"><text:tab/></text:span><text:span text:style-name="T8">X4<text:tab/>åul-gi lugal-zu na-ab-bé-a</text:span></text:p>
      <text:p text:style-name="P22"><text:span text:style-name="T8"><text:tab/></text:span><text:span text:style-name="T8">*<text:tab/></text:span><text:span text:style-name="T60">d</text:span><text:span text:style-name="T8">åul-gi lugal-zu na-ab-b</text:span><text:span text:style-name="T14">é</text:span><text:span text:style-name="T8">-a</text:span></text:p>
      <text:p text:style-name="P22"><text:span text:style-name="T8"><text:tab/></text:span><text:span text:style-name="T8">Su1S<text:tab/></text:span><text:span text:style-name="T60">Id</text:span><text:span text:style-name="T14">å</text:span><text:span text:style-name="T8">ul-gi l</text:span><text:span text:style-name="T14">ú</text:span><text:span text:style-name="T8">-gal-z</text:span><text:span text:style-name="T14">ú</text:span><text:span text:style-name="T8"> na-ap-pa-a</text:span></text:p>
      <text:p text:style-name="P32"/>
      <text:p text:style-name="P22"><text:span text:style-name="T8">3. <text:tab/>X1<text:tab/>≠u</text:span><text:span text:style-name="T75">4</text:span><text:span text:style-name="T8"> b</text:span><text:span text:style-name="T14">à</text:span><text:span text:style-name="T8">d igi-hur-≠saÑ-Ñ</text:span><text:span text:style-name="T14">á</text:span><text:span text:style-name="T8"> mu-d</text:span><text:span text:style-name="T14">ù</text:span><text:span text:style-name="T8">-≠a</text:span></text:p>
      <text:p text:style-name="P22"><text:span text:style-name="T8"><text:tab/></text:span><text:span text:style-name="T8">X3<text:tab/>[u</text:span><text:span text:style-name="T75">4</text:span><text:span text:style-name="T8"> bàd gal igi] hur-saÑ-≠Ñá mu-dù-a</text:span></text:p>
      <text:p text:style-name="P22"><text:span text:style-name="T8"><text:s/><text:tab/>X3<text:tab/>u</text:span><text:span text:style-name="T75">4</text:span><text:span text:style-name="T8"> bàd gal igi hur-saÑ-Ñá mu-un-dù-a</text:span></text:p>
      <text:p text:style-name="P22"><text:span text:style-name="T8"><text:tab/></text:span><text:span text:style-name="T8">*<text:tab/>u</text:span><text:span text:style-name="T75">4</text:span><text:span text:style-name="T8"> b</text:span><text:span text:style-name="T14">à</text:span><text:span text:style-name="T8">d igi-hur-saÑ-Ñ</text:span><text:span text:style-name="T14">á</text:span><text:span text:style-name="T8"> mu-d</text:span><text:span text:style-name="T14">ù</text:span><text:span text:style-name="T8">-a</text:span></text:p>
      <text:p text:style-name="P22"><text:span text:style-name="T8"><text:tab/></text:span><text:span text:style-name="T14">Su1S</text:span><text:span text:style-name="T8"><text:tab/></text:span><text:span text:style-name="T14">up-pa-ad-</text:span><text:span text:style-name="T58">gi</text:span><text:span text:style-name="T14">igi</text:span><text:span text:style-name="T58">gi</text:span><text:span text:style-name="T14">-hu-ur-saÑ-ga mu-un-ta-a </text:span></text:p>
      <text:p text:style-name="P40"/>
      <text:p text:style-name="P22"><text:span text:style-name="T14">4.</text:span><text:span text:style-name="T8"> <text:tab/></text:span><text:span text:style-name="T14">X1</text:span><text:span text:style-name="T8"><text:tab/></text:span><text:span text:style-name="T14">kur-≠kur ≠ùÑ daÑal-la an-né </text:span><text:span text:style-name="T58">d</text:span><text:span text:style-name="T14">en-líl-≠le</text:span></text:p>
      <text:p text:style-name="P22"><text:span text:style-name="T8"><text:tab/></text:span><text:span text:style-name="T14">*</text:span><text:span text:style-name="T8"><text:tab/></text:span><text:span text:style-name="T14">kur-kur un daÑal-la an-né </text:span><text:span text:style-name="T58">d</text:span><text:span text:style-name="T14">en-líl-le</text:span></text:p>
      <text:p text:style-name="P22"><text:span text:style-name="T8"><text:tab/></text:span><text:span text:style-name="T14">Su1S</text:span><text:span text:style-name="T8"><text:tab/></text:span><text:span text:style-name="T14">kur-kur-re un di-am-ga-al-la an-ne </text:span><text:span text:style-name="T58">dd+</text:span><text:span text:style-name="T14">en-líl-le</text:span></text:p>
      <text:p text:style-name="P22"><text:span text:style-name="T8"><text:tab/></text:span><text:span text:style-name="T8">Su1A<text:tab/></text:span><text:span text:style-name="T12">m</text:span><text:span text:style-name="T21">ã</text:span><text:span text:style-name="T12">t</text:span><text:span text:style-name="T21">ã</text:span><text:span text:style-name="T12">ti ni</text:span><text:span text:style-name="T21">å</text:span><text:span text:style-name="T86">ī</text:span><text:span text:style-name="T12"> rap</text:span><text:span text:style-name="T21">åã</text:span><text:span text:style-name="T12">ti Anu u Enlil</text:span></text:p>
      <text:p text:style-name="P32"/>
      <text:p text:style-name="P22"><text:span text:style-name="T8">5. <text:tab/>X1<text:tab/>nam-en-≠na-bi ma-an-</text:span><text:span text:style-name="T14">åú</text:span><text:span text:style-name="T8">m-mu-uå</text:span></text:p>
      <text:p text:style-name="P22"><text:span text:style-name="T8"><text:tab/></text:span><text:span text:style-name="T8">*<text:tab/>nam-en-na-bi ma-an-</text:span><text:span text:style-name="T14">åú</text:span><text:span text:style-name="T8">m-mu-uå</text:span></text:p>
      <text:p text:style-name="P22"><text:span text:style-name="T8"><text:tab/></text:span><text:span text:style-name="T8">Su1S<text:tab/>mu-be mu-un-na-an-</text:span><text:span text:style-name="T14">å</text:span><text:span text:style-name="T8">u-um-ma-ta</text:span></text:p>
      <text:p text:style-name="P22"><text:span text:style-name="T8"><text:s/>Su1A </text:span><text:span text:style-name="T12">ana b</text:span><text:span text:style-name="T21">ê</text:span><text:span text:style-name="T12">li iddin</text:span><text:span text:style-name="T86">ū</text:span><text:span text:style-name="T12">ni</text:span></text:p>
      <text:p text:style-name="P32"/>
      <text:p text:style-name="P22"><text:span text:style-name="T8">6. X1<text:tab/><text:tab/>uru</text:span><text:span text:style-name="T60">!?</text:span><text:span text:style-name="T8"> ka[lam</text:span><text:span text:style-name="T60">?</text:span><text:span text:style-name="T8">-ma</text:span><text:span text:style-name="T60">?</text:span><text:span text:style-name="T8"> ma]-da</text:span><text:span text:style-name="T60">?</text:span><text:span text:style-name="T8"> ma</text:span><text:span text:style-name="T60">?</text:span><text:span text:style-name="T8">-[da-bi]</text:span><text:span text:style-name="T58"><text:note text:id="ftn6" text:note-class="footnote"><text:note-citation>6</text:note-citation><text:note-body><text:p text:style-name="Footnote"><text:span text:style-name="T1"><text:s/>The first two signs look more like </text:span><text:span text:style-name="T29">gá-≠e</text:span><text:span text:style-name="T31"></text:span><text:span text:style-name="T1">.</text:span></text:p></text:note-body></text:note></text:span></text:p>
      <text:p text:style-name="P22"><text:span text:style-name="T8"><text:tab/></text:span><text:span text:style-name="T8"> *<text:tab/>uru-didli ma-da ma-da-bi</text:span></text:p>
      <text:p text:style-name="P22"><text:span text:style-name="T8"><text:tab/></text:span><text:span text:style-name="T8">Su1S<text:tab/>≠uru-di-id-di ma-da-ma-da-be</text:span></text:p>
      <text:p text:style-name="P22"><text:span text:style-name="T8"><text:tab/></text:span><text:span text:style-name="T8">Su1A<text:tab/></text:span><text:span text:style-name="T21">ã</text:span><text:span text:style-name="T12">l</text:span><text:span text:style-name="T21">ã</text:span><text:span text:style-name="T12">ni m</text:span><text:span text:style-name="T21">ã</text:span><text:span text:style-name="T12">tu ina m</text:span><text:span text:style-name="T21">ã</text:span><text:span text:style-name="T12">ti</text:span><text:span text:style-name="T21">å</text:span><text:span text:style-name="T12">a</text:span></text:p>
      <text:p text:style-name="P32"/>
      <text:p text:style-name="P22"><text:span text:style-name="T14">7.</text:span><text:span text:style-name="T8"> <text:tab/></text:span><text:span text:style-name="T14">X1</text:span><text:span text:style-name="T8"><text:tab/></text:span><text:span text:style-name="T14">≠un kalam daÑal-la [ú sal-la ì]-n[ú]</text:span></text:p>
      <text:p text:style-name="P22"><text:soft-page-break/><text:span text:style-name="T8"><text:tab/></text:span><text:span text:style-name="T14">X3</text:span><text:span text:style-name="T8"><text:tab/></text:span><text:span text:style-name="T14">[un kalam daÑal-la ú sa]l-la nú-dè</text:span></text:p>
      <text:p text:style-name="P22"><text:span text:style-name="T8"><text:tab/></text:span><text:span text:style-name="T14">X4</text:span><text:span text:style-name="T8"><text:tab/></text:span><text:span text:style-name="T21">traces</text:span></text:p>
      <text:p text:style-name="P22"><text:span text:style-name="T8"><text:tab/></text:span><text:span text:style-name="T14">*</text:span><text:span text:style-name="T8"><text:tab/></text:span><text:span text:style-name="T14">un kalam daÑal-la ú sal-la ì-nú</text:span></text:p>
      <text:p text:style-name="P22"><text:span text:style-name="T8"><text:tab/></text:span><text:span text:style-name="T14">Su1S</text:span><text:span text:style-name="T8"><text:tab/></text:span><text:span text:style-name="T14">un kalam dam-gal-lá ú sal-lá i-nu</text:span></text:p>
      <text:p text:style-name="P22"><text:span text:style-name="T8"><text:tab/></text:span><text:span text:style-name="T14">Su1A</text:span><text:span text:style-name="T8"><text:tab/></text:span><text:span text:style-name="T21">ni</text:span><text:span text:style-name="T12">å</text:span><text:span text:style-name="T92">ī</text:span><text:span text:style-name="T21"> mãtãti rapåãti aburr</text:span><text:span text:style-name="T92">ī</text:span><text:span text:style-name="T21"> u&lt;åarbi</text:span><text:span text:style-name="T12">œ&gt;</text:span></text:p>
      <text:p text:style-name="P40"><text:s/></text:p>
      <text:p text:style-name="P22"><text:span text:style-name="T8">8.</text:span><text:span text:style-name="T8"> <text:tab/>X1<text:tab/></text:span><text:span text:style-name="T14">≠</text:span><text:span text:style-name="T8">ki níÑ daÑal-bi-a ki-tuå ne</text:span><text:span text:style-name="T60">?</text:span><text:span text:style-name="T8">-ha</text:span><text:span text:style-name="T60">?</text:span><text:span text:style-name="T8"> [mu-un-tuå</text:span><text:span text:style-name="T60">?</text:span><text:span text:style-name="T8">]</text:span></text:p>
      <text:p text:style-name="P22"><text:span text:style-name="T8"><text:tab/></text:span><text:span text:style-name="T8">*<text:tab/>ki níÑ-daÑal-bi ki-tuå ne-ha mu-un-tuå</text:span></text:p>
      <text:p text:style-name="P22"><text:span text:style-name="T8"><text:tab/></text:span><text:span text:style-name="T8">Su1S<text:tab/>ki n</text:span><text:span text:style-name="T14">í</text:span><text:span text:style-name="T8">Ñ-dam-gal-be ku-tu-u</text:span><text:span text:style-name="T14">å</text:span><text:span text:style-name="T8"> ne-ha mu-un-</text:span><text:span text:style-name="T14">å</text:span><text:span text:style-name="T8">u-ub</text:span></text:p>
      <text:p text:style-name="P22"><text:span text:style-name="T8"><text:tab/></text:span><text:span text:style-name="T8">Su1A<text:tab/></text:span><text:span text:style-name="T12">ina </text:span><text:span text:style-name="T21">å</text:span><text:span text:style-name="T12">ubti</text:span><text:span text:style-name="T21">å</text:span><text:span text:style-name="T12">u mugallita u&lt;l u</text:span><text:span text:style-name="T21">å</text:span><text:span text:style-name="T12">ar</text:span><text:span text:style-name="T21">å</text:span><text:span text:style-name="T12">i&gt;</text:span></text:p>
      <text:p text:style-name="P32"/>
      <text:p text:style-name="P22"><text:span text:style-name="T14">9.</text:span><text:span text:style-name="T8"> <text:tab/></text:span><text:span text:style-name="T14">*</text:span><text:span text:style-name="T8"><text:tab/></text:span><text:span text:style-name="T14">nita-bi-e-ne munus-bi-e-ne</text:span></text:p>
      <text:p text:style-name="P22"><text:span text:style-name="T8"><text:tab/></text:span><text:span text:style-name="T14">ArÅ2</text:span><text:span text:style-name="T8"><text:tab/></text:span><text:span text:style-name="T16">nita-bi-e-ne munus-bi-e-ne</text:span></text:p>
      <text:p text:style-name="P22"><text:span text:style-name="T8"><text:tab/></text:span><text:span text:style-name="T14">Su1S</text:span><text:span text:style-name="T8"><text:tab/></text:span><text:span text:style-name="T14">nita</text:span><text:span text:style-name="T58">ta</text:span><text:span text:style-name="T14">-be-e-en-ne munus-e-en-ne</text:span></text:p>
      <text:p text:style-name="P22"><text:span text:style-name="T8"><text:tab/></text:span><text:span text:style-name="T8">Su1A<text:tab/></text:span><text:span text:style-name="T12">zikar</text:span><text:span text:style-name="T86">ū</text:span><text:span text:style-name="T21">å</text:span><text:span text:style-name="T12">unu sinni</text:span><text:span text:style-name="T21">åã</text:span><text:span text:style-name="T12">tu</text:span><text:span text:style-name="T21">å</text:span><text:span text:style-name="T12">unu</text:span></text:p>
      <text:p text:style-name="P32"/>
      <text:p text:style-name="P22"><text:span text:style-name="T8">10. <text:tab/>*<text:tab/>nita-bi ki </text:span><text:span text:style-name="T14">åà</text:span><text:span text:style-name="T8">-ga-na-</text:span><text:span text:style-name="T14">åè</text:span><text:span text:style-name="T8"> </text:span><text:span text:style-name="T14">ì</text:span><text:span text:style-name="T8">-du</text:span></text:p>
      <text:p text:style-name="P22"><text:span text:style-name="T8"><text:tab/></text:span><text:span text:style-name="T8">ArÅ2<text:tab/></text:span><text:span text:style-name="T10">nita-bi ki </text:span><text:span text:style-name="T16">åà</text:span><text:span text:style-name="T10">-ga-na-</text:span><text:span text:style-name="T16">åè</text:span><text:span text:style-name="T10"> </text:span><text:span text:style-name="T16">ì</text:span><text:span text:style-name="T10">-du-ne</text:span></text:p>
      <text:p text:style-name="P22"><text:span text:style-name="T8"><text:tab/></text:span><text:span text:style-name="T14">Su1S</text:span><text:span text:style-name="T8"><text:tab/></text:span><text:span text:style-name="T14">nita</text:span><text:span text:style-name="T58">ta</text:span><text:span text:style-name="T14">-be ki</text:span><text:span text:style-name="T84">­</text:span><text:span text:style-name="T14">åà-ga-an-ne e-du</text:span></text:p>
      <text:p text:style-name="P22"><text:span text:style-name="T8"><text:tab/></text:span><text:span text:style-name="T8">Su1A<text:tab/></text:span><text:span text:style-name="T12">zikar</text:span><text:span text:style-name="T21">å</text:span><text:span text:style-name="T12">u </text:span><text:span text:style-name="T86">ē</text:span><text:span text:style-name="T12">mi libbi</text:span><text:span text:style-name="T21">å</text:span><text:span text:style-name="T12">u illaka</text:span></text:p>
      <text:p text:style-name="P32"/>
      <text:p text:style-name="P22"><text:span text:style-name="T8">11. <text:tab/>*<text:tab/>munus-e </text:span><text:span text:style-name="T60">Ñi</text:span><text:span text:style-name="T58">å</text:span><text:span text:style-name="T8">bala </text:span><text:span text:style-name="T60">Ñi</text:span><text:span text:style-name="T58">å</text:span><text:span text:style-name="T8">kirid-da &lt; har-ra-an­&gt; </text:span><text:span text:style-name="T16">åà</text:span><text:span text:style-name="T10">-ga-na al-&lt;du&gt;</text:span></text:p>
      <text:p text:style-name="P22"><text:span text:style-name="T8"><text:tab/></text:span><text:span text:style-name="T8">ArÅ2<text:tab/></text:span><text:span text:style-name="T10">munus-bi </text:span><text:span text:style-name="T61">Ñi</text:span><text:span text:style-name="T59">å</text:span><text:span text:style-name="T10">bala </text:span><text:span text:style-name="T61">Ñi</text:span><text:span text:style-name="T59">å</text:span><text:span text:style-name="T10">kirid-da </text:span><text:span text:style-name="T16">å</text:span><text:span text:style-name="T10">u ba-e-si-ig har-ra-an­ </text:span><text:span text:style-name="T16">åà</text:span><text:span text:style-name="T10">-ga-na du-ù-ne</text:span></text:p>
      <text:p text:style-name="P22"><text:span text:style-name="T8"><text:tab/></text:span><text:span text:style-name="T14">Su1S</text:span><text:span text:style-name="T8"><text:tab/></text:span><text:span text:style-name="T14">munus-åe bala </text:span><text:span text:style-name="T58">Ñiå</text:span><text:span text:style-name="T14">gi-ri-iå åà-ga-an-ne al &lt;&gt;</text:span></text:p>
      <text:p text:style-name="P22"><text:span text:style-name="T8"><text:tab/></text:span><text:span text:style-name="T8">Su1A<text:tab/></text:span><text:span text:style-name="T12">sinni</text:span><text:span text:style-name="T21">å</text:span><text:span text:style-name="T12">tu qadu pilakki</text:span><text:span text:style-name="T21">å</text:span><text:span text:style-name="T12">a u kirissi&lt;åa …&gt;</text:span></text:p>
      <text:p text:style-name="P48"/>
      <text:p text:style-name="P22"><text:span text:style-name="T8">12</text:span><text:span text:style-name="T8">. <text:tab/>*<text:tab/>eden-na n</text:span><text:span text:style-name="T14">í</text:span><text:span text:style-name="T8">Ñ daÑal-bi Ñ</text:span><text:span text:style-name="T14">á</text:span><text:span text:style-name="T8">-rig</text:span><text:span text:style-name="T75">7</text:span><text:span text:style-name="T8"> </text:span><text:span text:style-name="T14">ù</text:span><text:span text:style-name="T8">-mu-Ñar</text:span></text:p>
      <text:p text:style-name="P22"><text:span text:style-name="T8"><text:tab/></text:span><text:span text:style-name="T8">ArÅ2<text:tab/></text:span><text:span text:style-name="T10">eden n</text:span><text:span text:style-name="T16">í</text:span><text:span text:style-name="T10">Ñ-daÑal-la-ba Ñ</text:span><text:span text:style-name="T16">á</text:span><text:span text:style-name="T10">-rig</text:span><text:span text:style-name="T76">7</text:span><text:span text:style-name="T10"> mu-ni-ib-Ñar</text:span></text:p>
      <text:p text:style-name="P22"><text:span text:style-name="T8"><text:tab/></text:span><text:span text:style-name="T8">Su1S<text:tab/>eden-na n</text:span><text:span text:style-name="T14">í</text:span><text:span text:style-name="T8">Ñ dam-gal-be na-ri ù-mu-Ñar</text:span><text:span text:style-name="T60">ár</text:span></text:p>
      <text:p text:style-name="P22"><text:span text:style-name="T8"><text:tab/></text:span><text:span text:style-name="T8">Su1S<text:tab/></text:span><text:span text:style-name="T12">œ</text:span><text:span text:style-name="T86">ē</text:span><text:span text:style-name="T12">ra rap</text:span><text:span text:style-name="T21">å</text:span><text:span text:style-name="T12">a tab</text:span><text:span text:style-name="T88">ī</text:span><text:span text:style-name="T12">n</text:span><text:span text:style-name="T88">ī</text:span><text:span text:style-name="T12"> umal&lt;li&gt;</text:span></text:p>
      <text:p text:style-name="P32"/>
      <text:p text:style-name="P22"><text:span text:style-name="T8">13. <text:tab/>*<text:tab/>za-lam-Ñar ma</text:span><text:span text:style-name="T14">å</text:span><text:span text:style-name="T8">-g</text:span><text:span text:style-name="T14">á</text:span><text:span text:style-name="T8">na-bi-da ki um-ma-ni-in-Ñar-Ñar</text:span></text:p>
      <text:p text:style-name="P22"><text:span text:style-name="T8"><text:tab/></text:span><text:span text:style-name="T8">ArÅ2<text:tab/></text:span><text:span text:style-name="T10">za-lam-gar ma</text:span><text:span text:style-name="T16">å</text:span><text:span text:style-name="T10">-g</text:span><text:span text:style-name="T16">á</text:span><text:span text:style-name="T10">na-bi ki um-mi-Ñar-Ñar</text:span><text:span text:style-name="T61"><text:note text:id="ftn7" text:note-class="footnote"><text:note-citation>7</text:note-citation><text:note-body><text:p text:style-name="P57"><text:span text:style-name="T95">T</text:span><text:span text:style-name="Footnote_20_Symbol"><text:span text:style-name="T96"/></text:span><text:span text:style-name="T95">PT</text:span><text:span text:style-name="T97"> </text:span><text:span text:style-name="T98">Var.: </text:span><text:span text:style-name="T100">za-lam-gar maå-gána-≠bi</text:span><text:span text:style-name="T101"></text:span><text:span text:style-name="T100">-ta ú-sal mu-un-nú-nú</text:span><text:span text:style-name="T99">.</text:span></text:p></text:note-body></text:note></text:span></text:p>
      <text:p text:style-name="P22"><text:span text:style-name="T8"><text:tab/></text:span><text:span text:style-name="T8">Su1S<text:tab/>za-la-am-ga-na-be-et-te ki um-ni-in-Ñar-Ñar</text:span></text:p>
      <text:p text:style-name="P22"><text:span text:style-name="T8"><text:tab/></text:span><text:span text:style-name="T8">Su1A<text:tab/></text:span><text:span text:style-name="T12">ku</text:span><text:span text:style-name="T21">å</text:span><text:span text:style-name="T12">t</text:span><text:span text:style-name="T88">ā</text:span><text:span text:style-name="T12">r</text:span><text:span text:style-name="T88">ī</text:span><text:span text:style-name="T12">ja ina pani ta</text:span><text:span text:style-name="T21">å</text:span><text:span text:style-name="T12">tanakkan</text:span></text:p>
      <text:p text:style-name="P34"/>
      <text:p text:style-name="P22"><text:span text:style-name="T8">14.</text:span><text:span text:style-name="T8"> <text:tab/>*<text:tab/>l</text:span><text:span text:style-name="T14">ú</text:span><text:span text:style-name="T8">-kíÑ-ak l</text:span><text:span text:style-name="T14">ú</text:span><text:span text:style-name="T8">-gud-apin-l</text:span><text:span text:style-name="T14">á</text:span><text:span text:style-name="T8"> a-</text:span><text:span text:style-name="T14">åà</text:span><text:span text:style-name="T8">-ga u</text:span><text:span text:style-name="T75">4</text:span><text:span text:style-name="T8"> ­mi-ni-ib-zal-zal-e-ne</text:span></text:p>
      <text:p text:style-name="P22"><text:span text:style-name="T8"><text:tab/></text:span><text:span text:style-name="T8">ArÅ2<text:tab/></text:span><text:span text:style-name="T10">l</text:span><text:span text:style-name="T16">ú</text:span><text:span text:style-name="T10">-kíÑ-ak-bi l</text:span><text:span text:style-name="T16">ú</text:span><text:span text:style-name="T10">-apin-l</text:span><text:span text:style-name="T16">á</text:span><text:span text:style-name="T10"> a-</text:span><text:span text:style-name="T16">åà</text:span><text:span text:style-name="T10">-ga u</text:span><text:span text:style-name="T76">4 </text:span><text:span text:style-name="T10">­mu-un-di-ni-ib-zal-e</text:span></text:p>
      <text:p text:style-name="P22"><text:span text:style-name="T8"><text:tab/></text:span><text:span text:style-name="T8">Su1S<text:tab/>lu-</text:span><text:span text:style-name="T14">ú</text:span><text:span text:style-name="T8">-ki-im-ki-ik-ki lu-</text:span><text:span text:style-name="T14">ú</text:span><text:span text:style-name="T8">-a-pil-l</text:span><text:span text:style-name="T14">á</text:span><text:span text:style-name="T8"> a-</text:span><text:span text:style-name="T14">å</text:span><text:span text:style-name="T8">a-≠gu-gu ú mi-ni-ib-za-al-za-al-≠le-en-ne </text:span></text:p>
      <text:p text:style-name="P22"><text:span text:style-name="T8"><text:tab/></text:span><text:span text:style-name="T8">Su1A<text:tab/></text:span><text:span text:style-name="T94">ē</text:span><text:span text:style-name="T12">pi</text:span><text:span text:style-name="T21">å</text:span><text:span text:style-name="T12"> </text:span><text:span text:style-name="T21">å</text:span><text:span text:style-name="T12">ipri u err</text:span><text:span text:style-name="T92">ē</text:span><text:span text:style-name="T21">å</text:span><text:span text:style-name="T12"> ina eqli u</text:span><text:span text:style-name="T21">å</text:span><text:span text:style-name="T12">teberr</text:span></text:p>
      <text:p text:style-name="P32"/>
      <text:p text:style-name="P22"><text:span text:style-name="T8">15. <text:tab/>*<text:tab/></text:span><text:span text:style-name="T14">é</text:span><text:span text:style-name="T8">nsi </text:span><text:span text:style-name="T14">å</text:span><text:span text:style-name="T8">abra …</text:span></text:p>
      <text:p text:style-name="P22"><text:span text:style-name="T8"><text:tab/></text:span><text:span text:style-name="T8">Su1S<text:tab/>im-sik </text:span><text:span text:style-name="T14">åà</text:span><text:span text:style-name="T8">-ab-ra-a níg-da-ra-ta-≠an-ne</text:span></text:p>
      <text:p text:style-name="P22"><text:span text:style-name="T8"><text:tab/></text:span><text:span text:style-name="T8">Su1A<text:tab/></text:span><text:span text:style-name="T12">i</text:span><text:span text:style-name="T21">åå</text:span><text:span text:style-name="T12">akku u </text:span><text:span text:style-name="T21">å</text:span><text:span text:style-name="T12">abrû mali dri </text:span><text:span text:style-name="T21">å</text:span><text:span text:style-name="T12">âtu l</text:span><text:span text:style-name="T92">ī</text:span><text:span text:style-name="T12">pu</text:span><text:span text:style-name="T21">å</text:span><text:span text:style-name="T12">u</text:span><text:span text:style-name="T8"> </text:span></text:p>
      <text:p text:style-name="P32"/>
      <text:p text:style-name="P22"><text:span text:style-name="T8">16. <text:tab/>*<text:tab/>kin b</text:span><text:span text:style-name="T14">à</text:span><text:span text:style-name="T8">d-bi ak-ka b</text:span><text:span text:style-name="T14">à</text:span><text:span text:style-name="T8">d-bi nir-Ñál li-b</text:span><text:span text:style-name="T14">í</text:span><text:span text:style-name="T8">-ib-du</text:span><text:span text:style-name="T75">11</text:span><text:span text:style-name="T8">-ge</text:span></text:p>
      <text:p text:style-name="P22"><text:span text:style-name="T8"><text:tab/></text:span><text:span text:style-name="T14">Su1S</text:span><text:span text:style-name="T8"><text:tab/></text:span><text:span text:style-name="T14">ki-im </text:span><text:span text:style-name="T8">≠</text:span><text:span text:style-name="T14">be</text:span><text:span text:style-name="T8"></text:span><text:span text:style-name="T14">-ed-be ak-ka-a-a ba-</text:span><text:span text:style-name="T8">≠</text:span><text:span text:style-name="T14">ad</text:span><text:span text:style-name="T8"></text:span><text:span text:style-name="T14">-be ne-er-ga-al li-bi-ib-tu-ul-le</text:span></text:p>
      <text:p text:style-name="P22"><text:span text:style-name="T8"><text:tab/></text:span><text:span text:style-name="T14">Su1A</text:span><text:span text:style-name="T8"><text:tab/></text:span><text:span text:style-name="T21">åipir dri ep</text:span><text:span text:style-name="T86">ē</text:span><text:span text:style-name="T21">åa etelliå l aqbi</text:span></text:p>
      <text:p text:style-name="P40"/>
      <text:p text:style-name="P22"><text:span text:style-name="T8">17.</text:span><text:span text:style-name="T8"> <text:tab/>*<text:tab/>zi ugnim </text:span><text:span text:style-name="T14">ù</text:span><text:span text:style-name="T8"> zi ma-da-mu-</text:span><text:span text:style-name="T14">åè</text:span></text:p>
      <text:p text:style-name="P22"><text:span text:style-name="T8"><text:tab/></text:span><text:span text:style-name="T8">Su1S<text:tab/>zi um-ni-im ù da-</text:span><text:span text:style-name="T14">åà</text:span><text:span text:style-name="T8">-an-ne-et-te</text:span></text:p>
      <text:p text:style-name="P22"><text:soft-page-break/><text:span text:style-name="T8"><text:tab/></text:span><text:span text:style-name="T8">Su1A<text:tab/></text:span><text:span text:style-name="T12">ana napi</text:span><text:span text:style-name="T21">å</text:span><text:span text:style-name="T12">tija u napi</text:span><text:span text:style-name="T21">å</text:span><text:span text:style-name="T12">ta m</text:span><text:span text:style-name="T21">ã</text:span><text:span text:style-name="T12">tija </text:span></text:p>
      <text:p text:style-name="P32"/>
      <text:p text:style-name="P22"><text:span text:style-name="T8">18. <text:tab/>*<text:tab/>silim-ma-</text:span><text:span text:style-name="T14">åè</text:span><text:span text:style-name="T8"> </text:span><text:span text:style-name="T14">åà</text:span><text:span text:style-name="T8">-k</text:span><text:span text:style-name="T14">úå</text:span><text:span text:style-name="T8">-</text:span><text:span text:style-name="T14">åè</text:span><text:span text:style-name="T8"> b</text:span><text:span text:style-name="T14">à</text:span><text:span text:style-name="T8">d mu-na-an-d</text:span><text:span text:style-name="T14">ù</text:span></text:p>
      <text:p text:style-name="P22"><text:span text:style-name="T8"><text:tab/></text:span><text:span text:style-name="T8">Su1S<text:tab/></text:span><text:span text:style-name="T14">å</text:span><text:span text:style-name="T8">i-li-ma </text:span><text:span text:style-name="T14">å</text:span><text:span text:style-name="T8">ak-ku-</text:span><text:span text:style-name="T14">å</text:span><text:span text:style-name="T8">e </text:span><text:span text:style-name="T14">å</text:span><text:span text:style-name="T8">a qa-al mu-un-na-an-du</text:span></text:p>
      <text:p text:style-name="P22"><text:span text:style-name="T8"><text:tab/></text:span><text:span text:style-name="T8">Su1A<text:tab/></text:span><text:span text:style-name="T12">ana </text:span><text:span text:style-name="T21">å</text:span><text:span text:style-name="T12">ullumi a</text:span><text:span text:style-name="T21">å</text:span><text:span text:style-name="T12">t</text:span><text:span text:style-name="T21">ã</text:span><text:span text:style-name="T12">l amtallikma dra </text:span><text:span text:style-name="T21">å</text:span><text:span text:style-name="T12">âtu </text:span><text:span text:style-name="T92">ē</text:span><text:span text:style-name="T12">pu</text:span><text:span text:style-name="T21">å</text:span></text:p>
      <text:p text:style-name="P32"/>
      <text:p text:style-name="P22"><text:span text:style-name="T8">19. <text:tab/>*<text:tab/></text:span><text:span text:style-name="T14">ì</text:span><text:span text:style-name="T8">-ne-</text:span><text:span text:style-name="T14">èå</text:span><text:span text:style-name="T8"> ugnim im-ma-an-gin</text:span></text:p>
      <text:p text:style-name="P22"><text:span text:style-name="T8"><text:tab/></text:span><text:span text:style-name="T8">Su1S<text:tab/>e-ne-e</text:span><text:span text:style-name="T14">å</text:span><text:span text:style-name="T8">-</text:span><text:span text:style-name="T14">å</text:span><text:span text:style-name="T8">e um-ni-im im-ma-an-gin</text:span></text:p>
      <text:p text:style-name="P22"><text:span text:style-name="T8"><text:tab/></text:span><text:span text:style-name="T14">Su1A</text:span><text:span text:style-name="T8"><text:tab/></text:span><text:span text:style-name="T21">inanna ummãnu itte</text:span><text:span text:style-name="T12">æ</text:span><text:span text:style-name="T86">ā</text:span></text:p>
      <text:p text:style-name="P40"/>
      <text:p text:style-name="P22"><text:span text:style-name="T14">20.</text:span><text:span text:style-name="T8"> <text:tab/></text:span><text:span text:style-name="T14">*</text:span><text:span text:style-name="T8"><text:tab/></text:span><text:span text:style-name="T14">kin bàd-ba lú kíÑ-bi hé-em-dù</text:span></text:p>
      <text:p text:style-name="P22"><text:span text:style-name="T8"><text:tab/></text:span><text:span text:style-name="T14">Su1S</text:span><text:span text:style-name="T8"><text:tab/></text:span><text:span text:style-name="T14">ki-im bàd-be lu-ú ki-ig-be he-em-tu</text:span></text:p>
      <text:p text:style-name="P22"><text:span text:style-name="T8"><text:tab/></text:span><text:span text:style-name="T8">Su1A<text:tab/></text:span><text:span text:style-name="T21">å</text:span><text:span text:style-name="T12">ipir dri </text:span><text:span text:style-name="T92">ē</text:span><text:span text:style-name="T12">pi</text:span><text:span text:style-name="T21">å</text:span><text:span text:style-name="T12"> dri lipu</text:span><text:span text:style-name="T21">å</text:span></text:p>
      <text:p text:style-name="P32"/>
      <text:p text:style-name="P22"><text:span text:style-name="T8">21.<text:tab/>*<text:tab/>ì-ne-</text:span><text:span text:style-name="T14">èå</text:span><text:span text:style-name="T8"> </text:span><text:span text:style-name="T14">á</text:span><text:span text:style-name="T8">rad-mu mu-e-</text:span><text:span text:style-name="T14">å</text:span><text:span text:style-name="T8">i-in-gi</text:span><text:span text:style-name="T75">4</text:span></text:p>
      <text:p text:style-name="P22"><text:span text:style-name="T8"><text:tab/></text:span><text:span text:style-name="T8">Su1S<text:tab/>ne-e-</text:span><text:span text:style-name="T14">å</text:span><text:span text:style-name="T8">e ur-du-um-gu </text:span><text:span text:style-name="T14">å</text:span><text:span text:style-name="T8">i-im-gi</text:span></text:p>
      <text:p text:style-name="P22"><text:span text:style-name="T8"><text:tab/></text:span><text:span text:style-name="T8">Su1A<text:tab/></text:span><text:span text:style-name="T12">inanna Urdumgu ubteººi</text:span></text:p>
      <text:p text:style-name="P32"/>
      <text:p text:style-name="P22"><text:span text:style-name="T8">22.<text:tab/>X1<text:tab/></text:span><text:span text:style-name="T14">≠</text:span><text:span text:style-name="T8">énsi</text:span><text:span text:style-name="T60">?</text:span><text:span text:style-name="T8"> åabra</text:span><text:span text:style-name="T60">?</text:span><text:span text:style-name="T14"></text:span><text:span text:style-name="T8"> l[ú</text:span><text:span text:style-name="T60">?</text:span><text:span text:style-name="T8">-bi hé-eb-túm]</text:span></text:p>
      <text:p text:style-name="P22"><text:span text:style-name="T8"><text:tab/></text:span><text:span text:style-name="T8">*<text:tab/></text:span><text:span text:style-name="T14">é</text:span><text:span text:style-name="T8">nsi </text:span><text:span text:style-name="T14">å</text:span><text:span text:style-name="T8">abra l</text:span><text:span text:style-name="T14">ú</text:span><text:span text:style-name="T8">-bi h</text:span><text:span text:style-name="T14">é</text:span><text:span text:style-name="T8">-eb-t</text:span><text:span text:style-name="T14">ú</text:span><text:span text:style-name="T8">m</text:span></text:p>
      <text:p text:style-name="P22"><text:span text:style-name="T8"><text:tab/></text:span><text:span text:style-name="T8">Su1S<text:tab/>im-sik </text:span><text:span text:style-name="T14">åà</text:span><text:span text:style-name="T8">-ab-ra-a lu-</text:span><text:span text:style-name="T14">ú</text:span><text:span text:style-name="T8">-be he-eb-du-m[u]</text:span></text:p>
      <text:p text:style-name="P22"><text:span text:style-name="T8"><text:tab/></text:span><text:span text:style-name="T8">Su1A<text:tab/></text:span><text:span text:style-name="T12">i</text:span><text:span text:style-name="T21">åå</text:span><text:span text:style-name="T12">akku u </text:span><text:span text:style-name="T21">å</text:span><text:span text:style-name="T12">abrû mali dri </text:span><text:span text:style-name="T21">å</text:span><text:span text:style-name="T12">â&lt;tu&gt;</text:span></text:p>
      <text:p text:style-name="P32"/>
      <text:p text:style-name="P22"><text:span text:style-name="T8">23.<text:tab/>X2<text:tab/>uru-uru-bi ha-ra-≠ab-zi-zi-ne</text:span></text:p>
      <text:p text:style-name="P22"><text:span text:style-name="T8"><text:tab/></text:span><text:span text:style-name="T8">X3<text:tab/>[uru-uru-bi ha-(ra)-ab]-</text:span><text:span text:style-name="T14">≠</text:span><text:span text:style-name="T8">zi-zi-eå</text:span><text:span text:style-name="T14"></text:span></text:p>
      <text:p text:style-name="P22"><text:span text:style-name="T8"><text:tab/></text:span><text:span text:style-name="T8">*<text:tab/>uru-uru-bi ha-ba-an-zi-zi</text:span></text:p>
      <text:p text:style-name="P22"><text:span text:style-name="T8"><text:tab/></text:span><text:span text:style-name="T8">Su1S<text:tab/>uru-uru-be ha-pa-an-di-iz-zi-ja</text:span></text:p>
      <text:p text:style-name="P22"><text:soft-page-break/><text:span text:style-name="T8"><text:tab/></text:span><text:span text:style-name="T8">Su1S<text:tab/></text:span><text:span text:style-name="T21">ã</text:span><text:span text:style-name="T12">li</text:span><text:span text:style-name="T21">å</text:span><text:span text:style-name="T12"> </text:span><text:span text:style-name="T21">ã</text:span><text:span text:style-name="T12">li</text:span><text:span text:style-name="T21">å</text:span><text:span text:style-name="T12"> udekkâkku</text:span></text:p>
      <text:p text:style-name="P32"/>
      <text:p text:style-name="P22"><text:span text:style-name="T14">24.<text:tab/>X2<text:tab/>lú saÑ kíÑ-bi hé-</text:span><text:span text:style-name="T8">≠</text:span><text:span text:style-name="T14">en</text:span><text:span text:style-name="T8"></text:span><text:span text:style-name="T14">-dab</text:span><text:span text:style-name="T74">5</text:span></text:p>
      <text:p text:style-name="P22"><text:span text:style-name="T14"><text:tab/>X3<text:tab/>[lú saÑ kíÑ-bi] </text:span><text:span text:style-name="T8">≠</text:span><text:span text:style-name="T14">hé-éb-dab</text:span><text:span text:style-name="T74">5</text:span></text:p>
      <text:p text:style-name="P22"><text:span text:style-name="T14"><text:tab/>*<text:tab/>lú saÑ kíÑ-bi mu-un-?</text:span></text:p>
      <text:p text:style-name="P22"><text:span text:style-name="T14"><text:tab/>Su1S<text:tab/>lú saÑ gi-in-ne mu-un-e</text:span></text:p>
      <text:p text:style-name="P22"><text:span text:style-name="T14"><text:tab/></text:span><text:span text:style-name="T8">Su1A<text:tab/></text:span><text:span text:style-name="T12">aw</text:span><text:span text:style-name="T92">ī</text:span><text:span text:style-name="T12">lu ina qaqqad </text:span><text:span text:style-name="T21">å</text:span><text:span text:style-name="T12">ipri</text:span><text:span text:style-name="T21">å</text:span><text:span text:style-name="T12">u ana b</text:span><text:span text:style-name="T92">ī</text:span><text:span text:style-name="T12">ti</text:span></text:p>
      <text:p text:style-name="P32"/>
      <text:p text:style-name="P22"><text:span text:style-name="T8">25.<text:tab/>X2<text:tab/>ki b</text:span><text:span text:style-name="T14">à</text:span><text:span text:style-name="T8">d </text:span><text:span text:style-name="T14">å</text:span><text:span text:style-name="T8">ub-ba ki-bi-</text:span><text:span text:style-name="T14">åè</text:span><text:span text:style-name="T8"> ≠hu-mu-un-Ñar</text:span></text:p>
      <text:p text:style-name="P22"><text:span text:style-name="T8"><text:tab/></text:span><text:span text:style-name="T8">*<text:tab/>ki bàd åub-ba ki-bi-&lt;åè&gt; ha-ma-gi</text:span><text:span text:style-name="T75">4</text:span><text:span text:style-name="T8">-gi</text:span><text:span text:style-name="T75">4</text:span></text:p>
      <text:p text:style-name="P22"><text:span text:style-name="T8"><text:tab/></text:span><text:span text:style-name="T8">Su1S<text:tab/>ki-im ga-al </text:span><text:span text:style-name="T14">å</text:span><text:span text:style-name="T8">ub-ba ki-be ha-pa-gi-≠gi</text:span></text:p>
      <text:p text:style-name="P22"><text:span text:style-name="T8"><text:tab/></text:span><text:span text:style-name="T14">Su1A<text:tab/></text:span><text:span text:style-name="T21">aåar d</text:span><text:span text:style-name="T12"></text:span><text:span text:style-name="T21">ru maqtu ana aåriåu lit</text:span><text:span text:style-name="T12"></text:span><text:span text:style-name="T21">r</text:span><text:span text:style-name="T14"> </text:span></text:p>
      <text:p text:style-name="P40"/>
      <text:p text:style-name="P22"><text:span text:style-name="T14">26.<text:tab/>X2<text:tab/>hé-en-dag ù hé-≠en-dù</text:span></text:p>
      <text:p text:style-name="P22"><text:span text:style-name="T14"><text:tab/>X3<text:tab/>[hé-en-dag] ≠ù hé-en-dù</text:span></text:p>
      <text:p text:style-name="P22"><text:span text:style-name="T14"><text:tab/>*<text:tab/>hé-en-dag ù hé-en-dù</text:span></text:p>
      <text:p text:style-name="P22"><text:span text:style-name="T14"><text:tab/>Su1S<text:tab/>he-em-ta-ak-lu ú he-em-du</text:span></text:p>
      <text:p text:style-name="P22"><text:span text:style-name="T14"><text:tab/>Su1A<text:tab/></text:span><text:span text:style-name="T21">liqqur u l</text:span><text:span text:style-name="T92">ī</text:span><text:span text:style-name="T21">puå</text:span></text:p>
      <text:p text:style-name="P40"/>
      <text:p text:style-name="P22"><text:span text:style-name="T14">27.<text:tab/>X2<text:tab/>åà iti diå-kam á åub-ba </text:span><text:span text:style-name="T8">≠</text:span><text:span text:style-name="T14">ha-ba</text:span><text:span text:style-name="T8"></text:span><text:span text:style-name="T14">-til</text:span></text:p>
      <text:p text:style-name="P22"><text:span text:style-name="T14"><text:tab/>*<text:tab/>åà iti aå-kam bàd ha-ra-ab-til</text:span></text:p>
      <text:p text:style-name="P22"><text:span text:style-name="T14"><text:tab/>Su1S<text:tab/>åà iti aå-ka bàd ha-ra-ab-ti-il-le</text:span></text:p>
      <text:p text:style-name="P22"><text:span text:style-name="T14"><text:tab/>Su1A<text:tab/></text:span><text:span text:style-name="T21">ina libbi iåt</text:span><text:span text:style-name="T92">ē</text:span><text:span text:style-name="T21">n war</text:span><text:span text:style-name="T12">æ</text:span><text:span text:style-name="T21">i d</text:span><text:span text:style-name="T12"></text:span><text:span text:style-name="T21">ru åû l</text:span><text:span text:style-name="T12"></text:span><text:span text:style-name="T21"> quttu</text:span></text:p>
      <text:p text:style-name="P40"/>
      <text:p text:style-name="P22"><text:span text:style-name="T14">28.<text:tab/>X2<text:tab/>kíÑ-≠bi-åè èn mu-na-≠tar-re-</text:span><text:span text:style-name="T8">≠</text:span><text:span text:style-name="T14">en</text:span><text:span text:style-name="T8"></text:span></text:p>
      <text:p text:style-name="P22"><text:span text:style-name="T14"><text:tab/>X3<text:tab/>[kíÑ-bi-åè èn] ≠a</text:span><text:span text:style-name="T58">?</text:span><text:span text:style-name="T14">-ra-≠ab-tar-re-en</text:span></text:p>
      <text:p text:style-name="P22"><text:span text:style-name="T14"><text:tab/>*<text:tab/>kíÑ-bi-åè èn nam-ta-ab-tar-re-(en</text:span><text:span text:style-name="T58">?</text:span><text:span text:style-name="T14">)</text:span></text:p>
      <text:p text:style-name="P22"><text:soft-page-break/><text:span text:style-name="T14"><text:tab/>Su1S<text:tab/>ki-ig-be-eå-åe en nam-tab-ta-re</text:span></text:p>
      <text:p text:style-name="P22"><text:span text:style-name="T14"><text:tab/></text:span><text:span text:style-name="T8">Su1A<text:tab/></text:span><text:span text:style-name="T21">å</text:span><text:span text:style-name="T12">ipir d</text:span><text:span text:style-name="T21"></text:span><text:span text:style-name="T12">ri </text:span><text:span text:style-name="T86">ē</text:span><text:span text:style-name="T12">pi</text:span><text:span text:style-name="T21">å</text:span><text:span text:style-name="T12"> d</text:span><text:span text:style-name="T21"></text:span><text:span text:style-name="T12">ri l</text:span><text:span text:style-name="T86">ī</text:span><text:span text:style-name="T12">pu</text:span><text:span text:style-name="T21">å</text:span></text:p>
      <text:p text:style-name="P32"/>
      <text:p text:style-name="P22"><text:span text:style-name="T8">29.<text:tab/>X2<text:tab/></text:span><text:span text:style-name="T60">I</text:span><text:span text:style-name="T14">≠</text:span><text:span text:style-name="T8">l</text:span><text:span text:style-name="T14">ú</text:span><text:span text:style-name="T8">-</text:span><text:span text:style-name="T60">d</text:span><text:span text:style-name="T8">≠nanna </text:span><text:span text:style-name="T14">é</text:span><text:span text:style-name="T8">nsi ma-da zi-mu-dar-</text:span><text:span text:style-name="T14">≠</text:span><text:span text:style-name="T8">ra</text:span><text:span text:style-name="T14"></text:span><text:span text:style-name="T60">ki</text:span><text:span text:style-name="T8">-≠ke</text:span><text:span text:style-name="T75">4</text:span><text:span text:style-name="T8"></text:span></text:p>
      <text:p text:style-name="P22"><text:span text:style-name="T8"><text:tab/>X3<text:tab/>[</text:span><text:span text:style-name="T60">I</text:span><text:span text:style-name="T8">lú-</text:span><text:span text:style-name="T60">d</text:span><text:span text:style-name="T8">nanna énsi ma-da] ≠zi-mu-dar-ra-ke</text:span><text:span text:style-name="T75">4</text:span></text:p>
      <text:p text:style-name="P22"><text:span text:style-name="T8"><text:tab/>X3<text:tab/>lú-</text:span><text:span text:style-name="T60">d</text:span><text:span text:style-name="T8">nanna énsi ma-da zi-mu-dar-ra</text:span></text:p>
      <text:p text:style-name="P22"><text:span text:style-name="T8"><text:tab/>Su1S<text:tab/>l</text:span><text:span text:style-name="T14">ú</text:span><text:span text:style-name="T8">-∂nanna im-sik ma-ta zi-im-mu-un-dar-ra</text:span></text:p>
      <text:p text:style-name="P22"><text:span text:style-name="T8"><text:tab/>Su1A<text:tab/></text:span><text:span text:style-name="T13">Lu-Nanna i</text:span><text:span text:style-name="T22">åå</text:span><text:span text:style-name="T13">iak m</text:span><text:span text:style-name="T87">ā</text:span><text:span text:style-name="T13">t Zimudar</text:span></text:p>
      <text:p text:style-name="P32"/>
      <text:p text:style-name="P22"><text:span text:style-name="T8">30.<text:tab/>X2<text:tab/></text:span><text:span text:style-name="T14">é</text:span><text:span text:style-name="T8">[ren-na-n]i-ta im-mu-</text:span><text:span text:style-name="T14">≠</text:span><text:span text:style-name="T8">e</text:span><text:span text:style-name="T14"></text:span><text:span text:style-name="T8">-</text:span><text:span text:style-name="T14">å</text:span><text:span text:style-name="T8">i-</text:span><text:span text:style-name="T14">≠</text:span><text:span text:style-name="T8">ri</text:span><text:span text:style-name="T14"></text:span></text:p>
      <text:p text:style-name="P22"><text:span text:style-name="T8"><text:tab/>X3<text:tab/>[éren-na-ni]-≠åè hé-mu-e-åi-gin</text:span></text:p>
      <text:p text:style-name="P22"><text:span text:style-name="T8"><text:tab/>*<text:tab/>éren-a-ni-åè ha-ma-åi-du<text:tab/><text:tab/></text:span></text:p>
      <text:p text:style-name="P22"><text:span text:style-name="T8"><text:tab/>Su1S<text:tab/>an-ne-ne-åu ha-pa-åi-im-tu</text:span></text:p>
      <text:p text:style-name="P22"><text:span text:style-name="T8"><text:tab/>Su1A<text:tab/></text:span><text:span text:style-name="T13">qadu œab</text:span><text:span text:style-name="T93">ī</text:span><text:span text:style-name="T13">åu aøøardaku</text:span></text:p>
      <text:p text:style-name="P32"/>
      <text:p text:style-name="P22"><text:span text:style-name="T8">31.<text:tab/>X2<text:tab/>[ninda kaskal-l]a-ni-ta mu-ra-≠Ñ</text:span><text:span text:style-name="T14">á</text:span><text:span text:style-name="T8">l</text:span></text:p>
      <text:p text:style-name="P22"><text:span text:style-name="T8"><text:tab/>*<text:tab/>si-di-se hé-em-da-an-tuku</text:span></text:p>
      <text:p text:style-name="P22"><text:span text:style-name="T8"><text:tab/>Su1S<text:tab/>zi-be-is-åè he-em-da-am-du-ku</text:span></text:p>
      <text:p text:style-name="P22"><text:span text:style-name="T8"><text:tab/>Su1A<text:tab/></text:span><text:span text:style-name="T22">œ</text:span><text:span text:style-name="T13">id</text:span><text:span text:style-name="T89">ī</text:span><text:span text:style-name="T13">ssu naåiku</text:span></text:p>
      <text:p text:style-name="P32"/>
      <text:p text:style-name="P22"><text:span text:style-name="T8">32.<text:tab/>X2<text:tab/>[níÑ-á-ta]ka</text:span><text:span text:style-name="T75">4</text:span><text:span text:style-name="T8"> ba-ra-≠na-Ñál</text:span></text:p>
      <text:p text:style-name="P22"><text:span text:style-name="T8"><text:tab/></text:span><text:span text:style-name="T14">*<text:tab/>níÑ-á-taga</text:span><text:span text:style-name="T74">4</text:span><text:span text:style-name="T14"> la-ba-ra-an-tuku</text:span></text:p>
      <text:p text:style-name="P22"><text:span text:style-name="T14"><text:tab/></text:span><text:span text:style-name="T8">Su1S<text:tab/>níÑ-dag-ka la-ba-nam-da-at-ta</text:span></text:p>
      <text:p text:style-name="P22"><text:span text:style-name="T8"><text:tab/>Su1A<text:tab/></text:span><text:span text:style-name="T13">t</text:span><text:span text:style-name="T93">ē</text:span><text:span text:style-name="T13">k</text:span><text:span text:style-name="T93">ī</text:span><text:span text:style-name="T13">ta l iraååiku</text:span></text:p>
      <text:p text:style-name="P32"/>
      <text:p text:style-name="P22"><text:span text:style-name="T14">33.<text:tab/>*<text:tab/>u</text:span><text:span text:style-name="T74">4</text:span><text:span text:style-name="T14"> bàd ti-la dub-zu-ne-ne hé-bí-in-gin</text:span></text:p>
      <text:p text:style-name="P22"><text:span text:style-name="T14"><text:tab/>Su1A<text:tab/>up-pa-at ti-il-la du-ub-ne-en-ne-en-ne he-pi-níg-gin</text:span></text:p>
      <text:p text:style-name="P22"><text:soft-page-break/><text:span text:style-name="T14"><text:tab/></text:span><text:span text:style-name="T8">Su1A<text:tab/></text:span><text:span text:style-name="T22"></text:span><text:span text:style-name="T13">mi dru åû quttû øuppakunu lillika</text:span></text:p>
      <text:p text:style-name="P32"/>
      <text:p text:style-name="P22"><text:span text:style-name="T8">34.<text:tab/>*<text:tab/>u</text:span><text:span text:style-name="T75">4</text:span><text:span text:style-name="T8"> igi-zu-ne-ne mu-un-du</text:span><text:span text:style-name="T75">8</text:span><text:span text:style-name="T8">-re-eå-a</text:span></text:p>
      <text:p text:style-name="P22"><text:span text:style-name="T8"><text:tab/>Su1S<text:tab/>ù igi</text:span><text:span text:style-name="T60">gi</text:span><text:span text:style-name="T8">-zi-ne-en-ne mu-un-da-re-eå-åe</text:span></text:p>
      <text:p text:style-name="P22"><text:span text:style-name="T8"><text:tab/>Su1A<text:tab/></text:span><text:span text:style-name="T13">mi </text:span><text:span text:style-name="T93">ī</text:span><text:span text:style-name="T13">nkunu taåtakn</text:span><text:span text:style-name="T93">ā</text:span><text:span text:style-name="T13">ni</text:span></text:p>
      <text:p text:style-name="P32"/>
      <text:p text:style-name="P22"><text:span text:style-name="T8">35.<text:tab/>X1<text:tab/>[</text:span><text:span text:style-name="T60">I</text:span><text:span text:style-name="T8">l</text:span><text:span text:style-name="T14">ú</text:span><text:span text:style-name="T8">-</text:span><text:span text:style-name="T14">∂</text:span><text:span text:style-name="T8">nanna </text:span><text:span text:style-name="T14">é</text:span><text:span text:style-name="T8">n]si ≠ma-da zi-mu-</text:span><text:span text:style-name="T14">≠</text:span><text:span text:style-name="T8">dar</text:span><text:span text:style-name="T14"></text:span><text:span text:style-name="T8">-ra-ke</text:span><text:span text:style-name="T14">›</text:span><text:span text:style-name="T60"> </text:span></text:p>
      <text:p text:style-name="P22"><text:span text:style-name="T8"><text:tab/>X2<text:tab/></text:span><text:span text:style-name="T14">≠</text:span><text:span text:style-name="T60">I</text:span><text:span text:style-name="T8">l</text:span><text:span text:style-name="T14">ú</text:span><text:span text:style-name="T8">-</text:span><text:span text:style-name="T60">d</text:span><text:span text:style-name="T8">nanna </text:span><text:span text:style-name="T14">é</text:span><text:span text:style-name="T8">nsi ma-da zi-mu</text:span><text:span text:style-name="T14"></text:span><text:span text:style-name="T8">-dar-ra≠</text:span><text:span text:style-name="T60">ki</text:span><text:span text:style-name="T8">-ke</text:span><text:span text:style-name="T75">4</text:span><text:span text:style-name="T8"></text:span></text:p>
      <text:p text:style-name="P22"><text:span text:style-name="T8"><text:tab/>Su1S<text:tab/>lú-∂nanna im-≠sik ma-≠ta zi-im-mu-≠un-dar-≠ra-ak-ke </text:span></text:p>
      <text:p text:style-name="P22"><text:span text:style-name="T8"><text:tab/>Su1A<text:tab/></text:span><text:span text:style-name="T12">Lu-Nanna </text:span><text:span text:style-name="T13">iååiak m</text:span><text:span text:style-name="T21">ã</text:span><text:span text:style-name="T13">t</text:span><text:span text:style-name="T12"> Zimudar</text:span></text:p>
      <text:p text:style-name="P32"/>
      <text:p text:style-name="P22"><text:span text:style-name="T8">36.<text:tab/>X1<text:tab/>[</text:span><text:span text:style-name="T14">é</text:span><text:span text:style-name="T8">ren-na-ni-ta] </text:span><text:span text:style-name="T14">≠ù</text:span><text:span text:style-name="T8">-mu-un-</text:span><text:span text:style-name="T14">å</text:span><text:span text:style-name="T8">ub-bu-un-z</text:span><text:span text:style-name="T14">é</text:span><text:span text:style-name="T8">-en</text:span></text:p>
      <text:p text:style-name="P22"><text:span text:style-name="T8"><text:tab/>X2<text:tab/></text:span><text:span text:style-name="T14">é</text:span><text:span text:style-name="T8">ren-na-ni-ta </text:span><text:span text:style-name="T14">ù</text:span><text:span text:style-name="T8">-mu-e-</text:span><text:span text:style-name="T14">å</text:span><text:span text:style-name="T8">ub-bu-un-</text:span><text:span text:style-name="T14">≠</text:span><text:span text:style-name="T8">z</text:span><text:span text:style-name="T14">é</text:span><text:span text:style-name="T8">-en</text:span></text:p>
      <text:p text:style-name="P22"><text:span text:style-name="T8"><text:tab/>X3<text:tab/>[éren nam-b]a-e-åub-bé-≠en</text:span></text:p>
      <text:p text:style-name="P22"><text:span text:style-name="T8"><text:tab/>*<text:tab/></text:span><text:span text:style-name="T14">é</text:span><text:span text:style-name="T8">ren-na-ni-åè ha-ba-åi-in-tak</text:span><text:span text:style-name="T75">4</text:span><text:span text:style-name="T60">?</text:span></text:p>
      <text:p text:style-name="P22"><text:span text:style-name="T8"><text:tab/>Su1S<text:tab/>ere-ne-≠eå-åe ha-pa-åi-im-tu</text:span></text:p>
      <text:p text:style-name="P22"><text:span text:style-name="T8"><text:tab/>Su1A<text:tab/></text:span><text:span text:style-name="T13">qadu œab</text:span><text:span text:style-name="T93">ī</text:span><text:span text:style-name="T13">åu ezb</text:span><text:span text:style-name="T93">ā</text:span><text:span text:style-name="T13">niååuma</text:span></text:p>
      <text:p text:style-name="P32"/>
      <text:p text:style-name="P22"><text:span text:style-name="T8">37.<text:tab/>X1<text:tab/>[za-e </text:span><text:span text:style-name="T60">I</text:span><text:span text:style-name="T14">á</text:span><text:span text:style-name="T8">rad-mu] nam-ma-ab-l</text:span><text:span text:style-name="T14">á</text:span><text:span text:style-name="T8">-e-z</text:span><text:span text:style-name="T14">é</text:span><text:span text:style-name="T8">-en</text:span></text:p>
      <text:p text:style-name="P22"><text:span text:style-name="T8"><text:tab/>X2<text:tab/>za-e </text:span><text:span text:style-name="T60">I</text:span><text:span text:style-name="T14">á</text:span><text:span text:style-name="T8">rad-mu na-ma-ab-≠bal-le-en-z</text:span><text:span text:style-name="T14">é</text:span><text:span text:style-name="T8">-en</text:span></text:p>
      <text:p text:style-name="P22"><text:span text:style-name="T8"><text:tab/>*<text:tab/>za-e </text:span><text:span text:style-name="T14">á</text:span><text:span text:style-name="T8">rad-mu na-ma-ab-bar</text:span><text:span text:style-name="T60">?</text:span><text:span text:style-name="T8">-e</text:span></text:p>
      <text:p text:style-name="P22"><text:span text:style-name="T8"><text:tab/>Su1S<text:tab/>åa-e ur-du-um-gu nam-be-eb-le-e</text:span></text:p>
      <text:p text:style-name="P22"><text:span text:style-name="T8"><text:tab/>Su1A<text:tab/></text:span><text:span text:style-name="T13">atta u</text:span><text:span text:style-name="T8"> </text:span><text:span text:style-name="T12">Urdumgu</text:span><text:span text:style-name="T13"> l</text:span><text:span text:style-name="T93">ā</text:span><text:span text:style-name="T13"> tuææar</text:span><text:span text:style-name="T93">ā</text:span><text:span text:style-name="T13">ni </text:span></text:p>
      <text:p text:style-name="P32"/>
      <text:p text:style-name="P22"><text:span text:style-name="T14">38.<text:tab/>X2<text:tab/>Ñi</text:span><text:span text:style-name="T74">6</text:span><text:span text:style-name="T14"> an-bar</text:span><text:span text:style-name="T74">7</text:span><text:span text:style-name="T14"> kíÑ ≠hé-en-dù (after 39)</text:span></text:p>
      <text:p text:style-name="P22"><text:span text:style-name="T14"><text:tab/>Su1S<text:tab/>ge-e ab-ra-a ki-ig-be he-em-tu </text:span></text:p>
      <text:p text:style-name="P22"><text:span text:style-name="T14"><text:tab/></text:span><text:span text:style-name="T8">Su1A<text:tab/></text:span><text:span text:style-name="T13">m</text:span><text:span text:style-name="T22">å</text:span><text:span text:style-name="T13">i u urri </text:span><text:span text:style-name="T22">å</text:span><text:span text:style-name="T13">iprum linnepu</text:span><text:span text:style-name="T22">å</text:span><text:span text:style-name="T8"> </text:span></text:p>
      <text:p text:style-name="P32"><text:soft-page-break/></text:p>
      <text:p text:style-name="P22"><text:span text:style-name="T8">39.<text:tab/>X2<text:tab/></text:span><text:span text:style-name="T14">á</text:span><text:span text:style-name="T8">-</text:span><text:span text:style-name="T14">á</text:span><text:span text:style-name="T8">Ñ-Ñ</text:span><text:span text:style-name="T14">á</text:span><text:span text:style-name="T8"> kala-ga á-zu-ne-ne-a ≠nam-b/ma-e-åe-bi-en-z</text:span><text:span text:style-name="T14">é</text:span><text:span text:style-name="T8">-en</text:span></text:p>
      <text:p text:style-name="P22"><text:span text:style-name="T8"><text:tab/>*<text:tab/></text:span></text:p>
      <text:p text:style-name="P22"><text:span text:style-name="T8"><text:tab/>Su1S<text:tab/>a-ga zi kal-ka a-ga-mu-uå-ne-en-ne &lt;e-ma-ru-uk-ka&gt;</text:span></text:p>
      <text:p text:style-name="P22"><text:span text:style-name="T8"><text:tab/>Su1A<text:tab/></text:span><text:span text:style-name="T13">t</text:span><text:span text:style-name="T93">ē</text:span><text:span text:style-name="T13">rtakunu l dannat rittakunu</text:span></text:p>
      <text:p text:style-name="P32"/>
      <text:p text:style-name="P22"><text:span text:style-name="T8">40.<text:tab/>X1<text:tab/>[a-ma]-≠ru-kam</text:span></text:p>
      <text:p text:style-name="P22"><text:span text:style-name="T8"><text:tab/>X2<text:tab/></text:span><text:span text:style-name="T14">≠</text:span><text:span text:style-name="T8">a</text:span><text:span text:style-name="T14"></text:span><text:span text:style-name="T8">-ma-</text:span><text:span text:style-name="T14">≠</text:span><text:span text:style-name="T8">ru</text:span><text:span text:style-name="T14"></text:span><text:span text:style-name="T8">-kam</text:span></text:p>
      <text:p text:style-name="P22"><text:span text:style-name="T8"><text:tab/>X3<text:tab/>[a-m]a-ru-kam</text:span></text:p>
      <text:p text:style-name="P22"><text:span text:style-name="T8"><text:tab/>*<text:tab/>e</text:span><text:span text:style-name="T75">4</text:span><text:span text:style-name="T8">-ma-ru-kam</text:span></text:p>
      <text:p text:style-name="P22"><text:span text:style-name="T8"><text:tab/>Su1S<text:tab/>e-ma-ru-uk-ka</text:span></text:p>
      <text:p text:style-name="P22"><text:span text:style-name="T8"><text:tab/></text:span><text:span text:style-name="T14">Su1A<text:tab/></text:span><text:span text:style-name="T21">&lt;</text:span><text:span text:style-name="T22">ap&gt;puttu</text:span></text:p>
      <text:p text:style-name="P37"/>
      <text:p text:style-name="P44">Translations</text:p>
      <text:p text:style-name="P37"/>
      <text:p text:style-name="P25">Sumerian</text:p>
      <text:p text:style-name="P37"/>
      <text:p text:style-name="P46"><text:span text:style-name="T58">1 </text:span><text:span text:style-name="T14">Speak to Puzur-Åulgi, general of Bad-IgihursaÑa,</text:span><text:span text:style-name="T58"> 2 </text:span><text:span text:style-name="T14">saying (the words of) Åulgi, your king:</text:span></text:p>
      <text:p text:style-name="P46"><text:span text:style-name="T58">3 </text:span><text:span text:style-name="T14">After I had constructed Bad-IgihursaÑa, </text:span><text:span text:style-name="T58">4–5 </text:span><text:span text:style-name="T14">An­ and Enlil gave me to rule all the foreign lands and the far-flung­ multitudes; </text:span><text:span text:style-name="T58">6 </text:span><text:span text:style-name="T14">all the various cities, province by province,</text:span><text:span text:style-name="T58"> 7 </text:span><text:span text:style-name="T14">as well as the peoples of the far-flung homeland rested in safe ­pastures. </text:span><text:span text:style-name="T58">8 </text:span><text:span text:style-name="T14">I made them dwell in far-flung places and peaceful­ habitations. </text:span></text:p>
      <text:p text:style-name="P47"><text:span text:style-name="T58">9 </text:span><text:span text:style-name="T14">As for their men and women, </text:span><text:span text:style-name="T58">10 </text:span><text:span text:style-name="T14">their man goes wherever he wishes, </text:span><text:span text:style-name="T58">11</text:span><text:span text:style-name="T14"> and the woman </text:span><text:span text:style-name="T18">holds</text:span><text:span text:style-name="T14"> spindles and­ needles, wandering on whatever roads they wish. </text:span><text:span text:style-name="T58">12 </text:span><text:span text:style-name="T14">Having established their animal pens on the far-flung desert, </text:span><text:span text:style-name="T58">13 </text:span><text:span text:style-name="T14">and pitched their tents and encampments all over­, </text:span><text:span text:style-name="T58">14 </text:span><text:span text:style-name="T14">the laborers and tenant farmers then spend their days (working) in the­ fields. </text:span></text:p>
      <text:p text:style-name="P46"><text:soft-page-break/><text:span text:style-name="T58">15 </text:span><text:span text:style-name="T14">The farmer(s) and the overseers(s) … </text:span><text:span text:style-name="T58">16 </text:span><text:span text:style-name="T14">Proudly I ordered the wall-work on the fortification! </text:span><text:span text:style-name="T58">17 </text:span><text:span text:style-name="T14">For the well-being of my army and of my frontier territory, </text:span><text:span text:style-name="T58">18 </text:span><text:span text:style-name="T14">I made ­inquiries, I consulted about bringing about peace, and (decided to) (re)build this fortification. </text:span><text:span text:style-name="T58">19 </text:span><text:span text:style-name="T14">Now the army has arrived </text:span><text:span text:style-name="T58">20 </text:span><text:span text:style-name="T14">and­ so make the wall builders do that work!</text:span></text:p>
      <text:p text:style-name="P46"><text:span text:style-name="T58">21 </text:span><text:span text:style-name="T14">And now I am (also) sending Aradmu to you. </text:span><text:span text:style-name="T58">22 </text:span><text:span text:style-name="T14">Have­ the farmers and the overseers bring their people, </text:span><text:span text:style-name="T58">23 </text:span><text:span text:style-name="T14">mobilize all their cities for you, </text:span><text:span text:style-name="T58">24 </text:span><text:span text:style-name="T14">and have him </text:span><text:span text:style-name="T22">appoint</text:span><text:span text:style-name="T14"> the man in charge of the­ work. </text:span><text:span text:style-name="T58">2 5</text:span><text:span text:style-name="T14">Wherever the wall has deteriorated, it must be ­restored, </text:span><text:span text:style-name="T58">2 6</text:span><text:span text:style-name="T14">torn down, and then rebuilt; </text:span><text:span text:style-name="T58">27 </text:span><text:span text:style-name="T14">the fortifications must be finished in one month! </text:span><text:span text:style-name="T58">28 </text:span><text:span text:style-name="T14">You/I will then ask (Aradmu for a report) about this work. </text:span></text:p>
      <text:p text:style-name="P46"><text:span text:style-name="T58">29 </text:span><text:span text:style-name="T14">Lu-Nanna, governor of Zimudar province, </text:span><text:span text:style-name="T58">30 </text:span><text:span text:style-name="T14">is coming to you with his worker troops. </text:span><text:span text:style-name="T58">31 </text:span><text:span text:style-name="T14">He will have his own [travel provision]s for you, ­</text:span><text:span text:style-name="T58">32 </text:span><text:span text:style-name="T14">and he should not complain to you.</text:span><text:span text:style-name="T58"> 33 </text:span><text:span text:style-name="T14">When the fortifications are finished, then and you shall both send your written report (to me). </text:span><text:span text:style-name="T58">34 </text:span><text:span text:style-name="T14">When both of you have inspected (the work), ­</text:span><text:span text:style-name="T58">35 </text:span><text:span text:style-name="T14">and after Lu-Nanna, governor of Zimudar </text:span><text:span text:style-name="T58">36 </text:span><text:span text:style-name="T14">has left you ­both with his worker troops, </text:span><text:span text:style-name="T58">37 </text:span><text:span text:style-name="T14">you and Aradmu must not </text:span><text:span text:style-name="T21">alter your assignment</text:span><text:span text:style-name="T14">! </text:span><text:span text:style-name="T58">38 </text:span><text:span text:style-name="T14">The work must progress day and night, </text:span><text:span text:style-name="T58">39 </text:span><text:span text:style-name="T14">and you must not neglect the important orders </text:span><text:span text:style-name="T22">that are in your hands</text:span><text:span text:style-name="T18">!</text:span></text:p>
      <text:p text:style-name="P46"><text:span text:style-name="T14"><text:s/></text:span><text:span text:style-name="T58">40 </text:span><text:span text:style-name="T14">It is urgent!</text:span></text:p>
      <text:p text:style-name="P37"/>
      <text:p text:style-name="P44">Akkadian</text:p>
      <text:p text:style-name="P37"/>
      <text:p text:style-name="P46"><text:span text:style-name="T14">&lt;</text:span><text:span text:style-name="T58">1 </text:span><text:span text:style-name="T14">To Puzur-Åulgi, the general of Bad-IgihursaÑa,­ speak: </text:span><text:span text:style-name="T58">2 </text:span><text:span text:style-name="T14">Thus says Åulgi, your king:</text:span></text:p>
      <text:p text:style-name="P46"><text:span text:style-name="T58">3 </text:span><text:span text:style-name="T14">After I had constructed Bad-IgihursaÑa,&gt; </text:span><text:span text:style-name="T58">4–5 </text:span><text:span text:style-name="T14">An­ and Enlil gave me to rule all the foreign lands and the far-flung­ multitudes; </text:span><text:span text:style-name="T58">6 </text:span><text:span text:style-name="T14">then all the individual cities, province by ­province, </text:span><text:span text:style-name="T58">8 </text:span><text:span text:style-name="T14">as well as the peoples of the far-flung lands I made ­rest in safe pastures, </text:span><text:span text:style-name="T58">8 </text:span><text:span text:style-name="T14">I did not allow anyone to harass them in their homes. </text:span></text:p>
      <text:p text:style-name="P46"><text:span text:style-name="T58">9 </text:span><text:span text:style-name="T14">As for their men and women, </text:span><text:span text:style-name="T58">10 </text:span><text:span text:style-name="T14">their (lit. its) man goes ­wherever he wishes, </text:span><text:span text:style-name="T58">11 </text:span><text:span text:style-name="T14">and the woman with her spindle and­ &lt;her&gt; needles &lt;&gt;. </text:span><text:span text:style-name="T58">12 </text:span><text:span text:style-name="T14">when she filled the far-flung desert with </text:span><text:soft-page-break/><text:span text:style-name="T14">animal sheds, </text:span><text:span text:style-name="T58">13 </text:span><text:span text:style-name="T14">she pitched tents before (them). </text:span><text:span text:style-name="T58">14 </text:span><text:span text:style-name="T14">The ­laborers and cultivators spend their days (working) in the fields. </text:span></text:p>
      <text:p text:style-name="P46"><text:span text:style-name="T58">15 </text:span><text:span text:style-name="T14">The farmer(s) and the overseer(s) are to do all the work that is required on that fortification. </text:span><text:span text:style-name="T58">16 </text:span><text:span text:style-name="T14">Proudly I ordered the work on the fortification! </text:span><text:span text:style-name="T58">17 </text:span><text:span text:style-name="T14">For my own well-being and well-being of my land/frontier territory, </text:span><text:span text:style-name="T58">18 </text:span><text:span text:style-name="T14">I made inquiries; I consulted about bringing about peace, and (decided to) (re)build the fortification. </text:span><text:span text:style-name="T58">19 </text:span><text:span text:style-name="T14">Now the army is approaching­ </text:span><text:span text:style-name="T58">20 </text:span><text:span text:style-name="T14">and so make the wall-builders perform the task of (re)building the ­fortification!</text:span></text:p>
      <text:p text:style-name="P46"><text:span text:style-name="T58">21 </text:span><text:span text:style-name="T14">And now (also) I have sought out Aradmu (for you). </text:span><text:span text:style-name="T58">22–23 </text:span><text:span text:style-name="T14">The farmers(s) and the overseer(s) have­ mobilized the villages for you on my behalf, one by one, as much as the (work on) this fortification requires. </text:span><text:span text:style-name="T58">24 </text:span><text:span text:style-name="T14">May the man in charge of the work &lt;&gt; to the house. </text:span><text:span text:style-name="T58">25 </text:span><text:span text:style-name="T14">Wherever the fortification has deteriorated, it must be restored, </text:span><text:span text:style-name="T58">26 </text:span><text:span text:style-name="T14">torn ­down, and rebuilt; </text:span><text:span text:style-name="T58">27 </text:span><text:span text:style-name="T14">that fortification must be­ finished in one month! </text:span><text:span text:style-name="T58">29 </text:span><text:span text:style-name="T14">Make the workers perform the task of building the ­fortification!</text:span></text:p>
      <text:p text:style-name="P46"><text:span text:style-name="T58">29–30 </text:span><text:span text:style-name="T14">I have dispatched to you­ Lu-Nanna, governor of Zimudar province, together with his worker-troops. ­</text:span><text:span text:style-name="T58">31 </text:span><text:span text:style-name="T14">He is bringing you his own travel provisions, ­</text:span><text:span text:style-name="T58">32 </text:span><text:span text:style-name="T14">and he should not complain to you. </text:span><text:span text:style-name="T58">33</text:span><text:span text:style-name="T14">When the fortification is finished, then and you shall both send your written report to me. </text:span><text:span text:style-name="T58">34</text:span><text:span text:style-name="T14">After you have both personally inspected (the work), ­</text:span><text:span text:style-name="T58">35–36 </text:span><text:span text:style-name="T14">then leave behind Lu-Nanna, governor of Zimudar, together with­ his worker troops, </text:span><text:span text:style-name="T58">37 </text:span><text:span text:style-name="T14">but you and Aradmu should not remain behind! </text:span><text:span text:style-name="T58">38 </text:span><text:span text:style-name="T14">The work must progress day and night! </text:span><text:span text:style-name="T58">39 </text:span><text:span text:style-name="T14">Your assignment is of vital importance, your …. </text:span><text:span text:style-name="T58">40 </text:span><text:span text:style-name="T14">It is urgent!</text:span></text:p>
      <text:p text:style-name="P37"/>
      <text:p text:style-name="P44">Commentary</text:p>
      <text:p text:style-name="P16"/>
      <text:p text:style-name="P15"><text:span text:style-name="T37">1–3</text:span><text:span text:style-name="T47">. As</text:span><text:span text:style-name="T1"> is the case with all known bilingual letters, except for the </text:span><text:span text:style-name="T34">Letter to Zimri-Lim</text:span><text:span text:style-name="T1">, in MB1 the Akkadian does not render the opening formula. Here, however, unlike in the other letter on the same tablet (ÅIå1, 15), the first line of the body of the message is also not rendered into Akkadian.</text:span></text:p>
      <text:p text:style-name="P14"><text:soft-page-break/><text:span text:style-name="T37">1</text:span><text:span text:style-name="T1">. The writing </text:span><text:span text:style-name="T30">púzur</text:span><text:span text:style-name="T46">(MAN)</text:span><text:span text:style-name="T1"> is definitely post-OB; see Aa II/4 153–54 (</text:span><text:span text:style-name="T35">MSL</text:span><text:span text:style-name="T1"> 14 284), Ea II 161 (</text:span><text:span text:style-name="T35">MSL</text:span><text:span text:style-name="T1"> 14 254).</text:span></text:p>
      <text:p text:style-name="P5"/>
      <text:p text:style-name="P1"><text:span text:style-name="T41">4–</text:span><text:span text:style-name="T41">5</text:span><text:span text:style-name="T39">. Compare </text:span><text:span text:style-name="T42">Letter to Zimrilim</text:span><text:span text:style-name="T39"> 14: </text:span><text:span text:style-name="T71">Ñi</text:span><text:span text:style-name="T70">å</text:span><text:span text:style-name="T32">Ñidri níÑ-si-sá åu-ni-åè Ñá kur-kur daga[l nam-en-na-aå mu-na-an]-åúm-uå</text:span><text:span text:style-name="T39"> = </text:span><text:span text:style-name="T72">gi</text:span><text:span text:style-name="T57">å</text:span><text:span text:style-name="T39">gidri </text:span><text:span text:style-name="T34">ù</text:span><text:span text:style-name="T42"> mi-</text:span><text:span text:style-name="T34">å</text:span><text:span text:style-name="T42">a-ra a-na qa-ti-</text:span><text:span text:style-name="T34">å</text:span><text:span text:style-name="T42">u i</text:span><text:span text:style-name="T34">å</text:span><text:span text:style-name="T42">-ku-nu-ma ma-ta-ti </text:span><text:span text:style-name="T39">[</text:span><text:span text:style-name="T42">r</text:span><text:span text:style-name="T39">]</text:span><text:span text:style-name="T42">a-ap-</text:span><text:span text:style-name="T34">å</text:span><text:span text:style-name="T42">a-ti a-na be-li-im id-di-nu-</text:span><text:span text:style-name="T34">å</text:span><text:span text:style-name="T42">u </text:span><text:span text:style-name="T43">and Ar</text:span><text:span text:style-name="T44">Å</text:span><text:span text:style-name="T43">6: </text:span><text:span text:style-name="T39">3 (10): </text:span><text:span text:style-name="T32">[lugal]-Ñu</text:span><text:span text:style-name="T80">10</text:span><text:span text:style-name="T32"> ma-da daÑal-la </text:span><text:span text:style-name="T30">≠</text:span><text:span text:style-name="T32">nam-en-na</text:span><text:span text:style-name="T33"></text:span><text:span text:style-name="T32">-aå mu-ra-an-åúm-ma-a</text:span><text:span text:style-name="T39">.</text:span></text:p>
      <text:p text:style-name="P8"/>
      <text:p text:style-name="P1"><text:span text:style-name="T36">4</text:span><text:span text:style-name="T1">. The scribe of Su1S was inconsistent in recognizing Sumerian </text:span><text:span text:style-name="T32">Ñ</text:span><text:span text:style-name="T1">; e.g., </text:span><text:span text:style-name="T30">sag-ga</text:span><text:span text:style-name="T1"> in l. 3 but </text:span><text:span text:style-name="T30">di-am-ga-al-la (da</text:span><text:span text:style-name="T32">Ñ</text:span><text:span text:style-name="T30">al</text:span><text:span text:style-name="T49">) </text:span><text:span text:style-name="T1">in this line. As an example of the different realizations of the same word, compare this with </text:span><text:span text:style-name="T30">dam-gal</text:span><text:span text:style-name="T1"> in 7, 8, and 12.</text:span></text:p>
      <text:p text:style-name="P5"/>
      <text:p text:style-name="P1"><text:span text:style-name="T37">8</text:span><text:span text:style-name="T1">. The Sumerian and Akkadian do not agree here. As D. O. Edzard,­ </text:span><text:span text:style-name="T34">MDAI</text:span><text:span text:style-name="T1"> 57 25, has noted, the Akkadian version of lines 8–9 is similar to </text:span><text:span text:style-name="T34">CH</text:span><text:span text:style-name="T1"> XXV­: </text:span><text:span text:style-name="T35">niå</text:span><text:span text:style-name="T83">ī</text:span><text:span text:style-name="T35"> dadm</text:span><text:span text:style-name="T83">ī</text:span><text:span text:style-name="T35"> aburr</text:span><text:span text:style-name="T83">ī</text:span><text:span text:style-name="T35"> uåarbiœ mugallitam ul uåaråiåin</text:span><text:span text:style-name="T34">ã</text:span><text:span text:style-name="T35">ti</text:span><text:span text:style-name="T1">. Indeed, this may be the very source of this line. Interestingly, the other version of the letter seems to have had a Sumerian line corresponding more closely to the Akkadian of this version (</text:span><text:span text:style-name="T47">ÅPu1 OB1</text:span><text:span text:style-name="T1">: 6–7) </text:span><text:span text:style-name="T30">[ùÑ kalam daÑal-la ú s]al-la nú-dè [ki-tuå nu-h]u</text:span><text:span text:style-name="T70">?</text:span><text:span text:style-name="T30">-luh-e-dè</text:span><text:span text:style-name="T1">. The </text:span><text:span text:style-name="T45">hu</text:span><text:span text:style-name="T1"> sign may actually be </text:span><text:span text:style-name="T30">dù</text:span><text:span text:style-name="T1">, which would connect </text:span><text:span text:style-name="T30">dù-luh</text:span><text:span text:style-name="T1">, “troublemaker,” with our passage. The word is rare; it is attested late with the equivalent </text:span><text:span text:style-name="T34">mu</text:span><text:span text:style-name="T35">-gal- </text:span><text:span text:style-name="T1">[</text:span><text:span text:style-name="T35">li-tu</text:span><text:span text:style-name="T1">] in</text:span><text:span text:style-name="T35"> </text:span><text:span text:style-name="T1">Antagal B 209 [</text:span><text:span text:style-name="T35">MSL</text:span><text:span text:style-name="T1"> 17 193] but also in an unusual OB lexical text from Uœar-Lulu (Tell Dhib</text:span>ā<text:span text:style-name="T1">º</text:span>ī<text:span text:style-name="T1">): </text:span><text:span text:style-name="T30">lú dù-luh-ha</text:span><text:span text:style-name="T1"> (</text:span><text:span text:style-name="T35">AOAT</text:span><text:span text:style-name="T1"> 25, 3 vi 9). It must be from </text:span><text:span text:style-name="T30">hu-luh</text:span><text:span text:style-name="T1"> (</text:span><text:span text:style-name="T35">galtu</text:span><text:span text:style-name="T1">), and is so documented in a similar Sumerian passage from a Hammurabi hymn (</text:span><text:span text:style-name="T35">TLB</text:span><text:span text:style-name="T1"> 2 3: 23 [</text:span><text:span text:style-name="T35">ZA</text:span><text:span text:style-name="T1"> 54 (1962) 52]):</text:span><text:bookmark-start text:name="OLE_LINK1"/><text:span text:style-name="T1"> ≠</text:span><text:span text:style-name="T30">ma-da-mu</text:span><text:span text:style-name="T33"></text:span><text:span text:style-name="T30"> ú-sal-la mi-ni-in-nú un-gá lú-hu-luh-ha nu-mu-ni-in-tuku</text:span><text:span text:style-name="T1">, and even more appropriately, in a royal inscription of Samsuiluna (E4.3.7.8: 61–62, D. Frayne, </text:span><text:span text:style-name="T35">RIME</text:span><text:span text:style-name="T1"> 4 390 but see A. George, </text:span><text:span text:style-name="T35">BSOAS </text:span><text:span text:style-name="T1">55 [1992] </text:span><text:soft-page-break/><text:span text:style-name="T1">539): </text:span><text:span text:style-name="T30">ki-tuå ne-ha tuå-ù-dè lú hu-luh-ha nu-tuk-tuku-dè</text:span><text:span text:style-name="T1"> = </text:span><text:span text:style-name="T35">åu-ba-at ne</text:span><text:span text:style-name="T1">-[</text:span><text:span text:style-name="T35">eæ-tim</text:span><text:span text:style-name="T1">] </text:span><text:span text:style-name="T35">a-na åú-åu-b</text:span><text:span text:style-name="T1">[</text:span><text:span text:style-name="T35">i-im</text:span><text:span text:style-name="T1">] </text:span><text:span text:style-name="T35">m</text:span><text:span text:style-name="T1">[</text:span><text:span text:style-name="T35">u-gal-li-tam a-na la åu-ur-åe-em</text:span><text:span text:style-name="T1">].</text:span></text:p>
      <text:p text:style-name="P9"><text:bookmark-end text:name="OLE_LINK1"/><text:span text:style-name="T1">The expression </text:span><text:span text:style-name="T30">ki-tuå ne-ha </text:span><text:span text:style-name="T1">is characteristic of Isin, Larsa and Babylon I royal texts and occurs also in the </text:span><text:span text:style-name="T34">Nippur Lament</text:span><text:span text:style-name="T1">; see S. Tinney, </text:span><text:span text:style-name="T35">Nippur Lament</text:span><text:span text:style-name="T1"> 183.</text:span></text:p>
      <text:p text:style-name="P37"/>
      <text:p text:style-name="P17"><text:span text:style-name="T3">9–21</text:span><text:span text:style-name="T15">. This passage is not in the OB version, and may have been introduced in stages into the composition. Lines 9–14 were borrowed from </text:span><text:span text:style-name="T14">letter ArÅ2: B3’–7’ (letter 3; for comparison, the ArÅ2 composite text is provided in the matrix). Then, the following passage is bracketed by two almost identical lines (15=22), both possibly corresponding to line 15 of ÅPuOB1a. This is a trace of a rather crude editorial process. </text:span></text:p>
      <text:p text:style-name="P42"/>
      <text:p text:style-name="P17"><text:span text:style-name="T4">11</text:span><text:span text:style-name="T16"> </text:span><text:span text:style-name="T5">(=</text:span><text:span text:style-name="T16">ArÅ2 B</text:span><text:span text:style-name="T17">4’).</text:span><text:span text:style-name="T16"> The scribe clearly had problems with the source text; he abbreviated the Sumerian, which he clearly did not understand, and therefore did not render the end of the line into Akkadian. One should note that the writing </text:span><text:span text:style-name="T26">munus-åe</text:span><text:span text:style-name="T16"> cannot be used as evidence for the reconstruction of the final consonant of the Sumerian word for “woman,” as the Susa text frequently uses various /å/ signs for /s/, and the playful orthography cannot be used as evidence for any language norms. </text:span></text:p>
      <text:p text:style-name="P42"/>
      <text:p text:style-name="P3"><text:span text:style-name="T38">12 (=</text:span><text:span text:style-name="T49">ArÅ2 B</text:span><text:span text:style-name="T50">5’</text:span><text:span text:style-name="T38">)</text:span><text:span text:style-name="T49">. The context makes it easy to make a guess as to the meaning ­of </text:span><text:span text:style-name="T30">Ñá-rig</text:span><text:span text:style-name="T79">7</text:span><text:span text:style-name="T49"> although</text:span><text:span text:style-name="T1"> the other available evidence is­ ambiguous; see J. Krecher, </text:span><text:span text:style-name="T34">SKLy</text:span><text:span text:style-name="T1"> 153. A clue to the meaning of the word­ may be found, perhaps, in </text:span><text:span text:style-name="T35">CT</text:span><text:span text:style-name="T1"> 15 18: 37 and its unpublished duplicate CBS 145 rev. 6’ (cited by M. Civil, </text:span><text:span text:style-name="T34">AfO</text:span><text:span text:style-name="T1"> 25 [1974–1977] 65 n. 2):­ </text:span><text:span text:style-name="T30">mu-lu </text:span><text:span text:style-name="T54">Ğ</text:span><text:span text:style-name="T46">Á.RIG</text:span><text:span text:style-name="T79">7</text:span><text:span text:style-name="T30">-ga-na uga</text:span><text:span text:style-name="T70">muåen</text:span><text:span text:style-name="T30"> ba-e-dab</text:span><text:span text:style-name="T79">5</text:span><text:span text:style-name="T73"> B</text:span><text:span text:style-name="T1">= </text:span><text:span text:style-name="T30">mu-lu-mu da-ga-na uga bí-dab</text:span><text:span text:style-name="T79">5</text:span><text:span text:style-name="T1">, “a­ man captured a raven in his dwelling.” Here the syllabic text substitutes </text:span><text:span text:style-name="T30">da-ga-na</text:span><text:span text:style-name="T1"> for </text:span><text:span text:style-name="T54">Ğ</text:span><text:span text:style-name="T46">Á.RIG</text:span><text:span text:style-name="T81">7</text:span><text:span text:style-name="T1">. I am therefore assuming that the writing </text:span><text:span text:style-name="T54">Ğ</text:span><text:span text:style-name="T46">Á.RIG</text:span><text:span text:style-name="T81">7</text:span><text:span text:style-name="T46">.GA.NA</text:span><text:span text:style-name="T1">­ represents </text:span><text:span text:style-name="T30">daggan</text:span><text:span text:style-name="T70">ga-na</text:span><text:span text:style-name="T1"> rather than </text:span><text:span text:style-name="T30">Ñá-rig</text:span><text:span text:style-name="T79">7</text:span><text:span text:style-name="T30">-ga-na</text:span><text:span text:style-name="T1">. This is, then, another writing of </text:span><text:span text:style-name="T30">da-ga-na/da-gána</text:span><text:span text:style-name="T1">, “sleeping quarters.” Perhaps the distinction is one of human versus animal shelter. Here the Sumerian has the </text:span><text:soft-page-break/><text:span text:style-name="T1">otherwise incomprehensible </text:span><text:span text:style-name="T30">na-ri</text:span><text:span text:style-name="T1">, which may be an attempt to render </text:span><text:span text:style-name="T30">/Ñarig</text:span><text:span text:style-name="T1">/, and the Akkadian is </text:span><text:span text:style-name="T34">tab</text:span><text:span text:style-name="T82">ī</text:span><text:span text:style-name="T34">nu</text:span><text:span text:style-name="T1">, “shelter, shed” a word that is, with two exceptions, otherwise only known from post-OB contexts; in lexical texts it translates </text:span><text:span text:style-name="T30">á-bàd</text:span><text:span text:style-name="T1">, “lean-to.”</text:span><text:span text:style-name="Footnote_20_Symbol"><text:span text:style-name="T1"><text:note text:id="ftn8" text:note-class="footnote"><text:note-citation>8</text:note-citation><text:note-body><text:p text:style-name="Footnote"><text:span text:style-name="T1"><text:s/>The only OB attestation is in two PN’s, see</text:span><text:span text:style-name="T34"> CAD</text:span><text:span text:style-name="T1"> T 27. I am grateful to Martha Roth for providing me with a copy of the entry prior to publication.</text:span></text:p></text:note-body></text:note></text:span></text:span></text:p>
      <text:p text:style-name="P10"><text:span text:style-name="T1">It is difficult to understand how the Sumerian verbal root </text:span><text:span text:style-name="T30">Ñar</text:span><text:span text:style-name="T1">, usually </text:span><text:span text:style-name="T34">åakãnu</text:span><text:span text:style-name="T1">, came to be translated by </text:span><text:span text:style-name="T34">mullû</text:span><text:span text:style-name="T1">; perhaps the writer recognized some resonance of the completely unrelated expression </text:span><text:span text:style-name="T34">ana œirî</text:span><text:span text:style-name="T1"> </text:span><text:span text:style-name="T34">mullû</text:span><text:span text:style-name="T1">, “to fill to the brim” (</text:span><text:span text:style-name="T34">CAD</text:span><text:span text:style-name="T1"> Œ 210).</text:span></text:p>
      <text:p text:style-name="P7"/>
      <text:p text:style-name="P4"><text:span text:style-name="T36">13 (= </text:span><text:span text:style-name="T1">ArÅ2 B</text:span><text:span text:style-name="T47">6’)</text:span><text:span text:style-name="T1">. The words </text:span><text:span text:style-name="T30">za-lam-Ñar</text:span><text:span text:style-name="T1"> and </text:span><text:span text:style-name="T30">maå-gána</text:span><text:span text:style-name="T1"> are not common in Sumerian. Here they are used in hendiadys</text:span><text:bookmark-start text:name="l77"/><text:span text:style-name="T1">; note </text:span><text:span text:style-name="T30">maå-gán</text:span><text:bookmark-end text:name="l77"/><text:span text:style-name="T30">a</text:span><text:span text:style-name="T1"> = [</text:span><text:span text:style-name="T34">a</text:span><text:span text:style-name="T1">]-</text:span><text:span text:style-name="T34">åa-åum</text:span><text:span text:style-name="T1">, </text:span><text:bookmark-start text:name="l78"/><text:span text:style-name="T30">za-lam-Ñar</text:span><text:bookmark-end text:name="l78"/><text:span text:style-name="T1"> = </text:span><text:span text:style-name="T35">ku-uå-ta-ru-um</text:span><text:span text:style-name="T48"> (OBGT XI v 18’–19</text:span><text:span text:style-name="T91">′</text:span><text:span text:style-name="T48"> [</text:span><text:span text:style-name="T35">MSL</text:span><text:span text:style-name="T48"> 4 117]; this must be derived from Proto-Izi I 336–37 [</text:span><text:span text:style-name="T35">MSL</text:span><text:span text:style-name="T48"> 13 28]).</text:span></text:p>
      <text:p text:style-name="P42"/>
      <text:p text:style-name="P17"><text:span text:style-name="T3">15=22</text:span><text:span text:style-name="T14">. As things now stand, neither of these lines is securely attested in the OB version; the restoration of ÅPuOB1a: 15 is most uncertain. With the exception of the first two words, I cannot interpret the Sumerian of line 15. The word </text:span><text:span text:style-name="T26">níÑ</text:span><text:span text:style-name="T14"> may stand for </text:span><text:span text:style-name="T26">níÑ-a-na</text:span><text:span text:style-name="T14"> = </text:span><text:span text:style-name="T22">mala </text:span><text:span text:style-name="T14">/ </text:span><text:span text:style-name="T22">mali</text:span><text:span text:style-name="T14"> but the lines are clearly corrupt. </text:span></text:p>
      <text:p text:style-name="P46"><text:span text:style-name="T14">In both 15 and 22 the Akkadian line writes the two occupations as IM.SIG and ÅÀ.AB.RA.A, using two unique logographic writings, and the same signs are used in the Sumerian version as well. The scribe of this tablet writes three signs in a similar fashion: UD, ÉREN, and SIG but maintains distinctions. There can be little doubt that </text:span><text:span text:style-name="T26">åà-ab-ra-a</text:span><text:span text:style-name="T14"> (Sum.) and ÅÀ.AB.RA.A (Akk.) attempt to render </text:span><text:span text:style-name="T19">åabra</text:span><text:span text:style-name="T14"> = </text:span><text:span text:style-name="T21">åabrû</text:span><text:span text:style-name="T14">, “overseer, administrator,” but the word has essentially gone out of use already in the later part of the OB period (N. Yoffee, </text:span><text:span text:style-name="T21">The Economic Role of the Crown</text:span><text:span text:style-name="T14">, </text:span><text:span text:style-name="T21">CAD</text:span><text:span text:style-name="T14"> Å1 14), and it is probable that the MB writer did not know very much about this administrative title. It is possible that the source of this is the proximity of the words </text:span><text:span text:style-name="T26">énsi</text:span><text:span text:style-name="T14"> and </text:span><text:span text:style-name="T26">åabra</text:span><text:span text:style-name="T14"> in Hh II 10 and 12 (</text:span><text:span text:style-name="T21">MSL</text:span><text:span text:style-name="T14"> 5 51).</text:span></text:p>
      <text:p text:style-name="P37"><text:soft-page-break/></text:p>
      <text:p text:style-name="P17"><text:span text:style-name="T3">16</text:span><text:span text:style-name="T14">. Edzard plausibly reconstructed the end of the Sumerian line as </text:span><text:span text:style-name="T26">*nir-Ñál li-bí-ib-tur-re</text:span><text:span text:style-name="T14"> and translated it as “Cette muraille ne doit pas diminuer son prestige.”</text:span></text:p>
      <text:p text:style-name="P37"/>
      <text:p text:style-name="P1"><text:span text:style-name="T37">17–18</text:span><text:span text:style-name="T1">. These line seem to refer to PuÅ1:</text:span><text:span text:style-name="T36"> </text:span><text:span text:style-name="T1">4–8 (14): </text:span><text:span text:style-name="T30">lugal-Ñu</text:span><text:span text:style-name="T79">10</text:span><text:span text:style-name="T30"> kù-sig</text:span><text:span text:style-name="T79">17 </text:span><text:span text:style-name="T70">na4</text:span><text:span text:style-name="T30">za-gìn dingir-re-e-ne-ka ­in-ne-en-dím-dím-ma zi-ni-åè-àm in-nu-ù lugal-Ñu</text:span><text:span text:style-name="T79">10</text:span><text:span text:style-name="T30"> zi ugnim ù kalam-ma-ni-åè bàd gal igi-hur-saÑ-Ñá mu lú kúr hul-Ñál-åè ùÑ kalam-ma-ni-åè mu-un-dù</text:span><text:span text:style-name="T1">, “Is it not for the sake of his own well-being that my king fashions (objects) of precious metals and jewels for the gods? </text:span><text:span text:style-name="T57">6 </text:span><text:span text:style-name="T1">My king, for the well-being of the army and his country </text:span><text:span text:style-name="T57">7–8 </text:span><text:span text:style-name="T1">has ­built the great fortifications of Igihursaga against the vile enemy for the sake of his people and his country.” This is the only allusion in this letter to the missive that it was designed to answer.</text:span></text:p>
      <text:p text:style-name="P37"/>
      <text:p text:style-name="P17"><text:span text:style-name="T3">18</text:span><text:span text:style-name="T14">. The Sumerian of this line is difficult to understand. </text:span><text:span text:style-name="T26">­åi-li-ma</text:span><text:span text:style-name="T14"> must be </text:span><text:span text:style-name="T26">silim</text:span><text:span text:style-name="T14">, rendered by </text:span><text:span text:style-name="T22">åullumu</text:span><text:span text:style-name="T14"> in Akkadian. The ­sequence </text:span><text:span text:style-name="T26">qa-al</text:span><text:span text:style-name="T14"> may be </text:span><text:span text:style-name="T26">bàd</text:span><text:span text:style-name="T14">, as is </text:span><text:span text:style-name="T26">ga-al</text:span><text:span text:style-name="T14"> in line 27, and the ­verb must be </text:span><text:span text:style-name="T26">dù</text:span><text:span text:style-name="T14">, although possible there is contamination here with </text:span><text:span text:style-name="T26">åà-bal</text:span><text:span text:style-name="T14">, which may have been interpreted as </text:span><text:span text:style-name="T22">åit</text:span><text:span text:style-name="T87">ū</text:span><text:span text:style-name="T22">lu</text:span><text:span text:style-name="T14">. More probably, at some point in the transmission process </text:span><text:span text:style-name="T26">èn-tar</text:span><text:span text:style-name="T14"> was rendered by the Emesal form </text:span><text:span text:style-name="T26">aå-tar</text:span><text:span text:style-name="T14">.</text:span></text:p>
      <text:p text:style-name="P37"/>
      <text:p text:style-name="P17"><text:span text:style-name="T2">23</text:span><text:span text:style-name="T14">. Note the rare use of the D-stem of </text:span><text:span text:style-name="T21">dekû</text:span><text:span text:style-name="T14">.</text:span></text:p>
      <text:p text:style-name="P37"/>
      <text:p text:style-name="P17"><text:span text:style-name="T2">24</text:span><text:span text:style-name="T14">. The otherwise unattested </text:span><text:span text:style-name="T26">lú saÑ kíÑ</text:span><text:span text:style-name="T14">, which is already present in the OB version a, must be a back translation from Akkadian.</text:span></text:p>
      <text:p text:style-name="P46"><text:span text:style-name="T14">The Susa text appears to be garbled. While the Sumerian can be harmonized with the OB version, the Akkadian makes little sense. Instead of a verb that corresponds to </text:span><text:span text:style-name="T26">mu-un-e</text:span><text:span text:style-name="T14">, the scribe wrote </text:span><text:span text:style-name="T20">ÉÅ É</text:span><text:span text:style-name="T14">; in the orthography used here, this should correspond to </text:span><text:span text:style-name="T21">ana b</text:span><text:span text:style-name="T92">ī</text:span><text:span text:style-name="T21">ti</text:span><text:span text:style-name="T14">, which makes little sense in this context.</text:span></text:p>
      <text:p text:style-name="P42"><text:soft-page-break/><text:s/></text:p>
      <text:p text:style-name="P17"><text:span text:style-name="T5">27</text:span><text:span text:style-name="T16">. The OB and the later text differ here, once again. The older text has </text:span><text:span text:style-name="T26">á åub-ba</text:span><text:span text:style-name="T16"> but the SuS1 has </text:span><text:span text:style-name="T26">bàd</text:span><text:span text:style-name="T16">. </text:span><text:span text:style-name="T26">á åub</text:span><text:span text:style-name="T16"> is not attested in any narrative but is found once in a lexical text: </text:span><text:span text:style-name="T24">i-du ma-aq-tum </text:span><text:span text:style-name="T16">(Proto-Izi II Bi. A iii 17</text:span><text:span text:style-name="T85">′</text:span><text:span text:style-name="T16"> [</text:span><text:span text:style-name="T24">MSL</text:span><text:span text:style-name="T16"> 13 57]), which </text:span><text:span text:style-name="T24">CAD</text:span><text:span text:style-name="T16"> renders as “limp arm” (M/1 255) but which must refer to the side of the wall here; note </text:span><text:span text:style-name="T26">á bàd </text:span><text:span text:style-name="T16">= </text:span><text:span text:style-name="T23">i-di du-ri </text:span><text:span text:style-name="T16">two lines later in the same lexical text.</text:span><text:span text:style-name="T14"> It is possible that this is an unusual back translation of </text:span><text:span text:style-name="T21">aæa nadû</text:span><text:span text:style-name="T14">, “to be careless, negligent,” usually </text:span><text:span text:style-name="T26">gú…åub</text:span><text:span text:style-name="T14"> in Sumerian, and that the line should be rendered “the delayed work must be finished in the course of one month.”</text:span></text:p>
      <text:p text:style-name="P42"><text:s/></text:p>
      <text:p text:style-name="P17"><text:span text:style-name="T5">28</text:span><text:span text:style-name="T16">. In this line X2 and Su1S agree on the Sumerian verb but the Akkadian has a completely differe</text:span><text:span text:style-name="T14">nt predicate.</text:span></text:p>
      <text:p text:style-name="P26"/>
      <text:p text:style-name="P17"><text:span text:style-name="T4">29–32; 35–36</text:span><text:span text:style-name="T16">. These lines are clearly derived and adapted from the Åu-Sin correspondence; see the commentary to lines 26–29 of the previous letter (PÅu1, 13).</text:span></text:p>
      <text:p text:style-name="P37"/>
      <text:p text:style-name="P17"><text:span text:style-name="T3">31</text:span><text:span text:style-name="T14">. The Akkadian </text:span><text:span text:style-name="T22">œid</text:span><text:span text:style-name="T87">ī</text:span><text:span text:style-name="T22">tu</text:span><text:span text:style-name="T14"> corresponds well to the Sumerian­ </text:span><text:span text:style-name="T26">ninda kaskal-la</text:span><text:span text:style-name="T14">; see </text:span><text:span text:style-name="T26">ninda-kaskal-la: NINDA.KASKAL.[L]A</text:span><text:span text:style-name="T14"> = </text:span><text:span text:style-name="T22">œi-di</text:span><text:span text:style-name="T14">-[</text:span><text:span text:style-name="T22">tum</text:span><text:span text:style-name="T14">], </text:span><text:span text:style-name="T22">a-ka-al æa</text:span><text:span text:style-name="T14">-[</text:span><text:span text:style-name="T22">ra-ni</text:span><text:span text:style-name="T14">] (OB Diri “Oxford” 387–88 [</text:span><text:span text:style-name="T21">MSL</text:span><text:span text:style-name="T14"> 15 45], although the reading in the left hand column is broken, so there may have been a Diri-reading of the sign combination). The syllabic text of Su1S has </text:span><text:span text:style-name="T26">zi-be-iå-åè he-em-da-an-du-ku</text:span><text:span text:style-name="T14"> seems at odds with this. Edzard suggested that this might have been a composite­ beginning with </text:span><text:span text:style-name="T26">zì</text:span><text:span text:style-name="T14">; more likely it is a pseudo-loan in Sumerian from </text:span><text:span text:style-name="T22">œid</text:span><text:span text:style-name="T87">ī</text:span><text:span text:style-name="T22">tu</text:span><text:span text:style-name="T14">.</text:span></text:p>
      <text:p text:style-name="P37"/>
      <text:p text:style-name="P17"><text:span text:style-name="T3">32</text:span><text:span text:style-name="T14">. Edzard reconstructed the underlying text as </text:span><text:span text:style-name="T26">níÑ kal-ka la-ba-da-</text:span><text:span text:style-name="T20">TAG›.TAG›</text:span><text:span text:style-name="T14">. The </text:span><text:span text:style-name="T21">CAD</text:span><text:span text:style-name="T14"> (T 326) recognized that the first word was </text:span><text:span text:style-name="T26">níÑ-á-taka</text:span><text:span text:style-name="T78">4</text:span><text:span text:style-name="T26">, </text:span><text:span text:style-name="T20">KA</text:span><text:span text:style-name="T26">-taka</text:span><text:span text:style-name="T78">4</text:span><text:span text:style-name="T14"> = </text:span><text:span text:style-name="T21">t</text:span><text:span text:style-name="T86">ē</text:span><text:span text:style-name="T21">k</text:span><text:span text:style-name="T86">ī</text:span><text:span text:style-name="T21">tu</text:span><text:span text:style-name="T14">, “complaint.” The Sumerian word is otherwise known only from lexical sources and from the post-OB </text:span><text:span text:style-name="T21">Examination Text A</text:span><text:span text:style-name="T14">: 52. The OB version 1a 23, although broken at the </text:span><text:soft-page-break/><text:span text:style-name="T14">beginning, has the verbal root </text:span><text:span text:style-name="T26">Ñál</text:span><text:span text:style-name="T14">, and therefore seems equivalent to </text:span><text:span text:style-name="T22">t</text:span><text:span text:style-name="T87">ē</text:span><text:span text:style-name="T22">k</text:span><text:span text:style-name="T87">ī</text:span><text:span text:style-name="T22">ta raåû</text:span><text:span text:style-name="T14">,</text:span><text:span text:style-name="T22"> </text:span><text:span text:style-name="T14">“to complain,” an idiom well attested in OB letters, which is found in the Akkadian version of the Susa text. The latter, however, has the verbal form </text:span><text:span text:style-name="T26">la-ba-nam-da-at-ta</text:span><text:span text:style-name="T16">, syllabic for </text:span><text:span text:style-name="T26">la-ba-ra-an-tuku/taka</text:span><text:span text:style-name="T78">4</text:span><text:span text:style-name="T14">. </text:span></text:p>
      <text:p text:style-name="P37"/>
      <text:p text:style-name="P17"><text:span text:style-name="T3">36–37</text:span><text:span text:style-name="T14">. The verbs in both lines differ from what is found in the OB versions; somewhere in the chain of transmission misunderstandings crept in that were then resolved by somewhat convoluted means. Already in the </text:span><text:span text:style-name="T16">OB manuscripts the predicates differ: </text:span><text:span text:style-name="T26">lá</text:span><text:span text:style-name="T16"> in X1 and </text:span><text:span text:style-name="T26">bal</text:span><text:span text:style-name="T16"> in X2. Is one a hearing mistake for the other, or has there been a reinterpretation? In either case, it is difficult to decide which version, if any, might be primary. If </text:span><text:span text:style-name="T26">lá</text:span><text:span text:style-name="T16"> is to be taken literally, and not as a syllabic rendering, then it is probably used here similarly to Akkadian </text:span><text:span text:style-name="T23">la imaøøi</text:span><text:span text:style-name="T16">; see </text:span><text:span text:style-name="T23">CAD</text:span><text:span text:style-name="T16"> M/1 433. It is also possible that it means “do not allow the (work) to slacken.” In view of the syllabic writing on the later version, it is unclear which of the two was passed down. Most probably it is </text:span><text:span text:style-name="T26">bal.</text:span><text:span text:style-name="T16"> The</text:span><text:span text:style-name="T14"> unique rendering of </text:span><text:span text:style-name="T26">bal</text:span><text:span text:style-name="T14"> by </text:span><text:span text:style-name="T22">uææuru</text:span><text:span text:style-name="T14"> is possibly derived from a confusion with </text:span><text:span text:style-name="T26">bal</text:span><text:span text:style-name="T14"> = </text:span><text:span text:style-name="T22">æerû</text:span><text:span text:style-name="T14">, “to dig,” an explanation that is not out of line with other interpretations found in the text. The whole issue was complicated by the fact that the two Akkadian verbs, </text:span><text:span text:style-name="T21">ez</text:span><text:span text:style-name="T86">ē</text:span><text:span text:style-name="T21">bu</text:span><text:span text:style-name="T14"> and </text:span><text:span text:style-name="T21">uææuru</text:span><text:span text:style-name="T14">, are both associated with the same Sumerian roots in the lexical tradition (mostly Diri): </text:span><text:span text:style-name="T26">tag</text:span><text:span text:style-name="T78">4</text:span><text:span text:style-name="T14"> and </text:span><text:span text:style-name="T26">bar</text:span><text:span text:style-name="T14"> (</text:span><text:span text:style-name="T21">CAD</text:span><text:span text:style-name="T14"> E 416 and </text:span><text:span text:style-name="T21">CAD</text:span><text:span text:style-name="T14"> U sub</text:span><text:span text:style-name="T21"> uææuzu</text:span><text:span text:style-name="T14"> [forthcoming, courtesy Martha Roth]. This is where the combination of </text:span><text:span text:style-name="T26">bar</text:span><text:span text:style-name="T14"> and </text:span><text:span text:style-name="T26">bal</text:span><text:span text:style-name="T14"> resulted in the Akkadian translation.</text:span></text:p>
      <text:p text:style-name="P25"/>
      <text:p text:style-name="P17"><text:span text:style-name="T3">38–39</text:span><text:span text:style-name="T15">. There was clearly some transmission confusion about these lines, which are only in one of the two extant OB witnesses, albeit in reverse order from what we find in the MB version.</text:span></text:p>
      <text:p text:style-name="P35"/>
      <text:p text:style-name="P17"><text:span text:style-name="T3">38</text:span><text:span text:style-name="T15">. </text:span><text:span text:style-name="T26">Ñi</text:span><text:span text:style-name="T78">6</text:span><text:span text:style-name="T26"> an-bar</text:span><text:span text:style-name="T78">7</text:span><text:span text:style-name="T14"> corresponds to Akkadian </text:span><text:span text:style-name="T21">måu u muœlalu</text:span><text:span text:style-name="T14"> as well as to </text:span><text:span text:style-name="T21">muåu u urru</text:span><text:span text:style-name="T14"> (see the dictionaries); note the post-Ur III letter </text:span><text:span text:style-name="T21">AS</text:span><text:span text:style-name="T14"> 22 7: 3–16 </text:span><text:span text:style-name="T21">i-na mu-åi-im ù i-na mu-</text:span><text:soft-page-break/><text:span text:style-name="T21">uœ-la-li-im ma-</text:span><text:span text:style-name="T12">œ</text:span><text:span text:style-name="T21">a-ar-tum i-na dú-ri-im la úr-ra-dam</text:span><text:span text:style-name="T14">, “The watch must not come down from the wall night and day!” It is possible that idiomatically this might refer to periods when work is not normally done, to the night as well as daily siesta (</text:span><text:span text:style-name="T21">muœlalu</text:span><text:span text:style-name="T14">), as suggested to me by J. Cooper.</text:span></text:p>
      <text:p text:style-name="P25"/>
      <text:p text:style-name="P17"><text:span text:style-name="T3">39</text:span><text:span text:style-name="T14">. The Sumerian and Akkadian versions of the Susa text are ­clearly corrupt. Somewhere along the line of transmission, </text:span><text:span text:style-name="T26">á-áÑ-Ñá</text:span><text:span text:style-name="T14"> was rendered as</text:span><text:span text:style-name="T22"> têrtu</text:span><text:span text:style-name="T14"> but the rest of it was misunderstood. Somehow </text:span><text:span text:style-name="T26">á</text:span><text:span text:style-name="T14"> became </text:span><text:span text:style-name="T22">rittu</text:span><text:span text:style-name="T14">, “hand,” but then the interpretation came to a dead end, and the rest of the line seems to be incomplete. The scribe finished the line with </text:span><text:span text:style-name="T26">e-ma-ru-uk-ka</text:span><text:span text:style-name="T14">, then realized that this should be a separate line, inscribed the Akkadian translation, and then repeated the word, translating it defectively (&lt;</text:span><text:span text:style-name="T21">a</text:span><text:span text:style-name="T14">&gt;-</text:span><text:span text:style-name="T21">pu-tu</text:span><text:span text:style-name="T14">).</text:span></text:p>
      <text:p text:style-name="P37"/>
      <text:p text:style-name="P43">Transliteration of the MB Susa Manuscript</text:p>
      <text:p text:style-name="P37"/>
      <text:p text:style-name="P17"><text:span text:style-name="T8">Su1S/A = Suza A XII/I i 1–</text:span><text:span text:style-name="T8">ii 39 (</text:span><text:span text:style-name="T13">MDAI </text:span><text:span text:style-name="T8">57 pl. 1)</text:span></text:p>
      <text:p text:style-name="P28"/>
      <text:p text:style-name="P17"><text:span text:style-name="T8">i 1. ∆p</text:span><text:span text:style-name="T14">ú</text:span><text:span text:style-name="T8">zur-</text:span><text:span text:style-name="T60">d</text:span><text:span text:style-name="T8">nu-mu</text:span><text:span text:style-name="T14">å</text:span><text:span text:style-name="T8">-da-</text:span><text:span text:style-name="T14">á</text:span><text:span text:style-name="T8">-ra mu-un-ne-du</text:span></text:p>
      <text:p text:style-name="P17"><text:span text:style-name="T8"><text:s/>2. ∆∂åul-gi lú-gal-zú na-ap-pa-a</text:span></text:p>
      <text:p text:style-name="P17"><text:span text:style-name="T8"><text:s/></text:span><text:span text:style-name="T14">3. up-pa-ad-</text:span><text:span text:style-name="T58">gi</text:span><text:span text:style-name="T14">igi</text:span><text:span text:style-name="T58">gi</text:span><text:span text:style-name="T14">-hu-ur-sag-ga mu-un-</text:span></text:p>
      <text:p text:style-name="P37"><text:s/>4. ta-a kur-kur-re un di-am-ga-al-la an-ne</text:p>
      <text:p text:style-name="P17"><text:span text:style-name="T14"><text:s/></text:span><text:span text:style-name="T8">5. ∂</text:span><text:span text:style-name="T60">d+</text:span><text:span text:style-name="T8">en-líl-le mu-be mu-un-na-an-</text:span><text:span text:style-name="T14">å</text:span><text:span text:style-name="T8">u-um-ma-</text:span></text:p>
      <text:p text:style-name="P17"><text:span text:style-name="T8"><text:s/>6. ta U KUR.MEÅ</text:span><text:span text:style-name="T63">ti</text:span><text:span text:style-name="T13"> ni-åí ra-ap-åà-ti</text:span><text:span text:style-name="T8"> AN</text:span><text:span text:style-name="T63">nu</text:span></text:p>
      <text:p text:style-name="P49"><text:span text:style-name="T8"><text:s/></text:span><text:span text:style-name="T14">7. ù ∂KUR.GAL ÉÅ </text:span><text:span text:style-name="T22">be-li id-di-nu-ni</text:span></text:p>
      <text:p text:style-name="P17"><text:span text:style-name="T14"><text:s/></text:span><text:span text:style-name="T8">8. ≠uru-di-id-di ma-da-ma-da-be</text:span></text:p>
      <text:p text:style-name="P17"><text:span text:style-name="T8"><text:s/>9. URU.MEÅ</text:span><text:span text:style-name="T63">ni</text:span><text:span text:style-name="T8"> </text:span><text:span text:style-name="T13">ma-tu</text:span><text:span text:style-name="T8"> TA </text:span><text:span text:style-name="T13">ma-ti-åà</text:span></text:p>
      <text:p text:style-name="P17"><text:span text:style-name="T8"><text:s/>10. ùÑ kalam dam-gal-lá ú sal-lá i-nu</text:span></text:p>
      <text:p text:style-name="P17"><text:span text:style-name="T8"><text:s/></text:span><text:span text:style-name="T14">11. </text:span><text:span text:style-name="T22">ni-</text:span><text:span text:style-name="T13">å</text:span><text:span text:style-name="T22">í</text:span><text:span text:style-name="T14"> KUR.ME</text:span><text:span text:style-name="T8">Å</text:span><text:span text:style-name="T67">ti</text:span><text:span text:style-name="T14"> </text:span><text:span text:style-name="T22">ra-ap-</text:span><text:span text:style-name="T13">å</text:span><text:span text:style-name="T22">à-ti a-bur-ri </text:span><text:span text:style-name="T13">ú</text:span></text:p>
      <text:p text:style-name="P17"><text:soft-page-break/><text:span text:style-name="T14"><text:s/></text:span><text:span text:style-name="T8">12. ki níÑ-dam-gal-be ku-tu-uå ne-ha mu-un-</text:span></text:p>
      <text:p text:style-name="P49"><text:span text:style-name="T8"><text:s/>13. åu-ub U TA</text:span><text:span text:style-name="T13"> åu-ub-ti-åu mu-gal-li-ta ù</text:span></text:p>
      <text:p text:style-name="P17"><text:span text:style-name="T8"><text:s/></text:span><text:span text:style-name="T14">14. nita</text:span><text:span text:style-name="T58">ta</text:span><text:span text:style-name="T14">-be-e-en-ne munus-e-en-ne</text:span></text:p>
      <text:p text:style-name="P17"><text:span text:style-name="T14"><text:s/></text:span><text:span text:style-name="T8">15. NITA.MEÅ</text:span><text:span text:style-name="T90">­</text:span><text:span text:style-name="T13">åu-nu</text:span><text:span text:style-name="T8"> MUNUS.MEÅ-</text:span><text:span text:style-name="T13">åu-nu</text:span></text:p>
      <text:p text:style-name="P17"><text:span text:style-name="T8"><text:s/></text:span><text:span text:style-name="T14">16. nita</text:span><text:span text:style-name="T58">ta</text:span><text:span text:style-name="T14">-be ki</text:span><text:span text:style-name="T84">­</text:span><text:span text:style-name="T14">åà-ga-an-ne e-du</text:span></text:p>
      <text:p text:style-name="P17"><text:span text:style-name="T14"><text:s/></text:span><text:span text:style-name="T8">17. NITA-</text:span><text:span text:style-name="T13">åu e-mi li-ib-bi-åu</text:span><text:span text:style-name="T8"> DU</text:span><text:span text:style-name="T63">ka</text:span></text:p>
      <text:p text:style-name="P17"><text:span text:style-name="T8"><text:s/></text:span><text:span text:style-name="T14">18. munus-åe bala </text:span><text:span text:style-name="T58">Ñiå</text:span><text:span text:style-name="T14">gi-ri-iå åà-ga-an-ne al</text:span></text:p>
      <text:p text:style-name="P49"><text:span text:style-name="T14"><text:s/>19. MUNUS</text:span><text:span text:style-name="T68">tu</text:span><text:span text:style-name="T22"> qa-du</text:span><text:span text:style-name="T14"> </text:span><text:span text:style-name="T58">giå</text:span><text:span text:style-name="T14">BALA</text:span><text:span text:style-name="T22">-åà ù ki-ri-is-sí</text:span></text:p>
      <text:p text:style-name="P17"><text:span text:style-name="T14"><text:s/></text:span><text:span text:style-name="T8">20. eden-na níÑ-dam-gal-be na-ri ù-mu-Ñar</text:span><text:span text:style-name="T60">ár</text:span></text:p>
      <text:p text:style-name="P17"><text:span text:style-name="T8"><text:s/>21. EDEN</text:span><text:span text:style-name="T63">ra</text:span><text:span text:style-name="T13"> ra-ap-åà</text:span><text:span text:style-name="T8"> </text:span><text:span text:style-name="T12">ta-</text:span><text:span text:style-name="T13">bi-ni </text:span><text:span text:style-name="T11">≠</text:span><text:span text:style-name="T13">ú</text:span><text:span text:style-name="T11"></text:span><text:span text:style-name="T13">-ma-al</text:span></text:p>
      <text:p text:style-name="P28"><text:s/>22. za-la-am-ga-na-be-et-te ki um-ni-in-</text:p>
      <text:p text:style-name="P17"><text:span text:style-name="T8"><text:s/>23. Ñar-Ñar U </text:span><text:span text:style-name="T13">ku-uå-ta-ri-a</text:span><text:span text:style-name="T8"> TA IGI </text:span><text:span text:style-name="T13">ta-aå-</text:span></text:p>
      <text:p text:style-name="P17"><text:span text:style-name="T8"><text:s/>24. </text:span><text:span text:style-name="T12">ta</text:span><text:span text:style-name="T8">-GAR.GAR-</text:span><text:span text:style-name="T12">an</text:span><text:span text:style-name="T8"> U lu-ú-ki-im-ik-ki</text:span></text:p>
      <text:p text:style-name="P17"><text:span text:style-name="T8"><text:s/>25. lu-ú-a-pil-lá a-åà-≠gu gu ú mi-ni-ib-</text:span></text:p>
      <text:p text:style-name="P17"><text:span text:style-name="T8"><text:s/>26. za-al-za-al-≠le-en-ne U ≠DÍM </text:span><text:span text:style-name="T13">åi</text:span><text:span text:style-name="T60">?</text:span><text:span text:style-name="T8">-</text:span><text:span text:style-name="T13">ip åi-ip</text:span></text:p>
      <text:p text:style-name="P49"><text:span text:style-name="T8"><text:s/>27. </text:span><text:span text:style-name="T13">ù </text:span><text:span text:style-name="T8">≠</text:span><text:span text:style-name="T13">er-re</text:span><text:span text:style-name="T8"></text:span><text:span text:style-name="T13">-åu </text:span><text:span text:style-name="T8">TA A.ÅÀ </text:span><text:span text:style-name="T13">uå</text:span><text:span text:style-name="T89">­</text:span><text:span text:style-name="T11">≠</text:span><text:span text:style-name="T13">te</text:span><text:span text:style-name="T11"></text:span><text:span text:style-name="T13">-be-er-ru</text:span></text:p>
      <text:p text:style-name="P17"><text:span text:style-name="T8"><text:s/>28. im-sik åà-ab-ra-a níÑ-da-ra-ta-≠an-ne</text:span></text:p>
      <text:p text:style-name="P17"><text:span text:style-name="T8"><text:s/>29. IM.SIK </text:span><text:span text:style-name="T13">ù </text:span><text:span text:style-name="T8">ÅÀ.AB.RA.A </text:span><text:span text:style-name="T13">ma-li</text:span><text:span text:style-name="T8"> BÀD </text:span><text:span text:style-name="T13">åà-</text:span><text:span text:style-name="T11">≠</text:span><text:span text:style-name="T13">tu</text:span><text:span text:style-name="T11"></text:span></text:p>
      <text:p text:style-name="P17"><text:span text:style-name="T8"><text:s/>30. ≠DÍM U ki-im ≠be-ed-be ak-ka-a-a ba-≠ad-</text:span></text:p>
      <text:p text:style-name="P28"><text:s/>31. be ne-er-ga-al li-bi-ib-tu-ul-le</text:p>
      <text:p text:style-name="P17"><text:span text:style-name="T8"><text:s/>32. </text:span><text:span text:style-name="T13">åi-pir </text:span><text:span text:style-name="T8">BÀD</text:span><text:span text:style-name="T13"> e-pe-åà e-te-el-li-iå lu-ú</text:span></text:p>
      <text:p text:style-name="P17"><text:span text:style-name="T8"><text:s/>33. </text:span><text:span text:style-name="T13">aq-bi </text:span><text:span text:style-name="T8">U zi um-ni-im ù da-åà-an-</text:span></text:p>
      <text:p text:style-name="P17"><text:span text:style-name="T8"><text:s/>34. ne-et-te åi-li-ma U ÉÅ ZI-a ù</text:span></text:p>
      <text:p text:style-name="P49"><text:span text:style-name="T8"><text:s/>35. ZI KUR</text:span><text:span text:style-name="T63">ti</text:span><text:span text:style-name="T13">-a </text:span><text:span text:style-name="T8">ÉÅ</text:span><text:span text:style-name="T13"> åu-ul-lu-mi</text:span></text:p>
      <text:p text:style-name="P28">­­­­ 36. åak-ku-åe åa qa-al mu-un-na-an-du</text:p>
      <text:p text:style-name="P17"><text:span text:style-name="T8"><text:s/>37. </text:span><text:span text:style-name="T13">aå-ta-al am-ta-li-ik-ma</text:span><text:span text:style-name="T8"> BÀD </text:span><text:span text:style-name="T13">åà-tu</text:span></text:p>
      <text:p text:style-name="P28"><text:soft-page-break/><text:s/>38. DÍM U e-ne-eå-åe um-ni-im im-ma-an-gin</text:p>
      <text:p text:style-name="P49"><text:span text:style-name="T8"><text:s/>39. </text:span><text:span text:style-name="T13">i-na-an-na um-ma-nu it-te-æa-a</text:span></text:p>
      <text:p text:style-name="P17"><text:span text:style-name="T8"><text:s/></text:span><text:span text:style-name="T14">40. ki-im bàd-de lu-</text:span><text:span text:style-name="T8">ú</text:span><text:span text:style-name="T14"> ki-ig-be he-em-tu</text:span></text:p>
      <text:p text:style-name="P17"><text:span text:style-name="T14"><text:s/>41.</text:span><text:span text:style-name="T22"> </text:span><text:span text:style-name="T13">å</text:span><text:span text:style-name="T22">i-pir</text:span><text:span text:style-name="T14"> BÀD DÍM DÍM BÀD DÍM</text:span></text:p>
      <text:p text:style-name="P17"><text:span text:style-name="T14"><text:s/></text:span><text:span text:style-name="T8">42. ne-e-åe ur-du-um-gu åi-im-gi</text:span></text:p>
      <text:p text:style-name="P50"><text:span text:style-name="T8"><text:s/>43. </text:span><text:span text:style-name="T13">i-na-an-na ur-du-um-gu ub-te-eæ-i</text:span></text:p>
      <text:p text:style-name="P51">---</text:p>
      <text:p text:style-name="P50"><text:span text:style-name="T8">ii 1. im-sik åà-ab-ra-a lu-</text:span><text:span text:style-name="T8">ú-be he-eb-du-m[u]</text:span></text:p>
      <text:p text:style-name="P50"><text:span text:style-name="T8"><text:s/>2. IM.SIG </text:span><text:span text:style-name="T12">ù</text:span><text:span text:style-name="T8"> ÅÀ.AB.RA.A </text:span><text:span text:style-name="T13">ma-li</text:span><text:span text:style-name="T8"> BÀD </text:span><text:span text:style-name="T12">åà </text:span></text:p>
      <text:p text:style-name="P52"><text:s/>3. uru-uru-be ha-pa-an-di-iz-zi-ja</text:p>
      <text:p text:style-name="P50"><text:span text:style-name="T8"><text:s/>4. URU</text:span><text:span text:style-name="T62"> iå</text:span><text:span text:style-name="T8"> URU</text:span><text:span text:style-name="T62"> iå</text:span><text:span text:style-name="T8"> </text:span><text:span text:style-name="T13">ú-di-ik-ka-ak-ku</text:span></text:p>
      <text:p text:style-name="P17"><text:span text:style-name="T8"><text:s/>5. l</text:span><text:span text:style-name="T14">ú</text:span><text:span text:style-name="T8"> sag-gi-in-ne mu-un-e</text:span></text:p>
      <text:p text:style-name="P17"><text:span text:style-name="T8"><text:s/>6. LÚ TA SAG</text:span><text:span text:style-name="T63">ad</text:span><text:span text:style-name="T13"> </text:span><text:span text:style-name="T22">å</text:span><text:span text:style-name="T13">i-ip-ri-</text:span><text:span text:style-name="T22">å</text:span><text:span text:style-name="T13">u</text:span><text:span text:style-name="T8"> É</text:span><text:span text:style-name="T14">Å</text:span><text:span text:style-name="T8"> É</text:span></text:p>
      <text:p text:style-name="P49"><text:span text:style-name="T8"><text:s/>7. ki-im-ga-al åub-ba ki-be ha-pa-gi-≠gi</text:span></text:p>
      <text:p text:style-name="P17"><text:span text:style-name="T8"><text:s/>8. </text:span><text:span text:style-name="T13">a-åar </text:span><text:span text:style-name="T8">BÀD ÅUB.BA É</text:span><text:span text:style-name="T14">Å</text:span><text:span text:style-name="T8"> </text:span><text:span text:style-name="T13">aå-ri-åu li-tur</text:span></text:p>
      <text:p text:style-name="P17"><text:span text:style-name="T8"><text:s/>9. he-em-ta-ak-lu ú he-em-du</text:span></text:p>
      <text:p text:style-name="P17"><text:span text:style-name="T8"><text:s/>10. </text:span><text:span text:style-name="T13">li-iq-qú-úr ù li-pu-uå</text:span></text:p>
      <text:p text:style-name="P17"><text:span text:style-name="T8"><text:s/></text:span><text:span text:style-name="T14">11. åà iti aå-ka bàd ha-ra-ab-ti-il-le</text:span></text:p>
      <text:p text:style-name="P49"><text:span text:style-name="T14"><text:s/></text:span><text:span text:style-name="T8">12. TA </text:span><text:span text:style-name="T14">Å</text:span><text:span text:style-name="T8">À ITI AÅ BÀD </text:span><text:span text:style-name="T13">åu-ú lu-ú qú-ut-</text:span><text:span text:style-name="T11">≠</text:span><text:span text:style-name="T13">tu</text:span><text:span text:style-name="T11"></text:span></text:p>
      <text:p text:style-name="P17"><text:span text:style-name="T8"><text:s/>13. ki-ig-be-eå</text:span><text:span text:style-name="T90">­</text:span><text:span text:style-name="T8">åe en nam-tab-ta-re</text:span></text:p>
      <text:p text:style-name="P17"><text:span text:style-name="T8"><text:s/>14. </text:span><text:span text:style-name="T13">åi-pir</text:span><text:span text:style-name="T8"> BÀD DÍM BÀD DÍM</text:span><text:span text:style-name="T62">åu</text:span></text:p>
      <text:p text:style-name="P17"><text:span text:style-name="T8"><text:s/>15. lú-∂nanna im-sik ma-ta zi-im-mu-</text:span></text:p>
      <text:p text:style-name="P28"><text:s/>16. un-dar-ra an-ne-ne åu ha-pa-åi-im-tu</text:p>
      <text:p text:style-name="P17"><text:span text:style-name="T8"><text:s/>17. lú-∂nanna IM.SIK </text:span><text:span text:style-name="T13">ma-at zi-im-</text:span></text:p>
      <text:p text:style-name="P49"><text:span text:style-name="T8"><text:s/>18. </text:span><text:span text:style-name="T13">mu-un-dar qa-du</text:span><text:span text:style-name="T8"> ÉREN.MEÅ-</text:span><text:span text:style-name="T13">åu at-ta-ar-da-ak-ku</text:span><text:span text:style-name="T8"> </text:span></text:p>
      <text:p text:style-name="P17"><text:span text:style-name="T8"><text:s/></text:span><text:span text:style-name="T14">19. zi-be-is-åè he-em-da-am-du-ku</text:span></text:p>
      <text:p text:style-name="P17"><text:soft-page-break/><text:span text:style-name="T14"><text:s/></text:span><text:span text:style-name="T8">20. </text:span><text:span text:style-name="T13">œi-di-is-sú na-åí-ku</text:span></text:p>
      <text:p text:style-name="P28"><text:s/>21. níÑ-dag-ka la-ba-nam-da-at-ta</text:p>
      <text:p text:style-name="P17"><text:span text:style-name="T8"><text:s/>22. </text:span><text:span text:style-name="T13">te-ki-ta la i-ra-aå</text:span><text:span text:style-name="T89">­</text:span><text:span text:style-name="T13">åí-ku</text:span></text:p>
      <text:p text:style-name="P17"><text:span text:style-name="T8"><text:s/></text:span><text:span text:style-name="T14">23. up-pa-at ti-il-la du-ub-ne-en-ne-</text:span></text:p>
      <text:p text:style-name="P37"><text:s/>24. en-ne he-pi-níg-gin</text:p>
      <text:p text:style-name="P17"><text:span text:style-name="T14"><text:s/></text:span><text:span text:style-name="T8">25. </text:span><text:span text:style-name="T13">u</text:span><text:span text:style-name="T77">4</text:span><text:span text:style-name="T13">-mi </text:span><text:span text:style-name="T8">BÀD </text:span><text:span text:style-name="T13">åu-ú qu-ut-tu-ú øup-pa-ku-nu </text:span><text:span text:style-name="T8">DU</text:span></text:p>
      <text:p text:style-name="P17"><text:span text:style-name="T8"><text:s/>26. ù igi</text:span><text:span text:style-name="T60">gi</text:span><text:span text:style-name="T8">-zi-ne-en-ne mu-un-da-re-eå-åe</text:span></text:p>
      <text:p text:style-name="P49"><text:span text:style-name="T8"><text:s/>27. </text:span><text:span text:style-name="T13">u</text:span><text:span text:style-name="T77">4</text:span><text:span text:style-name="T13">-mi </text:span><text:span text:style-name="T8">IGI-</text:span><text:span text:style-name="T13">ku-nu ta-aå-ta-ak-na-ni</text:span></text:p>
      <text:p text:style-name="P17"><text:span text:style-name="T8"><text:s/>28. lú-∂nanna im-≠sik ma-≠ta zi-im-mu-</text:span></text:p>
      <text:p text:style-name="P17"><text:span text:style-name="T8"><text:s/>29. ≠un-dar-≠ra-ak-ke ere-ne-≠eå-åe ha-pa-åi-im-tu U</text:span></text:p>
      <text:p text:style-name="P17"><text:span text:style-name="T8"><text:s/>30. lú-∂nanna IM.SIK </text:span><text:span text:style-name="T12">ma-at </text:span><text:span text:style-name="T8">≠</text:span><text:span text:style-name="T12">zi-im</text:span><text:span text:style-name="T8"></text:span><text:span text:style-name="T12">-mu</text:span><text:span text:style-name="T8">-</text:span></text:p>
      <text:p text:style-name="P17"><text:span text:style-name="T8"><text:s/>31. </text:span><text:span text:style-name="T13">un-dar qa-du</text:span><text:span text:style-name="T8"> ÉREN.MEÅ-</text:span><text:span text:style-name="T13">åu</text:span><text:span text:style-name="T8"> </text:span><text:span text:style-name="T13">ez-ba-ni-iå-åu-ma</text:span></text:p>
      <text:p text:style-name="P28"><text:s/>32. åa-e ur-du-um-gu nam-be-eb-le-e</text:p>
      <text:p text:style-name="P49"><text:span text:style-name="T8"><text:s/>33. </text:span><text:span text:style-name="T13">at-ta ù ur-du-um-gu la tu-æa-ra-ni</text:span></text:p>
      <text:p text:style-name="P17"><text:span text:style-name="T8"><text:s/></text:span><text:span text:style-name="T14">34. ge-e ab-ra-a ki-ig-be he-em-tu</text:span></text:p>
      <text:p text:style-name="P17"><text:span text:style-name="T14"><text:s/></text:span><text:span text:style-name="T8">35.</text:span><text:span text:style-name="T13"> mu-åi ù ur-ri åi-ip-rum</text:span><text:span text:style-name="T8"> DÍM</text:span><text:span text:style-name="T62">uå </text:span></text:p>
      <text:p text:style-name="P28"><text:s/>36. a-ga zi kal-ka a-ga-mu-uå-ne-en-ne</text:p>
      <text:p text:style-name="P49"><text:span text:style-name="T8"><text:s/>37. e-ma-ru-uk-ka</text:span><text:span text:style-name="T13"> te-er-ta-ku-nu</text:span></text:p>
      <text:p text:style-name="P17"><text:span text:style-name="T8"><text:s/>38. </text:span><text:span text:style-name="T13">lu-ú da-an-at ri-it-ta-ku-nu</text:span></text:p>
      <text:p text:style-name="P49"><text:span text:style-name="T8"><text:s/>39. e-ma-ru-uk-ka </text:span><text:span text:style-name="T13">pu-tu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AssyrianDictionary" svg:font-family="AssyrianDictionary" style:font-pitch="variable"/>
    <style:font-face style:name="Courier New" svg:font-family="'Courier New'" style:font-pitch="variable"/>
    <style:font-face style:name="Minion Pro" svg:font-family="'Minion Pr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Plain_20_Text" style:display-name="Plain Text" style:family="paragraph" style:parent-style-name="Standard">
      <style:text-properties style:font-name="Courier New" fo:font-size="10pt" style:font-size-asian="10pt"/>
    </style:style>
    <style:style style:name="End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Footnote"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Symbol"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4165in" fo:text-indent="-0.25in" fo:margin-left="1.416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9165in" fo:text-indent="-0.25in" fo:margin-left="1.916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4165in" fo:text-indent="-0.25in" fo:margin-left="2.416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9165in" fo:text-indent="-0.25in" fo:margin-left="2.916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4165in" fo:text-indent="-0.25in" fo:margin-left="3.416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9165in" fo:text-indent="-0.25in" fo:margin-left="3.916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4165in" fo:text-indent="-0.25in" fo:margin-left="4.416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9165in" fo:text-indent="-0.25in" fo:margin-left="4.91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19"><draw:text-box fo:min-height="0.1457in"><text:p text:style-name="Header"><text:span text:style-name="Page_20_Number"><text:page-number text:select-page="current">29</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14</dc:title>
    <meta:initial-creator>Piotr Michalowski</meta:initial-creator>
    <meta:creation-date>2006-03-22T09:53:00</meta:creation-date>
    <dc:creator>Piotr Michalowski</dc:creator>
    <dc:date>2009-10-28T12:47:00</dc:date>
    <meta:print-date>2009-08-24T23:02:00</meta:print-date>
    <meta:editing-cycles>654</meta:editing-cycles>
    <meta:editing-duration>PT178H24M00S</meta:editing-duration>
    <meta:document-statistic meta:table-count="0" meta:image-count="0" meta:object-count="0" meta:page-count="29" meta:paragraph-count="434" meta:word-count="6333" meta:character-count="36702"/>
    <meta:generator>OpenOffice.org/3.1$Unix OpenOffice.org_project/310m19$Build-9420</meta:generator>
  </office:meta>
</office:document-meta>
</file>